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12.33mm"/>
    </style:style>
    <style:style style:name="co18" style:family="table-column">
      <style:table-column-properties fo:break-before="auto" style:column-width="21.59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2.97mm"/>
    </style:style>
    <style:style style:name="co21" style:family="table-column">
      <style:table-column-properties fo:break-before="auto" style:column-width="24.04mm"/>
    </style:style>
    <style:style style:name="co22" style:family="table-column">
      <style:table-column-properties fo:break-before="auto" style:column-width="90.51mm"/>
    </style:style>
    <style:style style:name="co23" style:family="table-column">
      <style:table-column-properties fo:break-before="auto" style:column-width="124.02mm"/>
    </style:style>
    <style:style style:name="co24" style:family="table-column">
      <style:table-column-properties fo:break-before="auto" style:column-width="73.62mm"/>
    </style:style>
    <style:style style:name="co25" style:family="table-column">
      <style:table-column-properties fo:break-before="auto" style:column-width="74.17mm"/>
    </style:style>
    <style:style style:name="co26" style:family="table-column">
      <style:table-column-properties fo:break-before="auto" style:column-width="60.01mm"/>
    </style:style>
    <style:style style:name="co27" style:family="table-column">
      <style:table-column-properties fo:break-before="auto" style:column-width="55.1mm"/>
    </style:style>
    <style:style style:name="co28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84" calcext:value-type="float">
            <text:p>78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532" calcext:value-type="float">
            <text:p>153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280" calcext:value-type="float">
            <text:p>228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100.398" calcext:value-type="float">
            <text:p>100.39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2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51.3630000000001" calcext:value-type="float">
            <text:p>51.363000000000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93" calcext:value-type="float">
            <text:p>393</text:p>
          </table:table-cell>
          <table:table-cell office:value-type="float" office:value="100.398" calcext:value-type="float">
            <text:p>100.39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887" calcext:value-type="float">
            <text:p>1887</text:p>
          </table:table-cell>
          <table:table-cell office:value-type="float" office:value="100.398" calcext:value-type="float">
            <text:p>100.39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070" calcext:value-type="float">
            <text:p>2070</text:p>
          </table:table-cell>
          <table:table-cell office:value-type="float" office:value="51.3630000000001" calcext:value-type="float">
            <text:p>51.363000000000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253" calcext:value-type="float">
            <text:p>2253</text:p>
          </table:table-cell>
          <table:table-cell office:value-type="float" office:value="100.398" calcext:value-type="float">
            <text:p>100.39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2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255.363" calcext:value-type="float">
            <text:p>255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531.363" calcext:value-type="float">
            <text:p>531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046" calcext:value-type="float">
            <text:p>2046</text:p>
          </table:table-cell>
          <table:table-cell office:value-type="float" office:value="255.363" calcext:value-type="float">
            <text:p>255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08" calcext:value-type="float">
            <text:p>1908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y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184" calcext:value-type="float">
            <text:p>2184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046" calcext:value-type="float">
            <text:p>2046</text:p>
          </table:table-cell>
          <table:table-cell office:value-type="float" office:value="531.363" calcext:value-type="float">
            <text:p>531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67.75" calcext:value-type="float">
            <text:p>1967.7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y'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56.25" calcext:value-type="float">
            <text:p>2256.2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a'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67.75" calcext:value-type="float">
            <text:p>1967.7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y'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56.25" calcext:value-type="float">
            <text:p>2256.2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a'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btn-fast-forwar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btn-loa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72" calcext:value-type="float">
            <text:p>772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btn-save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520" calcext:value-type="float">
            <text:p>152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btn-menu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268" calcext:value-type="float">
            <text:p>226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-btn-l2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88.398" calcext:value-type="float">
            <text:p>88.3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2'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btn-l1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  <table:table-cell office:value-type="float" office:value="39.3630000000001" calcext:value-type="float">
            <text:p>39.363000000000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1'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btn-selec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381" calcext:value-type="float">
            <text:p>381</text:p>
          </table:table-cell>
          <table:table-cell office:value-type="float" office:value="88.398" calcext:value-type="float">
            <text:p>88.3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btn-star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875" calcext:value-type="float">
            <text:p>1875</text:p>
          </table:table-cell>
          <table:table-cell office:value-type="float" office:value="88.398" calcext:value-type="float">
            <text:p>88.3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btn-r1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2058" calcext:value-type="float">
            <text:p>2058</text:p>
          </table:table-cell>
          <table:table-cell office:value-type="float" office:value="39.3630000000001" calcext:value-type="float">
            <text:p>39.363000000000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1'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-btn-r2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2241" calcext:value-type="float">
            <text:p>2241</text:p>
          </table:table-cell>
          <table:table-cell office:value-type="float" office:value="88.398" calcext:value-type="float">
            <text:p>88.3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2'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btn-dpad-up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255.363" calcext:value-type="float">
            <text:p>255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btn-dpad-lef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btn-dpad-righ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btn-dpad-down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531.363" calcext:value-type="float">
            <text:p>531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btn-act4-x-triangl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046" calcext:value-type="float">
            <text:p>2046</text:p>
          </table:table-cell>
          <table:table-cell office:value-type="float" office:value="255.363" calcext:value-type="float">
            <text:p>255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btn-act4-y-squar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08" calcext:value-type="float">
            <text:p>1908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btn-act4-a-circl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184" calcext:value-type="float">
            <text:p>2184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btn-act4-b-cross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046" calcext:value-type="float">
            <text:p>2046</text:p>
          </table:table-cell>
          <table:table-cell office:value-type="float" office:value="531.363" calcext:value-type="float">
            <text:p>531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67.75" calcext:value-type="float">
            <text:p>1967.7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56.25" calcext:value-type="float">
            <text:p>2256.2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67.75" calcext:value-type="float">
            <text:p>1967.7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56.25" calcext:value-type="float">
            <text:p>2256.2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p-area-dpad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24" calcext:value-type="float">
            <text:p>24</text:p>
          </table:table-cell>
          <table:table-cell office:value-type="float" office:value="231.363" calcext:value-type="float">
            <text:p>231.363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xy_area</text:p>
          </table:table-cell>
          <table:table-cell office:value-type="string" calcext:value-type="string">
            <text:p>p-area-act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884" calcext:value-type="float">
            <text:p>1884</text:p>
          </table:table-cell>
          <table:table-cell office:value-type="float" office:value="231.363" calcext:value-type="float">
            <text:p>231.363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abxy_area'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analog-border.png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07.934" calcext:value-type="float">
            <text:p>207.934</text:p>
          </table:table-cell>
          <table:table-cell office:value-type="float" office:value="764.637" calcext:value-type="float">
            <text:p>764.63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rder for left analog</text:p>
          </table:table-cell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analog-border.png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1916.066" calcext:value-type="float">
            <text:p>1916.066</text:p>
          </table:table-cell>
          <table:table-cell office:value-type="float" office:value="764.637" calcext:value-type="float">
            <text:p>764.63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rder for right analog</text:p>
          </table:table-cell>
          <table:table-cell table:number-columns-repeated="1637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nalog_left</text:p>
          </table:table-cell>
          <table:table-cell office:value-type="string" calcext:value-type="string">
            <text:p>p-analog-in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49.934" calcext:value-type="float">
            <text:p>249.934</text:p>
          </table:table-cell>
          <table:table-cell office:value-type="float" office:value="806.637" calcext:value-type="float">
            <text:p>806.63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active state for 'analog_left'</text:p>
          </table:table-cell>
          <table:table-cell table:number-columns-repeated="1637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nalog_right</text:p>
          </table:table-cell>
          <table:table-cell office:value-type="string" calcext:value-type="string">
            <text:p>p-analog-in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58.066" calcext:value-type="float">
            <text:p>1958.066</text:p>
          </table:table-cell>
          <table:table-cell office:value-type="float" office:value="806.637" calcext:value-type="float">
            <text:p>806.63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active state for 'analog_right'</text:p>
          </table:table-cell>
          <table:table-cell table:number-columns-repeated="1637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alog_left</text:p>
          </table:table-cell>
          <table:table-cell office:value-type="string" calcext:value-type="string">
            <text:p>p-analog-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49.934" calcext:value-type="float">
            <text:p>249.934</text:p>
          </table:table-cell>
          <table:table-cell office:value-type="float" office:value="806.637" calcext:value-type="float">
            <text:p>806.637</text:p>
          </table:table-cell>
          <table:table-cell office:value-type="string" calcext:value-type="string">
            <text:p>radi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ctive state for 'analog_left'</text:p>
          </table:table-cell>
          <table:table-cell table:number-columns-repeated="1637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alog_right</text:p>
          </table:table-cell>
          <table:table-cell office:value-type="string" calcext:value-type="string">
            <text:p>p-analog-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58.066" calcext:value-type="float">
            <text:p>1958.066</text:p>
          </table:table-cell>
          <table:table-cell office:value-type="float" office:value="806.637" calcext:value-type="float">
            <text:p>806.637</text:p>
          </table:table-cell>
          <table:table-cell office:value-type="string" calcext:value-type="string">
            <text:p>radi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ctive state for 'analog_right'</text:p>
          </table:table-cell>
          <table:table-cell table:number-columns-repeated="1637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6" table:default-cell-style-name="ce2"/>
        <table:table-column table:style-name="co15" table:number-columns-repeated="2" table:default-cell-style-name="ce2"/>
        <table:table-column table:style-name="co17" table:default-cell-style-name="ce2"/>
        <table:table-column table:style-name="co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6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61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61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325,0.92778,radial,0.0175,0.03889&quot;&#10;overlay1_desc0_overlay = p-light-hotkey.png&#10;overlay1_desc0_reach_x = 0&#10;overlay1_desc0_alpha_mod = 20" calcext:value-type="string">
            <text:p>### Overlay 'landscape' &gt; 0 &gt; light for 'toggle_fast_forward'</text:p>
            <text:p>overlay1_desc0 = "toggle_fast_forward,0.0325,0.92778,radial,0.0175,0.03889"</text:p>
            <text:p>overlay1_desc0_overlay = p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2" calcext:value-type="float">
            <text:p>42</text:p>
          </table:table-cell>
          <table:table-cell table:formula="of:=[$source.E4]/2" office:value-type="float" office:value="42" calcext:value-type="float">
            <text:p>42</text:p>
          </table:table-cell>
          <table:table-cell table:formula="of:=[$source.F4]+[.E3]" office:value-type="float" office:value="78" calcext:value-type="float">
            <text:p>78</text:p>
          </table:table-cell>
          <table:table-cell table:formula="of:=[$source.G4]+[.F3]" office:value-type="float" office:value="1002" calcext:value-type="float">
            <text:p>1002</text:p>
          </table:table-cell>
          <table:table-cell table:formula="of:=ROUND([.E3]/[$source.$F$1];5)" office:value-type="float" office:value="0.0175" calcext:value-type="float">
            <text:p>0.0175</text:p>
          </table:table-cell>
          <table:table-cell table:formula="of:=ROUND([.F3]/[$source.$H$1];5)" office:value-type="float" office:value="0.03889" calcext:value-type="float">
            <text:p>0.03889</text:p>
          </table:table-cell>
          <table:table-cell table:formula="of:=ROUND([.G3]/[$source.$F$1];5)" office:value-type="float" office:value="0.0325" calcext:value-type="float">
            <text:p>0.0325</text:p>
          </table:table-cell>
          <table:table-cell table:formula="of:=ROUND([.H3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325,0.92778,radial,0.0175,0.03889&quot;" calcext:value-type="string">
            <text:p>overlay1_desc0 = "toggle_fast_forward,0.0325,0.92778,radial,0.0175,0.03889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p-light-hotkey.png" calcext:value-type="string">
            <text:p>overlay1_desc0_overlay = p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4417,0.92778,radial,0.0175,0.03889&quot;&#10;overlay1_desc1_overlay = p-light-hotkey.png&#10;overlay1_desc1_reach_x = 0&#10;overlay1_desc1_alpha_mod = 20" calcext:value-type="string">
            <text:p>### Overlay 'landscape' &gt; 1 &gt; light for 'load_state'</text:p>
            <text:p>overlay1_desc1 = "load_state,0.34417,0.92778,radial,0.0175,0.03889"</text:p>
            <text:p>overlay1_desc1_overlay = p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2" calcext:value-type="float">
            <text:p>42</text:p>
          </table:table-cell>
          <table:table-cell table:formula="of:=[$source.E5]/2" office:value-type="float" office:value="42" calcext:value-type="float">
            <text:p>42</text:p>
          </table:table-cell>
          <table:table-cell table:formula="of:=[$source.F5]+[.E4]" office:value-type="float" office:value="826" calcext:value-type="float">
            <text:p>826</text:p>
          </table:table-cell>
          <table:table-cell table:formula="of:=[$source.G5]+[.F4]" office:value-type="float" office:value="1002" calcext:value-type="float">
            <text:p>1002</text:p>
          </table:table-cell>
          <table:table-cell table:formula="of:=ROUND([.E4]/[$source.$F$1];5)" office:value-type="float" office:value="0.0175" calcext:value-type="float">
            <text:p>0.0175</text:p>
          </table:table-cell>
          <table:table-cell table:formula="of:=ROUND([.F4]/[$source.$H$1];5)" office:value-type="float" office:value="0.03889" calcext:value-type="float">
            <text:p>0.03889</text:p>
          </table:table-cell>
          <table:table-cell table:formula="of:=ROUND([.G4]/[$source.$F$1];5)" office:value-type="float" office:value="0.34417" calcext:value-type="float">
            <text:p>0.34417</text:p>
          </table:table-cell>
          <table:table-cell table:formula="of:=ROUND([.H4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4417,0.92778,radial,0.0175,0.03889&quot;" calcext:value-type="string">
            <text:p>overlay1_desc1 = "load_state,0.34417,0.92778,radial,0.0175,0.03889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p-light-hotkey.png" calcext:value-type="string">
            <text:p>overlay1_desc1_overlay = p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5583,0.92778,radial,0.0175,0.03889&quot;&#10;overlay1_desc2_overlay = p-light-hotkey.png&#10;overlay1_desc2_reach_x = 0&#10;overlay1_desc2_alpha_mod = 20" calcext:value-type="string">
            <text:p>### Overlay 'landscape' &gt; 2 &gt; light for 'save_state'</text:p>
            <text:p>overlay1_desc2 = "save_state,0.65583,0.92778,radial,0.0175,0.03889"</text:p>
            <text:p>overlay1_desc2_overlay = p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2" calcext:value-type="float">
            <text:p>42</text:p>
          </table:table-cell>
          <table:table-cell table:formula="of:=[$source.E6]/2" office:value-type="float" office:value="42" calcext:value-type="float">
            <text:p>42</text:p>
          </table:table-cell>
          <table:table-cell table:formula="of:=[$source.F6]+[.E5]" office:value-type="float" office:value="1574" calcext:value-type="float">
            <text:p>1574</text:p>
          </table:table-cell>
          <table:table-cell table:formula="of:=[$source.G6]+[.F5]" office:value-type="float" office:value="1002" calcext:value-type="float">
            <text:p>1002</text:p>
          </table:table-cell>
          <table:table-cell table:formula="of:=ROUND([.E5]/[$source.$F$1];5)" office:value-type="float" office:value="0.0175" calcext:value-type="float">
            <text:p>0.0175</text:p>
          </table:table-cell>
          <table:table-cell table:formula="of:=ROUND([.F5]/[$source.$H$1];5)" office:value-type="float" office:value="0.03889" calcext:value-type="float">
            <text:p>0.03889</text:p>
          </table:table-cell>
          <table:table-cell table:formula="of:=ROUND([.G5]/[$source.$F$1];5)" office:value-type="float" office:value="0.65583" calcext:value-type="float">
            <text:p>0.65583</text:p>
          </table:table-cell>
          <table:table-cell table:formula="of:=ROUND([.H5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5583,0.92778,radial,0.0175,0.03889&quot;" calcext:value-type="string">
            <text:p>overlay1_desc2 = "save_state,0.65583,0.92778,radial,0.0175,0.03889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p-light-hotkey.png" calcext:value-type="string">
            <text:p>overlay1_desc2_overlay = p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675,0.92778,radial,0.0175,0.03889&quot;&#10;overlay1_desc3_overlay = p-light-hotkey.png&#10;overlay1_desc3_reach_x = 0&#10;overlay1_desc3_alpha_mod = 20" calcext:value-type="string">
            <text:p>### Overlay 'landscape' &gt; 3 &gt; light for 'menu_toggle'</text:p>
            <text:p>overlay1_desc3 = "menu_toggle,0.9675,0.92778,radial,0.0175,0.03889"</text:p>
            <text:p>overlay1_desc3_overlay = p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2" calcext:value-type="float">
            <text:p>42</text:p>
          </table:table-cell>
          <table:table-cell table:formula="of:=[$source.E7]/2" office:value-type="float" office:value="42" calcext:value-type="float">
            <text:p>42</text:p>
          </table:table-cell>
          <table:table-cell table:formula="of:=[$source.F7]+[.E6]" office:value-type="float" office:value="2322" calcext:value-type="float">
            <text:p>2322</text:p>
          </table:table-cell>
          <table:table-cell table:formula="of:=[$source.G7]+[.F6]" office:value-type="float" office:value="1002" calcext:value-type="float">
            <text:p>1002</text:p>
          </table:table-cell>
          <table:table-cell table:formula="of:=ROUND([.E6]/[$source.$F$1];5)" office:value-type="float" office:value="0.0175" calcext:value-type="float">
            <text:p>0.0175</text:p>
          </table:table-cell>
          <table:table-cell table:formula="of:=ROUND([.F6]/[$source.$H$1];5)" office:value-type="float" office:value="0.03889" calcext:value-type="float">
            <text:p>0.03889</text:p>
          </table:table-cell>
          <table:table-cell table:formula="of:=ROUND([.G6]/[$source.$F$1];5)" office:value-type="float" office:value="0.9675" calcext:value-type="float">
            <text:p>0.9675</text:p>
          </table:table-cell>
          <table:table-cell table:formula="of:=ROUND([.H6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675,0.92778,radial,0.0175,0.03889&quot;" calcext:value-type="string">
            <text:p>overlay1_desc3 = "menu_toggle,0.9675,0.92778,radial,0.0175,0.03889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p-light-hotkey.png" calcext:value-type="string">
            <text:p>overlay1_desc3_overlay = p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l2'&#10;overlay1_desc4 = &quot;l2,0.03625,0.14852,radial,0.025,0.05556&quot;&#10;overlay1_desc4_overlay = p-light-shoulder.png&#10;overlay1_desc4_reach_x = 0&#10;overlay1_desc4_alpha_mod = 20" calcext:value-type="string">
            <text:p>### Overlay 'landscape' &gt; 4 &gt; light for 'l2'</text:p>
            <text:p>overlay1_desc4 = "l2,0.03625,0.14852,radial,0.025,0.05556"</text:p>
            <text:p>overlay1_desc4_overlay = p-light-shoulder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60" calcext:value-type="float">
            <text:p>60</text:p>
          </table:table-cell>
          <table:table-cell table:formula="of:=[$source.E8]/2" office:value-type="float" office:value="60" calcext:value-type="float">
            <text:p>60</text:p>
          </table:table-cell>
          <table:table-cell table:formula="of:=[$source.F8]+[.E7]" office:value-type="float" office:value="87" calcext:value-type="float">
            <text:p>87</text:p>
          </table:table-cell>
          <table:table-cell table:formula="of:=[$source.G8]+[.F7]" office:value-type="float" office:value="160.398" calcext:value-type="float">
            <text:p>160.398</text:p>
          </table:table-cell>
          <table:table-cell table:formula="of:=ROUND([.E7]/[$source.$F$1];5)" office:value-type="float" office:value="0.025" calcext:value-type="float">
            <text:p>0.025</text:p>
          </table:table-cell>
          <table:table-cell table:formula="of:=ROUND([.F7]/[$source.$H$1];5)" office:value-type="float" office:value="0.05556" calcext:value-type="float">
            <text:p>0.05556</text:p>
          </table:table-cell>
          <table:table-cell table:formula="of:=ROUND([.G7]/[$source.$F$1];5)" office:value-type="float" office:value="0.03625" calcext:value-type="float">
            <text:p>0.03625</text:p>
          </table:table-cell>
          <table:table-cell table:formula="of:=ROUND([.H7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l2'" calcext:value-type="string">
            <text:p>### Overlay 'landscape' &gt; 4 &gt; light for 'l2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l2,0.03625,0.14852,radial,0.025,0.05556&quot;" calcext:value-type="string">
            <text:p>overlay1_desc4 = "l2,0.03625,0.14852,radial,0.025,0.05556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p-light-shoulder.png" calcext:value-type="string">
            <text:p>overlay1_desc4_overlay = p-light-shoulder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l1'&#10;overlay1_desc5 = &quot;l,0.1125,0.10311,radial,0.025,0.05556&quot;&#10;overlay1_desc5_overlay = p-light-shoulder.png&#10;overlay1_desc5_reach_x = 0&#10;overlay1_desc5_alpha_mod = 20" calcext:value-type="string">
            <text:p>### Overlay 'landscape' &gt; 5 &gt; light for 'l1'</text:p>
            <text:p>overlay1_desc5 = "l,0.1125,0.10311,radial,0.025,0.05556"</text:p>
            <text:p>overlay1_desc5_overlay = p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0" calcext:value-type="float">
            <text:p>60</text:p>
          </table:table-cell>
          <table:table-cell table:formula="of:=[$source.E9]/2" office:value-type="float" office:value="60" calcext:value-type="float">
            <text:p>60</text:p>
          </table:table-cell>
          <table:table-cell table:formula="of:=[$source.F9]+[.E8]" office:value-type="float" office:value="270" calcext:value-type="float">
            <text:p>270</text:p>
          </table:table-cell>
          <table:table-cell table:formula="of:=[$source.G9]+[.F8]" office:value-type="float" office:value="111.363" calcext:value-type="float">
            <text:p>111.363</text:p>
          </table:table-cell>
          <table:table-cell table:formula="of:=ROUND([.E8]/[$source.$F$1];5)" office:value-type="float" office:value="0.025" calcext:value-type="float">
            <text:p>0.025</text:p>
          </table:table-cell>
          <table:table-cell table:formula="of:=ROUND([.F8]/[$source.$H$1];5)" office:value-type="float" office:value="0.05556" calcext:value-type="float">
            <text:p>0.05556</text:p>
          </table:table-cell>
          <table:table-cell table:formula="of:=ROUND([.G8]/[$source.$F$1];5)" office:value-type="float" office:value="0.1125" calcext:value-type="float">
            <text:p>0.1125</text:p>
          </table:table-cell>
          <table:table-cell table:formula="of:=ROUND([.H8]/[$source.$H$1];5)" office:value-type="float" office:value="0.10311" calcext:value-type="float">
            <text:p>0.10311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l1'" calcext:value-type="string">
            <text:p>### Overlay 'landscape' &gt; 5 &gt; light for 'l1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l,0.1125,0.10311,radial,0.025,0.05556&quot;" calcext:value-type="string">
            <text:p>overlay1_desc5 = "l,0.1125,0.10311,radial,0.025,0.05556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p-light-shoulder.png" calcext:value-type="string">
            <text:p>overlay1_desc5_overlay = p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select'&#10;overlay1_desc6 = &quot;select,0.18875,0.14852,radial,0.025,0.05556&quot;&#10;overlay1_desc6_overlay = p-light-shoulder.png&#10;overlay1_desc6_reach_x = 0&#10;overlay1_desc6_alpha_mod = 20" calcext:value-type="string">
            <text:p>### Overlay 'landscape' &gt; 6 &gt; light for 'select'</text:p>
            <text:p>overlay1_desc6 = "select,0.18875,0.14852,radial,0.025,0.05556"</text:p>
            <text:p>overlay1_desc6_overlay = p-light-shoulder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0" calcext:value-type="float">
            <text:p>60</text:p>
          </table:table-cell>
          <table:table-cell table:formula="of:=[$source.E10]/2" office:value-type="float" office:value="60" calcext:value-type="float">
            <text:p>60</text:p>
          </table:table-cell>
          <table:table-cell table:formula="of:=[$source.F10]+[.E9]" office:value-type="float" office:value="453" calcext:value-type="float">
            <text:p>453</text:p>
          </table:table-cell>
          <table:table-cell table:formula="of:=[$source.G10]+[.F9]" office:value-type="float" office:value="160.398" calcext:value-type="float">
            <text:p>160.398</text:p>
          </table:table-cell>
          <table:table-cell table:formula="of:=ROUND([.E9]/[$source.$F$1];5)" office:value-type="float" office:value="0.025" calcext:value-type="float">
            <text:p>0.025</text:p>
          </table:table-cell>
          <table:table-cell table:formula="of:=ROUND([.F9]/[$source.$H$1];5)" office:value-type="float" office:value="0.05556" calcext:value-type="float">
            <text:p>0.05556</text:p>
          </table:table-cell>
          <table:table-cell table:formula="of:=ROUND([.G9]/[$source.$F$1];5)" office:value-type="float" office:value="0.18875" calcext:value-type="float">
            <text:p>0.18875</text:p>
          </table:table-cell>
          <table:table-cell table:formula="of:=ROUND([.H9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select'" calcext:value-type="string">
            <text:p>### Overlay 'landscape' &gt; 6 &gt; light for 'selec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select,0.18875,0.14852,radial,0.025,0.05556&quot;" calcext:value-type="string">
            <text:p>overlay1_desc6 = "select,0.18875,0.14852,radial,0.025,0.05556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p-light-shoulder.png" calcext:value-type="string">
            <text:p>overlay1_desc6_overlay = p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start'&#10;overlay1_desc7 = &quot;start,0.81125,0.14852,radial,0.025,0.05556&quot;&#10;overlay1_desc7_overlay = p-light-shoulder.png&#10;overlay1_desc7_reach_x = 0&#10;overlay1_desc7_alpha_mod = 20" calcext:value-type="string">
            <text:p>### Overlay 'landscape' &gt; 7 &gt; light for 'start'</text:p>
            <text:p>overlay1_desc7 = "start,0.81125,0.14852,radial,0.025,0.05556"</text:p>
            <text:p>overlay1_desc7_overlay = p-light-shoulder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60" calcext:value-type="float">
            <text:p>60</text:p>
          </table:table-cell>
          <table:table-cell table:formula="of:=[$source.E11]/2" office:value-type="float" office:value="60" calcext:value-type="float">
            <text:p>60</text:p>
          </table:table-cell>
          <table:table-cell table:formula="of:=[$source.F11]+[.E10]" office:value-type="float" office:value="1947" calcext:value-type="float">
            <text:p>1947</text:p>
          </table:table-cell>
          <table:table-cell table:formula="of:=[$source.G11]+[.F10]" office:value-type="float" office:value="160.398" calcext:value-type="float">
            <text:p>160.398</text:p>
          </table:table-cell>
          <table:table-cell table:formula="of:=ROUND([.E10]/[$source.$F$1];5)" office:value-type="float" office:value="0.025" calcext:value-type="float">
            <text:p>0.025</text:p>
          </table:table-cell>
          <table:table-cell table:formula="of:=ROUND([.F10]/[$source.$H$1];5)" office:value-type="float" office:value="0.05556" calcext:value-type="float">
            <text:p>0.05556</text:p>
          </table:table-cell>
          <table:table-cell table:formula="of:=ROUND([.G10]/[$source.$F$1];5)" office:value-type="float" office:value="0.81125" calcext:value-type="float">
            <text:p>0.81125</text:p>
          </table:table-cell>
          <table:table-cell table:formula="of:=ROUND([.H10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start'" calcext:value-type="string">
            <text:p>### Overlay 'landscape' &gt; 7 &gt; light for 'start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start,0.81125,0.14852,radial,0.025,0.05556&quot;" calcext:value-type="string">
            <text:p>overlay1_desc7 = "start,0.81125,0.14852,radial,0.025,0.05556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p-light-shoulder.png" calcext:value-type="string">
            <text:p>overlay1_desc7_overlay = p-light-shoulde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r1'&#10;overlay1_desc8 = &quot;r,0.8875,0.10311,radial,0.025,0.05556&quot;&#10;overlay1_desc8_overlay = p-light-shoulder.png&#10;overlay1_desc8_reach_x = 0&#10;overlay1_desc8_alpha_mod = 20" calcext:value-type="string">
            <text:p>### Overlay 'landscape' &gt; 8 &gt; light for 'r1'</text:p>
            <text:p>overlay1_desc8 = "r,0.8875,0.10311,radial,0.025,0.05556"</text:p>
            <text:p>overlay1_desc8_overlay = p-light-shoulder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60" calcext:value-type="float">
            <text:p>60</text:p>
          </table:table-cell>
          <table:table-cell table:formula="of:=[$source.E12]/2" office:value-type="float" office:value="60" calcext:value-type="float">
            <text:p>60</text:p>
          </table:table-cell>
          <table:table-cell table:formula="of:=[$source.F12]+[.E11]" office:value-type="float" office:value="2130" calcext:value-type="float">
            <text:p>2130</text:p>
          </table:table-cell>
          <table:table-cell table:formula="of:=[$source.G12]+[.F11]" office:value-type="float" office:value="111.363" calcext:value-type="float">
            <text:p>111.363</text:p>
          </table:table-cell>
          <table:table-cell table:formula="of:=ROUND([.E11]/[$source.$F$1];5)" office:value-type="float" office:value="0.025" calcext:value-type="float">
            <text:p>0.025</text:p>
          </table:table-cell>
          <table:table-cell table:formula="of:=ROUND([.F11]/[$source.$H$1];5)" office:value-type="float" office:value="0.05556" calcext:value-type="float">
            <text:p>0.05556</text:p>
          </table:table-cell>
          <table:table-cell table:formula="of:=ROUND([.G11]/[$source.$F$1];5)" office:value-type="float" office:value="0.8875" calcext:value-type="float">
            <text:p>0.8875</text:p>
          </table:table-cell>
          <table:table-cell table:formula="of:=ROUND([.H11]/[$source.$H$1];5)" office:value-type="float" office:value="0.10311" calcext:value-type="float">
            <text:p>0.10311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r1'" calcext:value-type="string">
            <text:p>### Overlay 'landscape' &gt; 8 &gt; light for 'r1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r,0.8875,0.10311,radial,0.025,0.05556&quot;" calcext:value-type="string">
            <text:p>overlay1_desc8 = "r,0.8875,0.10311,radial,0.025,0.05556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p-light-shoulder.png" calcext:value-type="string">
            <text:p>overlay1_desc8_overlay = p-light-shoulder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r2'&#10;overlay1_desc9 = &quot;r2,0.96375,0.14852,radial,0.025,0.05556&quot;&#10;overlay1_desc9_overlay = p-light-shoulder.png&#10;overlay1_desc9_reach_x = 0&#10;overlay1_desc9_alpha_mod = 20" calcext:value-type="string">
            <text:p>### Overlay 'landscape' &gt; 9 &gt; light for 'r2'</text:p>
            <text:p>overlay1_desc9 = "r2,0.96375,0.14852,radial,0.025,0.05556"</text:p>
            <text:p>overlay1_desc9_overlay = p-light-shoulder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60" calcext:value-type="float">
            <text:p>60</text:p>
          </table:table-cell>
          <table:table-cell table:formula="of:=[$source.E13]/2" office:value-type="float" office:value="60" calcext:value-type="float">
            <text:p>60</text:p>
          </table:table-cell>
          <table:table-cell table:formula="of:=[$source.F13]+[.E12]" office:value-type="float" office:value="2313" calcext:value-type="float">
            <text:p>2313</text:p>
          </table:table-cell>
          <table:table-cell table:formula="of:=[$source.G13]+[.F12]" office:value-type="float" office:value="160.398" calcext:value-type="float">
            <text:p>160.398</text:p>
          </table:table-cell>
          <table:table-cell table:formula="of:=ROUND([.E12]/[$source.$F$1];5)" office:value-type="float" office:value="0.025" calcext:value-type="float">
            <text:p>0.025</text:p>
          </table:table-cell>
          <table:table-cell table:formula="of:=ROUND([.F12]/[$source.$H$1];5)" office:value-type="float" office:value="0.05556" calcext:value-type="float">
            <text:p>0.05556</text:p>
          </table:table-cell>
          <table:table-cell table:formula="of:=ROUND([.G12]/[$source.$F$1];5)" office:value-type="float" office:value="0.96375" calcext:value-type="float">
            <text:p>0.96375</text:p>
          </table:table-cell>
          <table:table-cell table:formula="of:=ROUND([.H12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r2'" calcext:value-type="string">
            <text:p>### Overlay 'landscape' &gt; 9 &gt; light for 'r2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r2,0.96375,0.14852,radial,0.025,0.05556&quot;" calcext:value-type="string">
            <text:p>overlay1_desc9 = "r2,0.96375,0.14852,radial,0.025,0.05556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p-light-shoulder.png" calcext:value-type="string">
            <text:p>overlay1_desc9_overlay = p-light-shoulder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up'&#10;overlay1_desc10 = &quot;up,0.1125,0.31423,radial,0.035,0.07778&quot;&#10;overlay1_desc10_overlay = p-light-act4.png&#10;overlay1_desc10_reach_x = 0&#10;overlay1_desc10_alpha_mod = 20" calcext:value-type="string">
            <text:p>### Overlay 'landscape' &gt; 10 &gt; light for 'up'</text:p>
            <text:p>overlay1_desc10 = "up,0.1125,0.31423,radial,0.035,0.07778"</text:p>
            <text:p>overlay1_desc10_overlay = p-light-act4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84" calcext:value-type="float">
            <text:p>84</text:p>
          </table:table-cell>
          <table:table-cell table:formula="of:=[$source.E14]/2" office:value-type="float" office:value="84" calcext:value-type="float">
            <text:p>84</text:p>
          </table:table-cell>
          <table:table-cell table:formula="of:=[$source.F14]+[.E13]" office:value-type="float" office:value="270" calcext:value-type="float">
            <text:p>270</text:p>
          </table:table-cell>
          <table:table-cell table:formula="of:=[$source.G14]+[.F13]" office:value-type="float" office:value="339.363" calcext:value-type="float">
            <text:p>339.363</text:p>
          </table:table-cell>
          <table:table-cell table:formula="of:=ROUND([.E13]/[$source.$F$1];5)" office:value-type="float" office:value="0.035" calcext:value-type="float">
            <text:p>0.035</text:p>
          </table:table-cell>
          <table:table-cell table:formula="of:=ROUND([.F13]/[$source.$H$1];5)" office:value-type="float" office:value="0.07778" calcext:value-type="float">
            <text:p>0.07778</text:p>
          </table:table-cell>
          <table:table-cell table:formula="of:=ROUND([.G13]/[$source.$F$1];5)" office:value-type="float" office:value="0.1125" calcext:value-type="float">
            <text:p>0.1125</text:p>
          </table:table-cell>
          <table:table-cell table:formula="of:=ROUND([.H13]/[$source.$H$1];5)" office:value-type="float" office:value="0.31423" calcext:value-type="float">
            <text:p>0.31423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up'" calcext:value-type="string">
            <text:p>### Overlay 'landscape' &gt; 10 &gt; light for 'up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up,0.1125,0.31423,radial,0.035,0.07778&quot;" calcext:value-type="string">
            <text:p>overlay1_desc10 = "up,0.1125,0.31423,radial,0.035,0.07778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p-light-act4.png" calcext:value-type="string">
            <text:p>overlay1_desc10_overlay = p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left'&#10;overlay1_desc11 = &quot;left,0.055,0.442,radial,0.035,0.07778&quot;&#10;overlay1_desc11_overlay = p-light-act4.png&#10;overlay1_desc11_reach_x = 0&#10;overlay1_desc11_alpha_mod = 20" calcext:value-type="string">
            <text:p>### Overlay 'landscape' &gt; 11 &gt; light for 'left'</text:p>
            <text:p>overlay1_desc11 = "left,0.055,0.442,radial,0.035,0.07778"</text:p>
            <text:p>overlay1_desc11_overlay = p-light-act4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84" calcext:value-type="float">
            <text:p>84</text:p>
          </table:table-cell>
          <table:table-cell table:formula="of:=[$source.E15]/2" office:value-type="float" office:value="84" calcext:value-type="float">
            <text:p>84</text:p>
          </table:table-cell>
          <table:table-cell table:formula="of:=[$source.F15]+[.E14]" office:value-type="float" office:value="132" calcext:value-type="float">
            <text:p>132</text:p>
          </table:table-cell>
          <table:table-cell table:formula="of:=[$source.G15]+[.F14]" office:value-type="float" office:value="477.363" calcext:value-type="float">
            <text:p>477.363</text:p>
          </table:table-cell>
          <table:table-cell table:formula="of:=ROUND([.E14]/[$source.$F$1];5)" office:value-type="float" office:value="0.035" calcext:value-type="float">
            <text:p>0.035</text:p>
          </table:table-cell>
          <table:table-cell table:formula="of:=ROUND([.F14]/[$source.$H$1];5)" office:value-type="float" office:value="0.07778" calcext:value-type="float">
            <text:p>0.07778</text:p>
          </table:table-cell>
          <table:table-cell table:formula="of:=ROUND([.G14]/[$source.$F$1];5)" office:value-type="float" office:value="0.055" calcext:value-type="float">
            <text:p>0.055</text:p>
          </table:table-cell>
          <table:table-cell table:formula="of:=ROUND([.H14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left'" calcext:value-type="string">
            <text:p>### Overlay 'landscape' &gt; 11 &gt; light for 'left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left,0.055,0.442,radial,0.035,0.07778&quot;" calcext:value-type="string">
            <text:p>overlay1_desc11 = "left,0.055,0.442,radial,0.035,0.07778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p-light-act4.png" calcext:value-type="string">
            <text:p>overlay1_desc11_overlay = p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right'&#10;overlay1_desc12 = &quot;right,0.17,0.442,radial,0.035,0.07778&quot;&#10;overlay1_desc12_overlay = p-light-act4.png&#10;overlay1_desc12_reach_x = 0&#10;overlay1_desc12_alpha_mod = 20" calcext:value-type="string">
            <text:p>### Overlay 'landscape' &gt; 12 &gt; light for 'right'</text:p>
            <text:p>overlay1_desc12 = "right,0.17,0.442,radial,0.035,0.07778"</text:p>
            <text:p>overlay1_desc12_overlay = p-light-act4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84" calcext:value-type="float">
            <text:p>84</text:p>
          </table:table-cell>
          <table:table-cell table:formula="of:=[$source.E16]/2" office:value-type="float" office:value="84" calcext:value-type="float">
            <text:p>84</text:p>
          </table:table-cell>
          <table:table-cell table:formula="of:=[$source.F16]+[.E15]" office:value-type="float" office:value="408" calcext:value-type="float">
            <text:p>408</text:p>
          </table:table-cell>
          <table:table-cell table:formula="of:=[$source.G16]+[.F15]" office:value-type="float" office:value="477.363" calcext:value-type="float">
            <text:p>477.363</text:p>
          </table:table-cell>
          <table:table-cell table:formula="of:=ROUND([.E15]/[$source.$F$1];5)" office:value-type="float" office:value="0.035" calcext:value-type="float">
            <text:p>0.035</text:p>
          </table:table-cell>
          <table:table-cell table:formula="of:=ROUND([.F15]/[$source.$H$1];5)" office:value-type="float" office:value="0.07778" calcext:value-type="float">
            <text:p>0.07778</text:p>
          </table:table-cell>
          <table:table-cell table:formula="of:=ROUND([.G15]/[$source.$F$1];5)" office:value-type="float" office:value="0.17" calcext:value-type="float">
            <text:p>0.17</text:p>
          </table:table-cell>
          <table:table-cell table:formula="of:=ROUND([.H15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right'" calcext:value-type="string">
            <text:p>### Overlay 'landscape' &gt; 12 &gt; light for 'righ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right,0.17,0.442,radial,0.035,0.07778&quot;" calcext:value-type="string">
            <text:p>overlay1_desc12 = "right,0.17,0.442,radial,0.035,0.07778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p-light-act4.png" calcext:value-type="string">
            <text:p>overlay1_desc12_overlay = p-light-act4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down'&#10;overlay1_desc13 = &quot;down,0.1125,0.56978,radial,0.035,0.07778&quot;&#10;overlay1_desc13_overlay = p-light-act4.png&#10;overlay1_desc13_reach_x = 0&#10;overlay1_desc13_alpha_mod = 20" calcext:value-type="string">
            <text:p>### Overlay 'landscape' &gt; 13 &gt; light for 'down'</text:p>
            <text:p>overlay1_desc13 = "down,0.1125,0.56978,radial,0.035,0.07778"</text:p>
            <text:p>overlay1_desc13_overlay = p-light-act4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84" calcext:value-type="float">
            <text:p>84</text:p>
          </table:table-cell>
          <table:table-cell table:formula="of:=[$source.E17]/2" office:value-type="float" office:value="84" calcext:value-type="float">
            <text:p>84</text:p>
          </table:table-cell>
          <table:table-cell table:formula="of:=[$source.F17]+[.E16]" office:value-type="float" office:value="270" calcext:value-type="float">
            <text:p>270</text:p>
          </table:table-cell>
          <table:table-cell table:formula="of:=[$source.G17]+[.F16]" office:value-type="float" office:value="615.363" calcext:value-type="float">
            <text:p>615.363</text:p>
          </table:table-cell>
          <table:table-cell table:formula="of:=ROUND([.E16]/[$source.$F$1];5)" office:value-type="float" office:value="0.035" calcext:value-type="float">
            <text:p>0.035</text:p>
          </table:table-cell>
          <table:table-cell table:formula="of:=ROUND([.F16]/[$source.$H$1];5)" office:value-type="float" office:value="0.07778" calcext:value-type="float">
            <text:p>0.07778</text:p>
          </table:table-cell>
          <table:table-cell table:formula="of:=ROUND([.G16]/[$source.$F$1];5)" office:value-type="float" office:value="0.1125" calcext:value-type="float">
            <text:p>0.1125</text:p>
          </table:table-cell>
          <table:table-cell table:formula="of:=ROUND([.H16]/[$source.$H$1];5)" office:value-type="float" office:value="0.56978" calcext:value-type="float">
            <text:p>0.56978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down'" calcext:value-type="string">
            <text:p>### Overlay 'landscape' &gt; 13 &gt; light for 'down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down,0.1125,0.56978,radial,0.035,0.07778&quot;" calcext:value-type="string">
            <text:p>overlay1_desc13 = "down,0.1125,0.56978,radial,0.035,0.07778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p-light-act4.png" calcext:value-type="string">
            <text:p>overlay1_desc13_overlay = p-light-act4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up|left'&#10;overlay1_desc14 = &quot;up|left,0.0524,0.30844,radial,0.0075,0.01667&quot;&#10;overlay1_desc14_overlay = p-light-corner.png&#10;overlay1_desc14_reach_x = 0&#10;overlay1_desc14_alpha_mod = 20" calcext:value-type="string">
            <text:p>### Overlay 'landscape' &gt; 14 &gt; light for 'up|left'</text:p>
            <text:p>overlay1_desc14 = "up|left,0.0524,0.30844,radial,0.0075,0.01667"</text:p>
            <text:p>overlay1_desc14_overlay = p-light-corner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8" calcext:value-type="float">
            <text:p>18</text:p>
          </table:table-cell>
          <table:table-cell table:formula="of:=[$source.E18]/2" office:value-type="float" office:value="18" calcext:value-type="float">
            <text:p>18</text:p>
          </table:table-cell>
          <table:table-cell table:formula="of:=[$source.F18]+[.E17]" office:value-type="float" office:value="125.75" calcext:value-type="float">
            <text:p>125.75</text:p>
          </table:table-cell>
          <table:table-cell table:formula="of:=[$source.G18]+[.F17]" office:value-type="float" office:value="333.113" calcext:value-type="float">
            <text:p>333.113</text:p>
          </table:table-cell>
          <table:table-cell table:formula="of:=ROUND([.E17]/[$source.$F$1];5)" office:value-type="float" office:value="0.0075" calcext:value-type="float">
            <text:p>0.0075</text:p>
          </table:table-cell>
          <table:table-cell table:formula="of:=ROUND([.F17]/[$source.$H$1];5)" office:value-type="float" office:value="0.01667" calcext:value-type="float">
            <text:p>0.01667</text:p>
          </table:table-cell>
          <table:table-cell table:formula="of:=ROUND([.G17]/[$source.$F$1];5)" office:value-type="float" office:value="0.0524" calcext:value-type="float">
            <text:p>0.0524</text:p>
          </table:table-cell>
          <table:table-cell table:formula="of:=ROUND([.H17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up|left'" calcext:value-type="string">
            <text:p>### Overlay 'landscape' &gt; 14 &gt; light for 'up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up|left,0.0524,0.30844,radial,0.0075,0.01667&quot;" calcext:value-type="string">
            <text:p>overlay1_desc14 = "up|left,0.0524,0.30844,radial,0.0075,0.01667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p-light-corner.png" calcext:value-type="string">
            <text:p>overlay1_desc14_overlay = p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up|right'&#10;overlay1_desc15 = &quot;up|right,0.1726,0.30844,radial,0.0075,0.01667&quot;&#10;overlay1_desc15_overlay = p-light-corner.png&#10;overlay1_desc15_reach_x = 0&#10;overlay1_desc15_alpha_mod = 20" calcext:value-type="string">
            <text:p>### Overlay 'landscape' &gt; 15 &gt; light for 'up|right'</text:p>
            <text:p>overlay1_desc15 = "up|right,0.1726,0.30844,radial,0.0075,0.01667"</text:p>
            <text:p>overlay1_desc15_overlay = p-light-corner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8" calcext:value-type="float">
            <text:p>18</text:p>
          </table:table-cell>
          <table:table-cell table:formula="of:=[$source.E19]/2" office:value-type="float" office:value="18" calcext:value-type="float">
            <text:p>18</text:p>
          </table:table-cell>
          <table:table-cell table:formula="of:=[$source.F19]+[.E18]" office:value-type="float" office:value="414.25" calcext:value-type="float">
            <text:p>414.25</text:p>
          </table:table-cell>
          <table:table-cell table:formula="of:=[$source.G19]+[.F18]" office:value-type="float" office:value="333.113" calcext:value-type="float">
            <text:p>333.113</text:p>
          </table:table-cell>
          <table:table-cell table:formula="of:=ROUND([.E18]/[$source.$F$1];5)" office:value-type="float" office:value="0.0075" calcext:value-type="float">
            <text:p>0.0075</text:p>
          </table:table-cell>
          <table:table-cell table:formula="of:=ROUND([.F18]/[$source.$H$1];5)" office:value-type="float" office:value="0.01667" calcext:value-type="float">
            <text:p>0.01667</text:p>
          </table:table-cell>
          <table:table-cell table:formula="of:=ROUND([.G18]/[$source.$F$1];5)" office:value-type="float" office:value="0.1726" calcext:value-type="float">
            <text:p>0.1726</text:p>
          </table:table-cell>
          <table:table-cell table:formula="of:=ROUND([.H18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up|right'" calcext:value-type="string">
            <text:p>### Overlay 'landscape' &gt; 15 &gt; light for 'up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up|right,0.1726,0.30844,radial,0.0075,0.01667&quot;" calcext:value-type="string">
            <text:p>overlay1_desc15 = "up|right,0.1726,0.30844,radial,0.0075,0.01667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p-light-corner.png" calcext:value-type="string">
            <text:p>overlay1_desc15_overlay = p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light for 'down|left'&#10;overlay1_desc16 = &quot;down|left,0.0524,0.57557,radial,0.0075,0.01667&quot;&#10;overlay1_desc16_overlay = p-light-corner.png&#10;overlay1_desc16_reach_x = 0&#10;overlay1_desc16_alpha_mod = 20" calcext:value-type="string">
            <text:p>### Overlay 'landscape' &gt; 16 &gt; light for 'down|left'</text:p>
            <text:p>overlay1_desc16 = "down|left,0.0524,0.57557,radial,0.0075,0.01667"</text:p>
            <text:p>overlay1_desc16_overlay = p-light-corner.png</text:p>
            <text:p>overlay1_desc16_reach_x = 0</text:p>
            <text:p>overlay1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18" calcext:value-type="float">
            <text:p>18</text:p>
          </table:table-cell>
          <table:table-cell table:formula="of:=[$source.E20]/2" office:value-type="float" office:value="18" calcext:value-type="float">
            <text:p>18</text:p>
          </table:table-cell>
          <table:table-cell table:formula="of:=[$source.F20]+[.E19]" office:value-type="float" office:value="125.75" calcext:value-type="float">
            <text:p>125.75</text:p>
          </table:table-cell>
          <table:table-cell table:formula="of:=[$source.G20]+[.F19]" office:value-type="float" office:value="621.613" calcext:value-type="float">
            <text:p>621.613</text:p>
          </table:table-cell>
          <table:table-cell table:formula="of:=ROUND([.E19]/[$source.$F$1];5)" office:value-type="float" office:value="0.0075" calcext:value-type="float">
            <text:p>0.0075</text:p>
          </table:table-cell>
          <table:table-cell table:formula="of:=ROUND([.F19]/[$source.$H$1];5)" office:value-type="float" office:value="0.01667" calcext:value-type="float">
            <text:p>0.01667</text:p>
          </table:table-cell>
          <table:table-cell table:formula="of:=ROUND([.G19]/[$source.$F$1];5)" office:value-type="float" office:value="0.0524" calcext:value-type="float">
            <text:p>0.0524</text:p>
          </table:table-cell>
          <table:table-cell table:formula="of:=ROUND([.H19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light for 'down|left'" calcext:value-type="string">
            <text:p>### Overlay 'landscape' &gt; 16 &gt; light for 'down|left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down|left,0.0524,0.57557,radial,0.0075,0.01667&quot;" calcext:value-type="string">
            <text:p>overlay1_desc16 = "down|left,0.0524,0.57557,radial,0.0075,0.01667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p-light-corner.png" calcext:value-type="string">
            <text:p>overlay1_desc16_overlay = p-light-corner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0" calcext:value-type="string">
            <text:p>overlay1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0" calcext:value-type="string">
            <text:p>overlay1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light for 'down|right'&#10;overlay1_desc17 = &quot;down|right,0.1726,0.57557,radial,0.0075,0.01667&quot;&#10;overlay1_desc17_overlay = p-light-corner.png&#10;overlay1_desc17_reach_x = 0&#10;overlay1_desc17_alpha_mod = 20" calcext:value-type="string">
            <text:p>### Overlay 'landscape' &gt; 17 &gt; light for 'down|right'</text:p>
            <text:p>overlay1_desc17 = "down|right,0.1726,0.57557,radial,0.0075,0.01667"</text:p>
            <text:p>overlay1_desc17_overlay = p-light-corner.png</text:p>
            <text:p>overlay1_desc17_reach_x = 0</text:p>
            <text:p>overlay1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18" calcext:value-type="float">
            <text:p>18</text:p>
          </table:table-cell>
          <table:table-cell table:formula="of:=[$source.E21]/2" office:value-type="float" office:value="18" calcext:value-type="float">
            <text:p>18</text:p>
          </table:table-cell>
          <table:table-cell table:formula="of:=[$source.F21]+[.E20]" office:value-type="float" office:value="414.25" calcext:value-type="float">
            <text:p>414.25</text:p>
          </table:table-cell>
          <table:table-cell table:formula="of:=[$source.G21]+[.F20]" office:value-type="float" office:value="621.613" calcext:value-type="float">
            <text:p>621.613</text:p>
          </table:table-cell>
          <table:table-cell table:formula="of:=ROUND([.E20]/[$source.$F$1];5)" office:value-type="float" office:value="0.0075" calcext:value-type="float">
            <text:p>0.0075</text:p>
          </table:table-cell>
          <table:table-cell table:formula="of:=ROUND([.F20]/[$source.$H$1];5)" office:value-type="float" office:value="0.01667" calcext:value-type="float">
            <text:p>0.01667</text:p>
          </table:table-cell>
          <table:table-cell table:formula="of:=ROUND([.G20]/[$source.$F$1];5)" office:value-type="float" office:value="0.1726" calcext:value-type="float">
            <text:p>0.1726</text:p>
          </table:table-cell>
          <table:table-cell table:formula="of:=ROUND([.H20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light for 'down|right'" calcext:value-type="string">
            <text:p>### Overlay 'landscape' &gt; 17 &gt; light for 'down|right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down|right,0.1726,0.57557,radial,0.0075,0.01667&quot;" calcext:value-type="string">
            <text:p>overlay1_desc17 = "down|right,0.1726,0.57557,radial,0.0075,0.01667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p-light-corner.png" calcext:value-type="string">
            <text:p>overlay1_desc17_overlay = p-light-corner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0" calcext:value-type="string">
            <text:p>overlay1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0" calcext:value-type="string">
            <text:p>overlay1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light for 'x'&#10;overlay1_desc18 = &quot;x,0.8875,0.31423,radial,0.035,0.07778&quot;&#10;overlay1_desc18_overlay = p-light-act4.png&#10;overlay1_desc18_reach_x = 0&#10;overlay1_desc18_alpha_mod = 20" calcext:value-type="string">
            <text:p>### Overlay 'landscape' &gt; 18 &gt; light for 'x'</text:p>
            <text:p>overlay1_desc18 = "x,0.8875,0.31423,radial,0.035,0.07778"</text:p>
            <text:p>overlay1_desc18_overlay = p-light-act4.png</text:p>
            <text:p>overlay1_desc18_reach_x = 0</text:p>
            <text:p>overlay1_desc18_alpha_mod = 20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84" calcext:value-type="float">
            <text:p>84</text:p>
          </table:table-cell>
          <table:table-cell table:formula="of:=[$source.E22]/2" office:value-type="float" office:value="84" calcext:value-type="float">
            <text:p>84</text:p>
          </table:table-cell>
          <table:table-cell table:formula="of:=[$source.F22]+[.E21]" office:value-type="float" office:value="2130" calcext:value-type="float">
            <text:p>2130</text:p>
          </table:table-cell>
          <table:table-cell table:formula="of:=[$source.G22]+[.F21]" office:value-type="float" office:value="339.363" calcext:value-type="float">
            <text:p>339.363</text:p>
          </table:table-cell>
          <table:table-cell table:formula="of:=ROUND([.E21]/[$source.$F$1];5)" office:value-type="float" office:value="0.035" calcext:value-type="float">
            <text:p>0.035</text:p>
          </table:table-cell>
          <table:table-cell table:formula="of:=ROUND([.F21]/[$source.$H$1];5)" office:value-type="float" office:value="0.07778" calcext:value-type="float">
            <text:p>0.07778</text:p>
          </table:table-cell>
          <table:table-cell table:formula="of:=ROUND([.G21]/[$source.$F$1];5)" office:value-type="float" office:value="0.8875" calcext:value-type="float">
            <text:p>0.8875</text:p>
          </table:table-cell>
          <table:table-cell table:formula="of:=ROUND([.H21]/[$source.$H$1];5)" office:value-type="float" office:value="0.31423" calcext:value-type="float">
            <text:p>0.31423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light for 'x'" calcext:value-type="string">
            <text:p>### Overlay 'landscape' &gt; 18 &gt; light for 'x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x,0.8875,0.31423,radial,0.035,0.07778&quot;" calcext:value-type="string">
            <text:p>overlay1_desc18 = "x,0.8875,0.31423,radial,0.035,0.07778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p-light-act4.png" calcext:value-type="string">
            <text:p>overlay1_desc18_overlay = p-light-act4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0" calcext:value-type="string">
            <text:p>overlay1_desc18_reach_x = 0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0" calcext:value-type="string">
            <text:p>overlay1_desc18_alpha_mod = 20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light for 'y'&#10;overlay1_desc19 = &quot;y,0.83,0.442,radial,0.035,0.07778&quot;&#10;overlay1_desc19_overlay = p-light-act4.png&#10;overlay1_desc19_reach_x = 0&#10;overlay1_desc19_alpha_mod = 20" calcext:value-type="string">
            <text:p>### Overlay 'landscape' &gt; 19 &gt; light for 'y'</text:p>
            <text:p>overlay1_desc19 = "y,0.83,0.442,radial,0.035,0.07778"</text:p>
            <text:p>overlay1_desc19_overlay = p-light-act4.png</text:p>
            <text:p>overlay1_desc19_reach_x = 0</text:p>
            <text:p>overlay1_desc19_alpha_mod = 20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84" calcext:value-type="float">
            <text:p>84</text:p>
          </table:table-cell>
          <table:table-cell table:formula="of:=[$source.E23]/2" office:value-type="float" office:value="84" calcext:value-type="float">
            <text:p>84</text:p>
          </table:table-cell>
          <table:table-cell table:formula="of:=[$source.F23]+[.E22]" office:value-type="float" office:value="1992" calcext:value-type="float">
            <text:p>1992</text:p>
          </table:table-cell>
          <table:table-cell table:formula="of:=[$source.G23]+[.F22]" office:value-type="float" office:value="477.363" calcext:value-type="float">
            <text:p>477.363</text:p>
          </table:table-cell>
          <table:table-cell table:formula="of:=ROUND([.E22]/[$source.$F$1];5)" office:value-type="float" office:value="0.035" calcext:value-type="float">
            <text:p>0.035</text:p>
          </table:table-cell>
          <table:table-cell table:formula="of:=ROUND([.F22]/[$source.$H$1];5)" office:value-type="float" office:value="0.07778" calcext:value-type="float">
            <text:p>0.07778</text:p>
          </table:table-cell>
          <table:table-cell table:formula="of:=ROUND([.G22]/[$source.$F$1];5)" office:value-type="float" office:value="0.83" calcext:value-type="float">
            <text:p>0.83</text:p>
          </table:table-cell>
          <table:table-cell table:formula="of:=ROUND([.H22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light for 'y'" calcext:value-type="string">
            <text:p>### Overlay 'landscape' &gt; 19 &gt; light for 'y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y,0.83,0.442,radial,0.035,0.07778&quot;" calcext:value-type="string">
            <text:p>overlay1_desc19 = "y,0.83,0.442,radial,0.035,0.07778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p-light-act4.png" calcext:value-type="string">
            <text:p>overlay1_desc19_overlay = p-light-act4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0" calcext:value-type="string">
            <text:p>overlay1_desc19_reach_x = 0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0" calcext:value-type="string">
            <text:p>overlay1_desc19_alpha_mod = 20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light for 'a'&#10;overlay1_desc20 = &quot;a,0.945,0.442,radial,0.035,0.07778&quot;&#10;overlay1_desc20_overlay = p-light-act4.png&#10;overlay1_desc20_reach_x = 0&#10;overlay1_desc20_alpha_mod = 20" calcext:value-type="string">
            <text:p>### Overlay 'landscape' &gt; 20 &gt; light for 'a'</text:p>
            <text:p>overlay1_desc20 = "a,0.945,0.442,radial,0.035,0.07778"</text:p>
            <text:p>overlay1_desc20_overlay = p-light-act4.png</text:p>
            <text:p>overlay1_desc20_reach_x = 0</text:p>
            <text:p>overlay1_desc20_alpha_mod = 20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84" calcext:value-type="float">
            <text:p>84</text:p>
          </table:table-cell>
          <table:table-cell table:formula="of:=[$source.E24]/2" office:value-type="float" office:value="84" calcext:value-type="float">
            <text:p>84</text:p>
          </table:table-cell>
          <table:table-cell table:formula="of:=[$source.F24]+[.E23]" office:value-type="float" office:value="2268" calcext:value-type="float">
            <text:p>2268</text:p>
          </table:table-cell>
          <table:table-cell table:formula="of:=[$source.G24]+[.F23]" office:value-type="float" office:value="477.363" calcext:value-type="float">
            <text:p>477.363</text:p>
          </table:table-cell>
          <table:table-cell table:formula="of:=ROUND([.E23]/[$source.$F$1];5)" office:value-type="float" office:value="0.035" calcext:value-type="float">
            <text:p>0.035</text:p>
          </table:table-cell>
          <table:table-cell table:formula="of:=ROUND([.F23]/[$source.$H$1];5)" office:value-type="float" office:value="0.07778" calcext:value-type="float">
            <text:p>0.07778</text:p>
          </table:table-cell>
          <table:table-cell table:formula="of:=ROUND([.G23]/[$source.$F$1];5)" office:value-type="float" office:value="0.945" calcext:value-type="float">
            <text:p>0.945</text:p>
          </table:table-cell>
          <table:table-cell table:formula="of:=ROUND([.H23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light for 'a'" calcext:value-type="string">
            <text:p>### Overlay 'landscape' &gt; 20 &gt; light for 'a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a,0.945,0.442,radial,0.035,0.07778&quot;" calcext:value-type="string">
            <text:p>overlay1_desc20 = "a,0.945,0.442,radial,0.035,0.07778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p-light-act4.png" calcext:value-type="string">
            <text:p>overlay1_desc20_overlay = p-light-act4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0" calcext:value-type="string">
            <text:p>overlay1_desc20_reach_x = 0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0" calcext:value-type="string">
            <text:p>overlay1_desc20_alpha_mod = 20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light for 'b'&#10;overlay1_desc21 = &quot;b,0.8875,0.56978,radial,0.035,0.07778&quot;&#10;overlay1_desc21_overlay = p-light-act4.png&#10;overlay1_desc21_reach_x = 0&#10;overlay1_desc21_alpha_mod = 20" calcext:value-type="string">
            <text:p>### Overlay 'landscape' &gt; 21 &gt; light for 'b'</text:p>
            <text:p>overlay1_desc21 = "b,0.8875,0.56978,radial,0.035,0.07778"</text:p>
            <text:p>overlay1_desc21_overlay = p-light-act4.png</text:p>
            <text:p>overlay1_desc21_reach_x = 0</text:p>
            <text:p>overlay1_desc21_alpha_mod = 20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84" calcext:value-type="float">
            <text:p>84</text:p>
          </table:table-cell>
          <table:table-cell table:formula="of:=[$source.E25]/2" office:value-type="float" office:value="84" calcext:value-type="float">
            <text:p>84</text:p>
          </table:table-cell>
          <table:table-cell table:formula="of:=[$source.F25]+[.E24]" office:value-type="float" office:value="2130" calcext:value-type="float">
            <text:p>2130</text:p>
          </table:table-cell>
          <table:table-cell table:formula="of:=[$source.G25]+[.F24]" office:value-type="float" office:value="615.363" calcext:value-type="float">
            <text:p>615.363</text:p>
          </table:table-cell>
          <table:table-cell table:formula="of:=ROUND([.E24]/[$source.$F$1];5)" office:value-type="float" office:value="0.035" calcext:value-type="float">
            <text:p>0.035</text:p>
          </table:table-cell>
          <table:table-cell table:formula="of:=ROUND([.F24]/[$source.$H$1];5)" office:value-type="float" office:value="0.07778" calcext:value-type="float">
            <text:p>0.07778</text:p>
          </table:table-cell>
          <table:table-cell table:formula="of:=ROUND([.G24]/[$source.$F$1];5)" office:value-type="float" office:value="0.8875" calcext:value-type="float">
            <text:p>0.8875</text:p>
          </table:table-cell>
          <table:table-cell table:formula="of:=ROUND([.H24]/[$source.$H$1];5)" office:value-type="float" office:value="0.56978" calcext:value-type="float">
            <text:p>0.56978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light for 'b'" calcext:value-type="string">
            <text:p>### Overlay 'landscape' &gt; 21 &gt; light for 'b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b,0.8875,0.56978,radial,0.035,0.07778&quot;" calcext:value-type="string">
            <text:p>overlay1_desc21 = "b,0.8875,0.56978,radial,0.035,0.07778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p-light-act4.png" calcext:value-type="string">
            <text:p>overlay1_desc21_overlay = p-light-act4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0" calcext:value-type="string">
            <text:p>overlay1_desc21_reach_x = 0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0" calcext:value-type="string">
            <text:p>overlay1_desc21_alpha_mod = 20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light for 'x|y'&#10;overlay1_desc22 = &quot;x|y,0.8274,0.30844,radial,0.0075,0.01667&quot;&#10;overlay1_desc22_overlay = p-light-corner.png&#10;overlay1_desc22_reach_x = 0&#10;overlay1_desc22_alpha_mod = 20" calcext:value-type="string">
            <text:p>### Overlay 'landscape' &gt; 22 &gt; light for 'x|y'</text:p>
            <text:p>overlay1_desc22 = "x|y,0.8274,0.30844,radial,0.0075,0.01667"</text:p>
            <text:p>overlay1_desc22_overlay = p-light-corner.png</text:p>
            <text:p>overlay1_desc22_reach_x = 0</text:p>
            <text:p>overlay1_desc22_alpha_mod = 20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18" calcext:value-type="float">
            <text:p>18</text:p>
          </table:table-cell>
          <table:table-cell table:formula="of:=[$source.E26]/2" office:value-type="float" office:value="18" calcext:value-type="float">
            <text:p>18</text:p>
          </table:table-cell>
          <table:table-cell table:formula="of:=[$source.F26]+[.E25]" office:value-type="float" office:value="1985.75" calcext:value-type="float">
            <text:p>1985.75</text:p>
          </table:table-cell>
          <table:table-cell table:formula="of:=[$source.G26]+[.F25]" office:value-type="float" office:value="333.113" calcext:value-type="float">
            <text:p>333.113</text:p>
          </table:table-cell>
          <table:table-cell table:formula="of:=ROUND([.E25]/[$source.$F$1];5)" office:value-type="float" office:value="0.0075" calcext:value-type="float">
            <text:p>0.0075</text:p>
          </table:table-cell>
          <table:table-cell table:formula="of:=ROUND([.F25]/[$source.$H$1];5)" office:value-type="float" office:value="0.01667" calcext:value-type="float">
            <text:p>0.01667</text:p>
          </table:table-cell>
          <table:table-cell table:formula="of:=ROUND([.G25]/[$source.$F$1];5)" office:value-type="float" office:value="0.8274" calcext:value-type="float">
            <text:p>0.8274</text:p>
          </table:table-cell>
          <table:table-cell table:formula="of:=ROUND([.H25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light for 'x|y'" calcext:value-type="string">
            <text:p>### Overlay 'landscape' &gt; 22 &gt; light for 'x|y'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x|y,0.8274,0.30844,radial,0.0075,0.01667&quot;" calcext:value-type="string">
            <text:p>overlay1_desc22 = "x|y,0.8274,0.30844,radial,0.0075,0.01667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p-light-corner.png" calcext:value-type="string">
            <text:p>overlay1_desc22_overlay = p-light-corner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0" calcext:value-type="string">
            <text:p>overlay1_desc22_alpha_mod = 20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light for 'x|a'&#10;overlay1_desc23 = &quot;x|a,0.9476,0.30844,radial,0.0075,0.01667&quot;&#10;overlay1_desc23_overlay = p-light-corner.png&#10;overlay1_desc23_reach_x = 0&#10;overlay1_desc23_alpha_mod = 20" calcext:value-type="string">
            <text:p>### Overlay 'landscape' &gt; 23 &gt; light for 'x|a'</text:p>
            <text:p>overlay1_desc23 = "x|a,0.9476,0.30844,radial,0.0075,0.01667"</text:p>
            <text:p>overlay1_desc23_overlay = p-light-corner.png</text:p>
            <text:p>overlay1_desc23_reach_x = 0</text:p>
            <text:p>overlay1_desc23_alpha_mod = 2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18" calcext:value-type="float">
            <text:p>18</text:p>
          </table:table-cell>
          <table:table-cell table:formula="of:=[$source.E27]/2" office:value-type="float" office:value="18" calcext:value-type="float">
            <text:p>18</text:p>
          </table:table-cell>
          <table:table-cell table:formula="of:=[$source.F27]+[.E26]" office:value-type="float" office:value="2274.25" calcext:value-type="float">
            <text:p>2274.25</text:p>
          </table:table-cell>
          <table:table-cell table:formula="of:=[$source.G27]+[.F26]" office:value-type="float" office:value="333.113" calcext:value-type="float">
            <text:p>333.113</text:p>
          </table:table-cell>
          <table:table-cell table:formula="of:=ROUND([.E26]/[$source.$F$1];5)" office:value-type="float" office:value="0.0075" calcext:value-type="float">
            <text:p>0.0075</text:p>
          </table:table-cell>
          <table:table-cell table:formula="of:=ROUND([.F26]/[$source.$H$1];5)" office:value-type="float" office:value="0.01667" calcext:value-type="float">
            <text:p>0.01667</text:p>
          </table:table-cell>
          <table:table-cell table:formula="of:=ROUND([.G26]/[$source.$F$1];5)" office:value-type="float" office:value="0.9476" calcext:value-type="float">
            <text:p>0.9476</text:p>
          </table:table-cell>
          <table:table-cell table:formula="of:=ROUND([.H26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light for 'x|a'" calcext:value-type="string">
            <text:p>### Overlay 'landscape' &gt; 23 &gt; light for 'x|a'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x|a,0.9476,0.30844,radial,0.0075,0.01667&quot;" calcext:value-type="string">
            <text:p>overlay1_desc23 = "x|a,0.9476,0.30844,radial,0.0075,0.01667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1_desc23_overlay = p-light-corner.png" calcext:value-type="string">
            <text:p>overlay1_desc23_overlay = p-light-corner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0" calcext:value-type="string">
            <text:p>overlay1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20" calcext:value-type="string">
            <text:p>overlay1_desc23_alpha_mod = 2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light for 'b|y'&#10;overlay1_desc24 = &quot;b|y,0.8274,0.57557,radial,0.0075,0.01667&quot;&#10;overlay1_desc24_overlay = p-light-corner.png&#10;overlay1_desc24_reach_x = 0&#10;overlay1_desc24_alpha_mod = 20" calcext:value-type="string">
            <text:p>### Overlay 'landscape' &gt; 24 &gt; light for 'b|y'</text:p>
            <text:p>overlay1_desc24 = "b|y,0.8274,0.57557,radial,0.0075,0.01667"</text:p>
            <text:p>overlay1_desc24_overlay = p-light-corner.png</text:p>
            <text:p>overlay1_desc24_reach_x = 0</text:p>
            <text:p>overlay1_desc24_alpha_mod = 20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18" calcext:value-type="float">
            <text:p>18</text:p>
          </table:table-cell>
          <table:table-cell table:formula="of:=[$source.E28]/2" office:value-type="float" office:value="18" calcext:value-type="float">
            <text:p>18</text:p>
          </table:table-cell>
          <table:table-cell table:formula="of:=[$source.F28]+[.E27]" office:value-type="float" office:value="1985.75" calcext:value-type="float">
            <text:p>1985.75</text:p>
          </table:table-cell>
          <table:table-cell table:formula="of:=[$source.G28]+[.F27]" office:value-type="float" office:value="621.613" calcext:value-type="float">
            <text:p>621.613</text:p>
          </table:table-cell>
          <table:table-cell table:formula="of:=ROUND([.E27]/[$source.$F$1];5)" office:value-type="float" office:value="0.0075" calcext:value-type="float">
            <text:p>0.0075</text:p>
          </table:table-cell>
          <table:table-cell table:formula="of:=ROUND([.F27]/[$source.$H$1];5)" office:value-type="float" office:value="0.01667" calcext:value-type="float">
            <text:p>0.01667</text:p>
          </table:table-cell>
          <table:table-cell table:formula="of:=ROUND([.G27]/[$source.$F$1];5)" office:value-type="float" office:value="0.8274" calcext:value-type="float">
            <text:p>0.8274</text:p>
          </table:table-cell>
          <table:table-cell table:formula="of:=ROUND([.H27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light for 'b|y'" calcext:value-type="string">
            <text:p>### Overlay 'landscape' &gt; 24 &gt; light for 'b|y'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b|y,0.8274,0.57557,radial,0.0075,0.01667&quot;" calcext:value-type="string">
            <text:p>overlay1_desc24 = "b|y,0.8274,0.57557,radial,0.0075,0.01667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1_desc24_overlay = p-light-corner.png" calcext:value-type="string">
            <text:p>overlay1_desc24_overlay = p-light-corner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0" calcext:value-type="string">
            <text:p>overlay1_desc24_reach_x = 0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20" calcext:value-type="string">
            <text:p>overlay1_desc24_alpha_mod = 20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light for 'b|a'&#10;overlay1_desc25 = &quot;b|a,0.9476,0.57557,radial,0.0075,0.01667&quot;&#10;overlay1_desc25_overlay = p-light-corner.png&#10;overlay1_desc25_reach_x = 0&#10;overlay1_desc25_alpha_mod = 20" calcext:value-type="string">
            <text:p>### Overlay 'landscape' &gt; 25 &gt; light for 'b|a'</text:p>
            <text:p>overlay1_desc25 = "b|a,0.9476,0.57557,radial,0.0075,0.01667"</text:p>
            <text:p>overlay1_desc25_overlay = p-light-corner.png</text:p>
            <text:p>overlay1_desc25_reach_x = 0</text:p>
            <text:p>overlay1_desc25_alpha_mod = 20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18" calcext:value-type="float">
            <text:p>18</text:p>
          </table:table-cell>
          <table:table-cell table:formula="of:=[$source.E29]/2" office:value-type="float" office:value="18" calcext:value-type="float">
            <text:p>18</text:p>
          </table:table-cell>
          <table:table-cell table:formula="of:=[$source.F29]+[.E28]" office:value-type="float" office:value="2274.25" calcext:value-type="float">
            <text:p>2274.25</text:p>
          </table:table-cell>
          <table:table-cell table:formula="of:=[$source.G29]+[.F28]" office:value-type="float" office:value="621.613" calcext:value-type="float">
            <text:p>621.613</text:p>
          </table:table-cell>
          <table:table-cell table:formula="of:=ROUND([.E28]/[$source.$F$1];5)" office:value-type="float" office:value="0.0075" calcext:value-type="float">
            <text:p>0.0075</text:p>
          </table:table-cell>
          <table:table-cell table:formula="of:=ROUND([.F28]/[$source.$H$1];5)" office:value-type="float" office:value="0.01667" calcext:value-type="float">
            <text:p>0.01667</text:p>
          </table:table-cell>
          <table:table-cell table:formula="of:=ROUND([.G28]/[$source.$F$1];5)" office:value-type="float" office:value="0.9476" calcext:value-type="float">
            <text:p>0.9476</text:p>
          </table:table-cell>
          <table:table-cell table:formula="of:=ROUND([.H28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light for 'b|a'" calcext:value-type="string">
            <text:p>### Overlay 'landscape' &gt; 25 &gt; light for 'b|a'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b|a,0.9476,0.57557,radial,0.0075,0.01667&quot;" calcext:value-type="string">
            <text:p>overlay1_desc25 = "b|a,0.9476,0.57557,radial,0.0075,0.01667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1_desc25_overlay = p-light-corner.png" calcext:value-type="string">
            <text:p>overlay1_desc25_overlay = p-light-corner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0" calcext:value-type="string">
            <text:p>overlay1_desc25_reach_x = 0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20" calcext:value-type="string">
            <text:p>overlay1_desc25_alpha_mod = 20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toggle_fast_forward'&#10;overlay1_desc26 = &quot;toggle_fast_forward,0.0325,0.92778,radial,0.0225,0.05&quot;&#10;overlay1_desc26_overlay = p-btn-fast-forward.png&#10;overlay1_desc26_reach_x = 1.25&#10;overlay1_desc26_reach_y = 1.25&#10;overlay1_desc26_alpha_mod = 2" calcext:value-type="string">
            <text:p>### Overlay 'landscape' &gt; 26 &gt; button for 'toggle_fast_forward'</text:p>
            <text:p>overlay1_desc26 = "toggle_fast_forward,0.0325,0.92778,radial,0.0225,0.05"</text:p>
            <text:p>overlay1_desc26_overlay = p-btn-fast-forward.png</text:p>
            <text:p>overlay1_desc26_reach_x = 1.25</text:p>
            <text:p>overlay1_desc26_reach_y = 1.25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54" calcext:value-type="float">
            <text:p>54</text:p>
          </table:table-cell>
          <table:table-cell table:formula="of:=[$source.E30]/2" office:value-type="float" office:value="54" calcext:value-type="float">
            <text:p>54</text:p>
          </table:table-cell>
          <table:table-cell table:formula="of:=[$source.F30]+[.E29]" office:value-type="float" office:value="78" calcext:value-type="float">
            <text:p>78</text:p>
          </table:table-cell>
          <table:table-cell table:formula="of:=[$source.G30]+[.F29]" office:value-type="float" office:value="1002" calcext:value-type="float">
            <text:p>1002</text:p>
          </table:table-cell>
          <table:table-cell table:formula="of:=ROUND([.E29]/[$source.$F$1];5)" office:value-type="float" office:value="0.0225" calcext:value-type="float">
            <text:p>0.0225</text:p>
          </table:table-cell>
          <table:table-cell table:formula="of:=ROUND([.F29]/[$source.$H$1];5)" office:value-type="float" office:value="0.05" calcext:value-type="float">
            <text:p>0.05</text:p>
          </table:table-cell>
          <table:table-cell table:formula="of:=ROUND([.G29]/[$source.$F$1];5)" office:value-type="float" office:value="0.0325" calcext:value-type="float">
            <text:p>0.0325</text:p>
          </table:table-cell>
          <table:table-cell table:formula="of:=ROUND([.H29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toggle_fast_forward'" calcext:value-type="string">
            <text:p>### Overlay 'landscape' &gt; 26 &gt; button for 'toggle_fast_forward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toggle_fast_forward,0.0325,0.92778,radial,0.0225,0.05&quot;" calcext:value-type="string">
            <text:p>overlay1_desc26 = "toggle_fast_forward,0.0325,0.92778,radial,0.0225,0.05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p-btn-fast-forward.png" calcext:value-type="string">
            <text:p>overlay1_desc26_overlay = p-btn-fast-forward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1.25&#10;overlay1_desc26_reach_y = 1.25" calcext:value-type="string">
            <text:p>overlay1_desc26_reach_x = 1.25</text:p>
            <text:p>overlay1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load_state'&#10;overlay1_desc27 = &quot;load_state,0.34417,0.92778,radial,0.0225,0.05&quot;&#10;overlay1_desc27_overlay = p-btn-load.png&#10;overlay1_desc27_reach_x = 1.25&#10;overlay1_desc27_reach_y = 1.25&#10;overlay1_desc27_alpha_mod = 2" calcext:value-type="string">
            <text:p>### Overlay 'landscape' &gt; 27 &gt; button for 'load_state'</text:p>
            <text:p>overlay1_desc27 = "load_state,0.34417,0.92778,radial,0.0225,0.05"</text:p>
            <text:p>overlay1_desc27_overlay = p-btn-load.png</text:p>
            <text:p>overlay1_desc27_reach_x = 1.25</text:p>
            <text:p>overlay1_desc27_reach_y = 1.25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54" calcext:value-type="float">
            <text:p>54</text:p>
          </table:table-cell>
          <table:table-cell table:formula="of:=[$source.E31]/2" office:value-type="float" office:value="54" calcext:value-type="float">
            <text:p>54</text:p>
          </table:table-cell>
          <table:table-cell table:formula="of:=[$source.F31]+[.E30]" office:value-type="float" office:value="826" calcext:value-type="float">
            <text:p>826</text:p>
          </table:table-cell>
          <table:table-cell table:formula="of:=[$source.G31]+[.F30]" office:value-type="float" office:value="1002" calcext:value-type="float">
            <text:p>1002</text:p>
          </table:table-cell>
          <table:table-cell table:formula="of:=ROUND([.E30]/[$source.$F$1];5)" office:value-type="float" office:value="0.0225" calcext:value-type="float">
            <text:p>0.0225</text:p>
          </table:table-cell>
          <table:table-cell table:formula="of:=ROUND([.F30]/[$source.$H$1];5)" office:value-type="float" office:value="0.05" calcext:value-type="float">
            <text:p>0.05</text:p>
          </table:table-cell>
          <table:table-cell table:formula="of:=ROUND([.G30]/[$source.$F$1];5)" office:value-type="float" office:value="0.34417" calcext:value-type="float">
            <text:p>0.34417</text:p>
          </table:table-cell>
          <table:table-cell table:formula="of:=ROUND([.H30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load_state'" calcext:value-type="string">
            <text:p>### Overlay 'landscape' &gt; 27 &gt; button for 'load_state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load_state,0.34417,0.92778,radial,0.0225,0.05&quot;" calcext:value-type="string">
            <text:p>overlay1_desc27 = "load_state,0.34417,0.92778,radial,0.0225,0.05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p-btn-load.png" calcext:value-type="string">
            <text:p>overlay1_desc27_overlay = p-btn-load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1.25&#10;overlay1_desc27_reach_y = 1.25" calcext:value-type="string">
            <text:p>overlay1_desc27_reach_x = 1.25</text:p>
            <text:p>overlay1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save_state'&#10;overlay1_desc28 = &quot;save_state,0.65583,0.92778,radial,0.0225,0.05&quot;&#10;overlay1_desc28_overlay = p-btn-save.png&#10;overlay1_desc28_reach_x = 1.25&#10;overlay1_desc28_reach_y = 1.25&#10;overlay1_desc28_alpha_mod = 2" calcext:value-type="string">
            <text:p>### Overlay 'landscape' &gt; 28 &gt; button for 'save_state'</text:p>
            <text:p>overlay1_desc28 = "save_state,0.65583,0.92778,radial,0.0225,0.05"</text:p>
            <text:p>overlay1_desc28_overlay = p-btn-save.png</text:p>
            <text:p>overlay1_desc28_reach_x = 1.25</text:p>
            <text:p>overlay1_desc28_reach_y = 1.25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54" calcext:value-type="float">
            <text:p>54</text:p>
          </table:table-cell>
          <table:table-cell table:formula="of:=[$source.E32]/2" office:value-type="float" office:value="54" calcext:value-type="float">
            <text:p>54</text:p>
          </table:table-cell>
          <table:table-cell table:formula="of:=[$source.F32]+[.E31]" office:value-type="float" office:value="1574" calcext:value-type="float">
            <text:p>1574</text:p>
          </table:table-cell>
          <table:table-cell table:formula="of:=[$source.G32]+[.F31]" office:value-type="float" office:value="1002" calcext:value-type="float">
            <text:p>1002</text:p>
          </table:table-cell>
          <table:table-cell table:formula="of:=ROUND([.E31]/[$source.$F$1];5)" office:value-type="float" office:value="0.0225" calcext:value-type="float">
            <text:p>0.0225</text:p>
          </table:table-cell>
          <table:table-cell table:formula="of:=ROUND([.F31]/[$source.$H$1];5)" office:value-type="float" office:value="0.05" calcext:value-type="float">
            <text:p>0.05</text:p>
          </table:table-cell>
          <table:table-cell table:formula="of:=ROUND([.G31]/[$source.$F$1];5)" office:value-type="float" office:value="0.65583" calcext:value-type="float">
            <text:p>0.65583</text:p>
          </table:table-cell>
          <table:table-cell table:formula="of:=ROUND([.H31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save_state'" calcext:value-type="string">
            <text:p>### Overlay 'landscape' &gt; 28 &gt; button for 'save_state'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save_state,0.65583,0.92778,radial,0.0225,0.05&quot;" calcext:value-type="string">
            <text:p>overlay1_desc28 = "save_state,0.65583,0.92778,radial,0.0225,0.05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p-btn-save.png" calcext:value-type="string">
            <text:p>overlay1_desc28_overlay = p-btn-save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1.25&#10;overlay1_desc28_reach_y = 1.25" calcext:value-type="string">
            <text:p>overlay1_desc28_reach_x = 1.25</text:p>
            <text:p>overlay1_desc28_reach_y = 1.25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button for 'menu_toggle'&#10;overlay1_desc29 = &quot;menu_toggle,0.9675,0.92778,radial,0.0225,0.05&quot;&#10;overlay1_desc29_overlay = p-btn-menu.png&#10;overlay1_desc29_reach_x = 1.25&#10;overlay1_desc29_reach_y = 1.25&#10;overlay1_desc29_alpha_mod = 2" calcext:value-type="string">
            <text:p>### Overlay 'landscape' &gt; 29 &gt; button for 'menu_toggle'</text:p>
            <text:p>overlay1_desc29 = "menu_toggle,0.9675,0.92778,radial,0.0225,0.05"</text:p>
            <text:p>overlay1_desc29_overlay = p-btn-menu.png</text:p>
            <text:p>overlay1_desc29_reach_x = 1.25</text:p>
            <text:p>overlay1_desc29_reach_y = 1.25</text:p>
            <text:p>overlay1_desc29_alpha_mod = 2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54" calcext:value-type="float">
            <text:p>54</text:p>
          </table:table-cell>
          <table:table-cell table:formula="of:=[$source.E33]/2" office:value-type="float" office:value="54" calcext:value-type="float">
            <text:p>54</text:p>
          </table:table-cell>
          <table:table-cell table:formula="of:=[$source.F33]+[.E32]" office:value-type="float" office:value="2322" calcext:value-type="float">
            <text:p>2322</text:p>
          </table:table-cell>
          <table:table-cell table:formula="of:=[$source.G33]+[.F32]" office:value-type="float" office:value="1002" calcext:value-type="float">
            <text:p>1002</text:p>
          </table:table-cell>
          <table:table-cell table:formula="of:=ROUND([.E32]/[$source.$F$1];5)" office:value-type="float" office:value="0.0225" calcext:value-type="float">
            <text:p>0.0225</text:p>
          </table:table-cell>
          <table:table-cell table:formula="of:=ROUND([.F32]/[$source.$H$1];5)" office:value-type="float" office:value="0.05" calcext:value-type="float">
            <text:p>0.05</text:p>
          </table:table-cell>
          <table:table-cell table:formula="of:=ROUND([.G32]/[$source.$F$1];5)" office:value-type="float" office:value="0.9675" calcext:value-type="float">
            <text:p>0.9675</text:p>
          </table:table-cell>
          <table:table-cell table:formula="of:=ROUND([.H32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button for 'menu_toggle'" calcext:value-type="string">
            <text:p>### Overlay 'landscape' &gt; 29 &gt; button for 'menu_toggle'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menu_toggle,0.9675,0.92778,radial,0.0225,0.05&quot;" calcext:value-type="string">
            <text:p>overlay1_desc29 = "menu_toggle,0.9675,0.92778,radial,0.0225,0.05"</text:p>
          </table:table-cell>
          <table:table-cell table:formula="of:=IF([$source.C33]=&quot;&quot;;&quot;&quot;;&quot;overlay&quot;&amp;[$source.$D$1]&amp;&quot;_desc&quot;&amp;[.D32]&amp;&quot;_overlay = &quot;&amp;[$source.C33])" office:value-type="string" office:string-value="overlay1_desc29_overlay = p-btn-menu.png" calcext:value-type="string">
            <text:p>overlay1_desc29_overlay = p-btn-menu.png</text:p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1.25&#10;overlay1_desc29_reach_y = 1.25" calcext:value-type="string">
            <text:p>overlay1_desc29_reach_x = 1.25</text:p>
            <text:p>overlay1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2" calcext:value-type="string">
            <text:p>overlay1_desc29_alpha_mod = 2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button for 'l2'&#10;overlay1_desc30 = &quot;l2,0.03625,0.14852,radial,0.03,0.06667&quot;&#10;overlay1_desc30_overlay = p-btn-l2.png&#10;overlay1_desc30_reach_x = 1.25&#10;overlay1_desc30_reach_y = 1.25&#10;overlay1_desc30_alpha_mod = 2" calcext:value-type="string">
            <text:p>### Overlay 'landscape' &gt; 30 &gt; button for 'l2'</text:p>
            <text:p>overlay1_desc30 = "l2,0.03625,0.14852,radial,0.03,0.06667"</text:p>
            <text:p>overlay1_desc30_overlay = p-btn-l2.png</text:p>
            <text:p>overlay1_desc30_reach_x = 1.25</text:p>
            <text:p>overlay1_desc30_reach_y = 1.25</text:p>
            <text:p>overlay1_desc30_alpha_mod = 2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72" calcext:value-type="float">
            <text:p>72</text:p>
          </table:table-cell>
          <table:table-cell table:formula="of:=[$source.E34]/2" office:value-type="float" office:value="72" calcext:value-type="float">
            <text:p>72</text:p>
          </table:table-cell>
          <table:table-cell table:formula="of:=[$source.F34]+[.E33]" office:value-type="float" office:value="87" calcext:value-type="float">
            <text:p>87</text:p>
          </table:table-cell>
          <table:table-cell table:formula="of:=[$source.G34]+[.F33]" office:value-type="float" office:value="160.398" calcext:value-type="float">
            <text:p>160.398</text:p>
          </table:table-cell>
          <table:table-cell table:formula="of:=ROUND([.E33]/[$source.$F$1];5)" office:value-type="float" office:value="0.03" calcext:value-type="float">
            <text:p>0.03</text:p>
          </table:table-cell>
          <table:table-cell table:formula="of:=ROUND([.F33]/[$source.$H$1];5)" office:value-type="float" office:value="0.06667" calcext:value-type="float">
            <text:p>0.06667</text:p>
          </table:table-cell>
          <table:table-cell table:formula="of:=ROUND([.G33]/[$source.$F$1];5)" office:value-type="float" office:value="0.03625" calcext:value-type="float">
            <text:p>0.03625</text:p>
          </table:table-cell>
          <table:table-cell table:formula="of:=ROUND([.H33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button for 'l2'" calcext:value-type="string">
            <text:p>### Overlay 'landscape' &gt; 30 &gt; button for 'l2'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l2,0.03625,0.14852,radial,0.03,0.06667&quot;" calcext:value-type="string">
            <text:p>overlay1_desc30 = "l2,0.03625,0.14852,radial,0.03,0.06667"</text:p>
          </table:table-cell>
          <table:table-cell table:formula="of:=IF([$source.C34]=&quot;&quot;;&quot;&quot;;&quot;overlay&quot;&amp;[$source.$D$1]&amp;&quot;_desc&quot;&amp;[.D33]&amp;&quot;_overlay = &quot;&amp;[$source.C34])" office:value-type="string" office:string-value="overlay1_desc30_overlay = p-btn-l2.png" calcext:value-type="string">
            <text:p>overlay1_desc30_overlay = p-btn-l2.png</text:p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2" calcext:value-type="string">
            <text:p>overlay1_desc30_alpha_mod = 2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button for 'l1'&#10;overlay1_desc31 = &quot;l,0.1125,0.10311,radial,0.03,0.06667&quot;&#10;overlay1_desc31_overlay = p-btn-l1.png&#10;overlay1_desc31_reach_x = 1.25&#10;overlay1_desc31_reach_y = 1.25&#10;overlay1_desc31_alpha_mod = 2" calcext:value-type="string">
            <text:p>### Overlay 'landscape' &gt; 31 &gt; button for 'l1'</text:p>
            <text:p>overlay1_desc31 = "l,0.1125,0.10311,radial,0.03,0.06667"</text:p>
            <text:p>overlay1_desc31_overlay = p-btn-l1.png</text:p>
            <text:p>overlay1_desc31_reach_x = 1.25</text:p>
            <text:p>overlay1_desc31_reach_y = 1.25</text:p>
            <text:p>overlay1_desc31_alpha_mod = 2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72" calcext:value-type="float">
            <text:p>72</text:p>
          </table:table-cell>
          <table:table-cell table:formula="of:=[$source.E35]/2" office:value-type="float" office:value="72" calcext:value-type="float">
            <text:p>72</text:p>
          </table:table-cell>
          <table:table-cell table:formula="of:=[$source.F35]+[.E34]" office:value-type="float" office:value="270" calcext:value-type="float">
            <text:p>270</text:p>
          </table:table-cell>
          <table:table-cell table:formula="of:=[$source.G35]+[.F34]" office:value-type="float" office:value="111.363" calcext:value-type="float">
            <text:p>111.363</text:p>
          </table:table-cell>
          <table:table-cell table:formula="of:=ROUND([.E34]/[$source.$F$1];5)" office:value-type="float" office:value="0.03" calcext:value-type="float">
            <text:p>0.03</text:p>
          </table:table-cell>
          <table:table-cell table:formula="of:=ROUND([.F34]/[$source.$H$1];5)" office:value-type="float" office:value="0.06667" calcext:value-type="float">
            <text:p>0.06667</text:p>
          </table:table-cell>
          <table:table-cell table:formula="of:=ROUND([.G34]/[$source.$F$1];5)" office:value-type="float" office:value="0.1125" calcext:value-type="float">
            <text:p>0.1125</text:p>
          </table:table-cell>
          <table:table-cell table:formula="of:=ROUND([.H34]/[$source.$H$1];5)" office:value-type="float" office:value="0.10311" calcext:value-type="float">
            <text:p>0.10311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button for 'l1'" calcext:value-type="string">
            <text:p>### Overlay 'landscape' &gt; 31 &gt; button for 'l1'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l,0.1125,0.10311,radial,0.03,0.06667&quot;" calcext:value-type="string">
            <text:p>overlay1_desc31 = "l,0.1125,0.10311,radial,0.03,0.06667"</text:p>
          </table:table-cell>
          <table:table-cell table:formula="of:=IF([$source.C35]=&quot;&quot;;&quot;&quot;;&quot;overlay&quot;&amp;[$source.$D$1]&amp;&quot;_desc&quot;&amp;[.D34]&amp;&quot;_overlay = &quot;&amp;[$source.C35])" office:value-type="string" office:string-value="overlay1_desc31_overlay = p-btn-l1.png" calcext:value-type="string">
            <text:p>overlay1_desc31_overlay = p-btn-l1.png</text:p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2" calcext:value-type="string">
            <text:p>overlay1_desc31_alpha_mod = 2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select'&#10;overlay1_desc32 = &quot;select,0.18875,0.14852,radial,0.03,0.06667&quot;&#10;overlay1_desc32_overlay = p-btn-select.png&#10;overlay1_desc32_reach_x = 1.25&#10;overlay1_desc32_reach_y = 1.25&#10;overlay1_desc32_alpha_mod = 2" calcext:value-type="string">
            <text:p>### Overlay 'landscape' &gt; 32 &gt; button for 'select'</text:p>
            <text:p>overlay1_desc32 = "select,0.18875,0.14852,radial,0.03,0.06667"</text:p>
            <text:p>overlay1_desc32_overlay = p-btn-select.png</text:p>
            <text:p>overlay1_desc32_reach_x = 1.25</text:p>
            <text:p>overlay1_desc32_reach_y = 1.25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72" calcext:value-type="float">
            <text:p>72</text:p>
          </table:table-cell>
          <table:table-cell table:formula="of:=[$source.E36]/2" office:value-type="float" office:value="72" calcext:value-type="float">
            <text:p>72</text:p>
          </table:table-cell>
          <table:table-cell table:formula="of:=[$source.F36]+[.E35]" office:value-type="float" office:value="453" calcext:value-type="float">
            <text:p>453</text:p>
          </table:table-cell>
          <table:table-cell table:formula="of:=[$source.G36]+[.F35]" office:value-type="float" office:value="160.398" calcext:value-type="float">
            <text:p>160.398</text:p>
          </table:table-cell>
          <table:table-cell table:formula="of:=ROUND([.E35]/[$source.$F$1];5)" office:value-type="float" office:value="0.03" calcext:value-type="float">
            <text:p>0.03</text:p>
          </table:table-cell>
          <table:table-cell table:formula="of:=ROUND([.F35]/[$source.$H$1];5)" office:value-type="float" office:value="0.06667" calcext:value-type="float">
            <text:p>0.06667</text:p>
          </table:table-cell>
          <table:table-cell table:formula="of:=ROUND([.G35]/[$source.$F$1];5)" office:value-type="float" office:value="0.18875" calcext:value-type="float">
            <text:p>0.18875</text:p>
          </table:table-cell>
          <table:table-cell table:formula="of:=ROUND([.H35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select'" calcext:value-type="string">
            <text:p>### Overlay 'landscape' &gt; 32 &gt; button for 'select'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select,0.18875,0.14852,radial,0.03,0.06667&quot;" calcext:value-type="string">
            <text:p>overlay1_desc32 = "select,0.18875,0.14852,radial,0.03,0.06667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p-btn-select.png" calcext:value-type="string">
            <text:p>overlay1_desc32_overlay = p-btn-select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1.25&#10;overlay1_desc32_reach_y = 1.25" calcext:value-type="string">
            <text:p>overlay1_desc32_reach_x = 1.25</text:p>
            <text:p>overlay1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button for 'start'&#10;overlay1_desc33 = &quot;start,0.81125,0.14852,radial,0.03,0.06667&quot;&#10;overlay1_desc33_overlay = p-btn-start.png&#10;overlay1_desc33_reach_x = 1.25&#10;overlay1_desc33_reach_y = 1.25&#10;overlay1_desc33_alpha_mod = 2" calcext:value-type="string">
            <text:p>### Overlay 'landscape' &gt; 33 &gt; button for 'start'</text:p>
            <text:p>overlay1_desc33 = "start,0.81125,0.14852,radial,0.03,0.06667"</text:p>
            <text:p>overlay1_desc33_overlay = p-btn-start.png</text:p>
            <text:p>overlay1_desc33_reach_x = 1.25</text:p>
            <text:p>overlay1_desc33_reach_y = 1.25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72" calcext:value-type="float">
            <text:p>72</text:p>
          </table:table-cell>
          <table:table-cell table:formula="of:=[$source.E37]/2" office:value-type="float" office:value="72" calcext:value-type="float">
            <text:p>72</text:p>
          </table:table-cell>
          <table:table-cell table:formula="of:=[$source.F37]+[.E36]" office:value-type="float" office:value="1947" calcext:value-type="float">
            <text:p>1947</text:p>
          </table:table-cell>
          <table:table-cell table:formula="of:=[$source.G37]+[.F36]" office:value-type="float" office:value="160.398" calcext:value-type="float">
            <text:p>160.398</text:p>
          </table:table-cell>
          <table:table-cell table:formula="of:=ROUND([.E36]/[$source.$F$1];5)" office:value-type="float" office:value="0.03" calcext:value-type="float">
            <text:p>0.03</text:p>
          </table:table-cell>
          <table:table-cell table:formula="of:=ROUND([.F36]/[$source.$H$1];5)" office:value-type="float" office:value="0.06667" calcext:value-type="float">
            <text:p>0.06667</text:p>
          </table:table-cell>
          <table:table-cell table:formula="of:=ROUND([.G36]/[$source.$F$1];5)" office:value-type="float" office:value="0.81125" calcext:value-type="float">
            <text:p>0.81125</text:p>
          </table:table-cell>
          <table:table-cell table:formula="of:=ROUND([.H36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button for 'start'" calcext:value-type="string">
            <text:p>### Overlay 'landscape' &gt; 33 &gt; button for 'start'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start,0.81125,0.14852,radial,0.03,0.06667&quot;" calcext:value-type="string">
            <text:p>overlay1_desc33 = "start,0.81125,0.14852,radial,0.03,0.06667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p-btn-start.png" calcext:value-type="string">
            <text:p>overlay1_desc33_overlay = p-btn-star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1.25&#10;overlay1_desc33_reach_y = 1.25" calcext:value-type="string">
            <text:p>overlay1_desc33_reach_x = 1.25</text:p>
            <text:p>overlay1_desc33_reach_y = 1.25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button for 'r1'&#10;overlay1_desc34 = &quot;r,0.8875,0.10311,radial,0.03,0.06667&quot;&#10;overlay1_desc34_overlay = p-btn-r1.png&#10;overlay1_desc34_reach_x = 1.25&#10;overlay1_desc34_reach_y = 1.25&#10;overlay1_desc34_alpha_mod = 2" calcext:value-type="string">
            <text:p>### Overlay 'landscape' &gt; 34 &gt; button for 'r1'</text:p>
            <text:p>overlay1_desc34 = "r,0.8875,0.10311,radial,0.03,0.06667"</text:p>
            <text:p>overlay1_desc34_overlay = p-btn-r1.png</text:p>
            <text:p>overlay1_desc34_reach_x = 1.25</text:p>
            <text:p>overlay1_desc34_reach_y = 1.25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72" calcext:value-type="float">
            <text:p>72</text:p>
          </table:table-cell>
          <table:table-cell table:formula="of:=[$source.E38]/2" office:value-type="float" office:value="72" calcext:value-type="float">
            <text:p>72</text:p>
          </table:table-cell>
          <table:table-cell table:formula="of:=[$source.F38]+[.E37]" office:value-type="float" office:value="2130" calcext:value-type="float">
            <text:p>2130</text:p>
          </table:table-cell>
          <table:table-cell table:formula="of:=[$source.G38]+[.F37]" office:value-type="float" office:value="111.363" calcext:value-type="float">
            <text:p>111.363</text:p>
          </table:table-cell>
          <table:table-cell table:formula="of:=ROUND([.E37]/[$source.$F$1];5)" office:value-type="float" office:value="0.03" calcext:value-type="float">
            <text:p>0.03</text:p>
          </table:table-cell>
          <table:table-cell table:formula="of:=ROUND([.F37]/[$source.$H$1];5)" office:value-type="float" office:value="0.06667" calcext:value-type="float">
            <text:p>0.06667</text:p>
          </table:table-cell>
          <table:table-cell table:formula="of:=ROUND([.G37]/[$source.$F$1];5)" office:value-type="float" office:value="0.8875" calcext:value-type="float">
            <text:p>0.8875</text:p>
          </table:table-cell>
          <table:table-cell table:formula="of:=ROUND([.H37]/[$source.$H$1];5)" office:value-type="float" office:value="0.10311" calcext:value-type="float">
            <text:p>0.10311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button for 'r1'" calcext:value-type="string">
            <text:p>### Overlay 'landscape' &gt; 34 &gt; button for 'r1'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r,0.8875,0.10311,radial,0.03,0.06667&quot;" calcext:value-type="string">
            <text:p>overlay1_desc34 = "r,0.8875,0.10311,radial,0.03,0.06667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p-btn-r1.png" calcext:value-type="string">
            <text:p>overlay1_desc34_overlay = p-btn-r1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1.25&#10;overlay1_desc34_reach_y = 1.25" calcext:value-type="string">
            <text:p>overlay1_desc34_reach_x = 1.25</text:p>
            <text:p>overlay1_desc34_reach_y = 1.25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button for 'r2'&#10;overlay1_desc35 = &quot;r2,0.96375,0.14852,radial,0.03,0.06667&quot;&#10;overlay1_desc35_overlay = p-btn-r2.png&#10;overlay1_desc35_reach_x = 1.25&#10;overlay1_desc35_reach_y = 1.25&#10;overlay1_desc35_alpha_mod = 2" calcext:value-type="string">
            <text:p>### Overlay 'landscape' &gt; 35 &gt; button for 'r2'</text:p>
            <text:p>overlay1_desc35 = "r2,0.96375,0.14852,radial,0.03,0.06667"</text:p>
            <text:p>overlay1_desc35_overlay = p-btn-r2.png</text:p>
            <text:p>overlay1_desc35_reach_x = 1.25</text:p>
            <text:p>overlay1_desc35_reach_y = 1.25</text:p>
            <text:p>overlay1_desc35_alpha_mod = 2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72" calcext:value-type="float">
            <text:p>72</text:p>
          </table:table-cell>
          <table:table-cell table:formula="of:=[$source.E39]/2" office:value-type="float" office:value="72" calcext:value-type="float">
            <text:p>72</text:p>
          </table:table-cell>
          <table:table-cell table:formula="of:=[$source.F39]+[.E38]" office:value-type="float" office:value="2313" calcext:value-type="float">
            <text:p>2313</text:p>
          </table:table-cell>
          <table:table-cell table:formula="of:=[$source.G39]+[.F38]" office:value-type="float" office:value="160.398" calcext:value-type="float">
            <text:p>160.398</text:p>
          </table:table-cell>
          <table:table-cell table:formula="of:=ROUND([.E38]/[$source.$F$1];5)" office:value-type="float" office:value="0.03" calcext:value-type="float">
            <text:p>0.03</text:p>
          </table:table-cell>
          <table:table-cell table:formula="of:=ROUND([.F38]/[$source.$H$1];5)" office:value-type="float" office:value="0.06667" calcext:value-type="float">
            <text:p>0.06667</text:p>
          </table:table-cell>
          <table:table-cell table:formula="of:=ROUND([.G38]/[$source.$F$1];5)" office:value-type="float" office:value="0.96375" calcext:value-type="float">
            <text:p>0.96375</text:p>
          </table:table-cell>
          <table:table-cell table:formula="of:=ROUND([.H38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button for 'r2'" calcext:value-type="string">
            <text:p>### Overlay 'landscape' &gt; 35 &gt; button for 'r2'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r2,0.96375,0.14852,radial,0.03,0.06667&quot;" calcext:value-type="string">
            <text:p>overlay1_desc35 = "r2,0.96375,0.14852,radial,0.03,0.06667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1_desc35_overlay = p-btn-r2.png" calcext:value-type="string">
            <text:p>overlay1_desc35_overlay = p-btn-r2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1.25&#10;overlay1_desc35_reach_y = 1.25" calcext:value-type="string">
            <text:p>overlay1_desc35_reach_x = 1.25</text:p>
            <text:p>overlay1_desc35_reach_y = 1.25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2" calcext:value-type="string">
            <text:p>overlay1_desc35_alpha_mod = 2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button for 'up', disabled, handled by dpad_area&#10;overlay1_desc36 = &quot;up,0.1125,0.31423,radial,0.035,0.07778&quot;&#10;overlay1_desc36_overlay = p-btn-dpad-up.png&#10;overlay1_desc36_reach_x = 0&#10;overlay1_desc36_alpha_mod = 2" calcext:value-type="string">
            <text:p>### Overlay 'landscape' &gt; 36 &gt; button for 'up', disabled, handled by dpad_area</text:p>
            <text:p>overlay1_desc36 = "up,0.1125,0.31423,radial,0.035,0.07778"</text:p>
            <text:p>overlay1_desc36_overlay = p-btn-dpad-up.png</text:p>
            <text:p>overlay1_desc36_reach_x = 0</text:p>
            <text:p>overlay1_desc36_alpha_mod = 2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84" calcext:value-type="float">
            <text:p>84</text:p>
          </table:table-cell>
          <table:table-cell table:formula="of:=[$source.E40]/2" office:value-type="float" office:value="84" calcext:value-type="float">
            <text:p>84</text:p>
          </table:table-cell>
          <table:table-cell table:formula="of:=[$source.F40]+[.E39]" office:value-type="float" office:value="270" calcext:value-type="float">
            <text:p>270</text:p>
          </table:table-cell>
          <table:table-cell table:formula="of:=[$source.G40]+[.F39]" office:value-type="float" office:value="339.363" calcext:value-type="float">
            <text:p>339.363</text:p>
          </table:table-cell>
          <table:table-cell table:formula="of:=ROUND([.E39]/[$source.$F$1];5)" office:value-type="float" office:value="0.035" calcext:value-type="float">
            <text:p>0.035</text:p>
          </table:table-cell>
          <table:table-cell table:formula="of:=ROUND([.F39]/[$source.$H$1];5)" office:value-type="float" office:value="0.07778" calcext:value-type="float">
            <text:p>0.07778</text:p>
          </table:table-cell>
          <table:table-cell table:formula="of:=ROUND([.G39]/[$source.$F$1];5)" office:value-type="float" office:value="0.1125" calcext:value-type="float">
            <text:p>0.1125</text:p>
          </table:table-cell>
          <table:table-cell table:formula="of:=ROUND([.H39]/[$source.$H$1];5)" office:value-type="float" office:value="0.31423" calcext:value-type="float">
            <text:p>0.31423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button for 'up', disabled, handled by dpad_area" calcext:value-type="string">
            <text:p>### Overlay 'landscape' &gt; 36 &gt; button for 'up', disabled, handled by dpad_area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up,0.1125,0.31423,radial,0.035,0.07778&quot;" calcext:value-type="string">
            <text:p>overlay1_desc36 = "up,0.1125,0.31423,radial,0.035,0.07778"</text:p>
          </table:table-cell>
          <table:table-cell table:formula="of:=IF([$source.C40]=&quot;&quot;;&quot;&quot;;&quot;overlay&quot;&amp;[$source.$D$1]&amp;&quot;_desc&quot;&amp;[.D39]&amp;&quot;_overlay = &quot;&amp;[$source.C40])" office:value-type="string" office:string-value="overlay1_desc36_overlay = p-btn-dpad-up.png" calcext:value-type="string">
            <text:p>overlay1_desc36_overlay = p-btn-dpad-up.png</text:p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0" calcext:value-type="string">
            <text:p>overlay1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2" calcext:value-type="string">
            <text:p>overlay1_desc36_alpha_mod = 2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landscape' &gt; 37 &gt; button for 'left', disabled, handled by dpad_area&#10;overlay1_desc37 = &quot;left,0.055,0.442,radial,0.035,0.07778&quot;&#10;overlay1_desc37_overlay = p-btn-dpad-left.png&#10;overlay1_desc37_reach_x = 0&#10;overlay1_desc37_alpha_mod = 2" calcext:value-type="string">
            <text:p>### Overlay 'landscape' &gt; 37 &gt; button for 'left', disabled, handled by dpad_area</text:p>
            <text:p>overlay1_desc37 = "left,0.055,0.442,radial,0.035,0.07778"</text:p>
            <text:p>overlay1_desc37_overlay = p-btn-dpad-left.png</text:p>
            <text:p>overlay1_desc37_reach_x = 0</text:p>
            <text:p>overlay1_desc37_alpha_mod = 2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84" calcext:value-type="float">
            <text:p>84</text:p>
          </table:table-cell>
          <table:table-cell table:formula="of:=[$source.E41]/2" office:value-type="float" office:value="84" calcext:value-type="float">
            <text:p>84</text:p>
          </table:table-cell>
          <table:table-cell table:formula="of:=[$source.F41]+[.E40]" office:value-type="float" office:value="132" calcext:value-type="float">
            <text:p>132</text:p>
          </table:table-cell>
          <table:table-cell table:formula="of:=[$source.G41]+[.F40]" office:value-type="float" office:value="477.363" calcext:value-type="float">
            <text:p>477.363</text:p>
          </table:table-cell>
          <table:table-cell table:formula="of:=ROUND([.E40]/[$source.$F$1];5)" office:value-type="float" office:value="0.035" calcext:value-type="float">
            <text:p>0.035</text:p>
          </table:table-cell>
          <table:table-cell table:formula="of:=ROUND([.F40]/[$source.$H$1];5)" office:value-type="float" office:value="0.07778" calcext:value-type="float">
            <text:p>0.07778</text:p>
          </table:table-cell>
          <table:table-cell table:formula="of:=ROUND([.G40]/[$source.$F$1];5)" office:value-type="float" office:value="0.055" calcext:value-type="float">
            <text:p>0.055</text:p>
          </table:table-cell>
          <table:table-cell table:formula="of:=ROUND([.H40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landscape' &gt; 37 &gt; button for 'left', disabled, handled by dpad_area" calcext:value-type="string">
            <text:p>### Overlay 'landscape' &gt; 37 &gt; button for 'left', disabled, handled by dpad_area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1_desc37 = &quot;left,0.055,0.442,radial,0.035,0.07778&quot;" calcext:value-type="string">
            <text:p>overlay1_desc37 = "left,0.055,0.442,radial,0.035,0.07778"</text:p>
          </table:table-cell>
          <table:table-cell table:formula="of:=IF([$source.C41]=&quot;&quot;;&quot;&quot;;&quot;overlay&quot;&amp;[$source.$D$1]&amp;&quot;_desc&quot;&amp;[.D40]&amp;&quot;_overlay = &quot;&amp;[$source.C41])" office:value-type="string" office:string-value="overlay1_desc37_overlay = p-btn-dpad-left.png" calcext:value-type="string">
            <text:p>overlay1_desc37_overlay = p-btn-dpad-left.png</text:p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1_desc37_reach_x = 0" calcext:value-type="string">
            <text:p>overlay1_desc37_reach_x = 0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1_desc37_alpha_mod = 2" calcext:value-type="string">
            <text:p>overlay1_desc37_alpha_mod = 2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landscape' &gt; 38 &gt; button for 'right', disabled, handled by dpad_area&#10;overlay1_desc38 = &quot;right,0.17,0.442,radial,0.035,0.07778&quot;&#10;overlay1_desc38_overlay = p-btn-dpad-right.png&#10;overlay1_desc38_reach_x = 0&#10;overlay1_desc38_alpha_mod = 2" calcext:value-type="string">
            <text:p>### Overlay 'landscape' &gt; 38 &gt; button for 'right', disabled, handled by dpad_area</text:p>
            <text:p>overlay1_desc38 = "right,0.17,0.442,radial,0.035,0.07778"</text:p>
            <text:p>overlay1_desc38_overlay = p-btn-dpad-right.png</text:p>
            <text:p>overlay1_desc38_reach_x = 0</text:p>
            <text:p>overlay1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84" calcext:value-type="float">
            <text:p>84</text:p>
          </table:table-cell>
          <table:table-cell table:formula="of:=[$source.E42]/2" office:value-type="float" office:value="84" calcext:value-type="float">
            <text:p>84</text:p>
          </table:table-cell>
          <table:table-cell table:formula="of:=[$source.F42]+[.E41]" office:value-type="float" office:value="408" calcext:value-type="float">
            <text:p>408</text:p>
          </table:table-cell>
          <table:table-cell table:formula="of:=[$source.G42]+[.F41]" office:value-type="float" office:value="477.363" calcext:value-type="float">
            <text:p>477.363</text:p>
          </table:table-cell>
          <table:table-cell table:formula="of:=ROUND([.E41]/[$source.$F$1];5)" office:value-type="float" office:value="0.035" calcext:value-type="float">
            <text:p>0.035</text:p>
          </table:table-cell>
          <table:table-cell table:formula="of:=ROUND([.F41]/[$source.$H$1];5)" office:value-type="float" office:value="0.07778" calcext:value-type="float">
            <text:p>0.07778</text:p>
          </table:table-cell>
          <table:table-cell table:formula="of:=ROUND([.G41]/[$source.$F$1];5)" office:value-type="float" office:value="0.17" calcext:value-type="float">
            <text:p>0.17</text:p>
          </table:table-cell>
          <table:table-cell table:formula="of:=ROUND([.H41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landscape' &gt; 38 &gt; button for 'right', disabled, handled by dpad_area" calcext:value-type="string">
            <text:p>### Overlay 'landscape' &gt; 38 &gt; button for 'right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1_desc38 = &quot;right,0.17,0.442,radial,0.035,0.07778&quot;" calcext:value-type="string">
            <text:p>overlay1_desc38 = "right,0.17,0.442,radial,0.035,0.07778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1_desc38_overlay = p-btn-dpad-right.png" calcext:value-type="string">
            <text:p>overlay1_desc38_overlay = p-btn-dpad-right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1_desc38_reach_x = 0" calcext:value-type="string">
            <text:p>overlay1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1_desc38_alpha_mod = 2" calcext:value-type="string">
            <text:p>overlay1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landscape' &gt; 39 &gt; button for 'down', disabled, handled by dpad_area&#10;overlay1_desc39 = &quot;down,0.1125,0.56978,radial,0.035,0.07778&quot;&#10;overlay1_desc39_overlay = p-btn-dpad-down.png&#10;overlay1_desc39_reach_x = 0&#10;overlay1_desc39_alpha_mod = 2" calcext:value-type="string">
            <text:p>### Overlay 'landscape' &gt; 39 &gt; button for 'down', disabled, handled by dpad_area</text:p>
            <text:p>overlay1_desc39 = "down,0.1125,0.56978,radial,0.035,0.07778"</text:p>
            <text:p>overlay1_desc39_overlay = p-btn-dpad-down.png</text:p>
            <text:p>overlay1_desc39_reach_x = 0</text:p>
            <text:p>overlay1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84" calcext:value-type="float">
            <text:p>84</text:p>
          </table:table-cell>
          <table:table-cell table:formula="of:=[$source.E43]/2" office:value-type="float" office:value="84" calcext:value-type="float">
            <text:p>84</text:p>
          </table:table-cell>
          <table:table-cell table:formula="of:=[$source.F43]+[.E42]" office:value-type="float" office:value="270" calcext:value-type="float">
            <text:p>270</text:p>
          </table:table-cell>
          <table:table-cell table:formula="of:=[$source.G43]+[.F42]" office:value-type="float" office:value="615.363" calcext:value-type="float">
            <text:p>615.363</text:p>
          </table:table-cell>
          <table:table-cell table:formula="of:=ROUND([.E42]/[$source.$F$1];5)" office:value-type="float" office:value="0.035" calcext:value-type="float">
            <text:p>0.035</text:p>
          </table:table-cell>
          <table:table-cell table:formula="of:=ROUND([.F42]/[$source.$H$1];5)" office:value-type="float" office:value="0.07778" calcext:value-type="float">
            <text:p>0.07778</text:p>
          </table:table-cell>
          <table:table-cell table:formula="of:=ROUND([.G42]/[$source.$F$1];5)" office:value-type="float" office:value="0.1125" calcext:value-type="float">
            <text:p>0.1125</text:p>
          </table:table-cell>
          <table:table-cell table:formula="of:=ROUND([.H42]/[$source.$H$1];5)" office:value-type="float" office:value="0.56978" calcext:value-type="float">
            <text:p>0.56978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landscape' &gt; 39 &gt; button for 'down', disabled, handled by dpad_area" calcext:value-type="string">
            <text:p>### Overlay 'landscape' &gt; 39 &gt; button for 'down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1_desc39 = &quot;down,0.1125,0.56978,radial,0.035,0.07778&quot;" calcext:value-type="string">
            <text:p>overlay1_desc39 = "down,0.1125,0.56978,radial,0.035,0.07778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1_desc39_overlay = p-btn-dpad-down.png" calcext:value-type="string">
            <text:p>overlay1_desc39_overlay = p-btn-dpad-down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1_desc39_reach_x = 0" calcext:value-type="string">
            <text:p>overlay1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1_desc39_alpha_mod = 2" calcext:value-type="string">
            <text:p>overlay1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landscape' &gt; 40 &gt; button for 'up|left', disabled, handled by dpad_area&#10;overlay1_desc40 = &quot;up|left,0.0524,0.30844,radial,0.0075,0.01667&quot;&#10;overlay1_desc40_overlay = p-btn-corner.png&#10;overlay1_desc40_reach_x = 0&#10;overlay1_desc40_alpha_mod = 2" calcext:value-type="string">
            <text:p>### Overlay 'landscape' &gt; 40 &gt; button for 'up|left', disabled, handled by dpad_area</text:p>
            <text:p>overlay1_desc40 = "up|left,0.0524,0.30844,radial,0.0075,0.01667"</text:p>
            <text:p>overlay1_desc40_overlay = p-btn-corner.png</text:p>
            <text:p>overlay1_desc40_reach_x = 0</text:p>
            <text:p>overlay1_desc40_alpha_mod = 2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18" calcext:value-type="float">
            <text:p>18</text:p>
          </table:table-cell>
          <table:table-cell table:formula="of:=[$source.E44]/2" office:value-type="float" office:value="18" calcext:value-type="float">
            <text:p>18</text:p>
          </table:table-cell>
          <table:table-cell table:formula="of:=[$source.F44]+[.E43]" office:value-type="float" office:value="125.75" calcext:value-type="float">
            <text:p>125.75</text:p>
          </table:table-cell>
          <table:table-cell table:formula="of:=[$source.G44]+[.F43]" office:value-type="float" office:value="333.113" calcext:value-type="float">
            <text:p>333.113</text:p>
          </table:table-cell>
          <table:table-cell table:formula="of:=ROUND([.E43]/[$source.$F$1];5)" office:value-type="float" office:value="0.0075" calcext:value-type="float">
            <text:p>0.0075</text:p>
          </table:table-cell>
          <table:table-cell table:formula="of:=ROUND([.F43]/[$source.$H$1];5)" office:value-type="float" office:value="0.01667" calcext:value-type="float">
            <text:p>0.01667</text:p>
          </table:table-cell>
          <table:table-cell table:formula="of:=ROUND([.G43]/[$source.$F$1];5)" office:value-type="float" office:value="0.0524" calcext:value-type="float">
            <text:p>0.0524</text:p>
          </table:table-cell>
          <table:table-cell table:formula="of:=ROUND([.H43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landscape' &gt; 40 &gt; button for 'up|left', disabled, handled by dpad_area" calcext:value-type="string">
            <text:p>### Overlay 'landscape' &gt; 40 &gt; button for 'up|left', disabled, handled by dpad_area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1_desc40 = &quot;up|left,0.0524,0.30844,radial,0.0075,0.01667&quot;" calcext:value-type="string">
            <text:p>overlay1_desc40 = "up|left,0.0524,0.30844,radial,0.0075,0.01667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1_desc40_overlay = p-btn-corner.png" calcext:value-type="string">
            <text:p>overlay1_desc40_overlay = p-btn-corner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1_desc40_reach_x = 0" calcext:value-type="string">
            <text:p>overlay1_desc40_reach_x = 0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1_desc40_alpha_mod = 2" calcext:value-type="string">
            <text:p>overlay1_desc40_alpha_mod = 2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landscape' &gt; 41 &gt; button for 'up|right', disabled, handled by dpad_area&#10;overlay1_desc41 = &quot;up|right,0.1726,0.30844,radial,0.0075,0.01667&quot;&#10;overlay1_desc41_overlay = p-btn-corner.png&#10;overlay1_desc41_reach_x = 0&#10;overlay1_desc41_alpha_mod = 2" calcext:value-type="string">
            <text:p>### Overlay 'landscape' &gt; 41 &gt; button for 'up|right', disabled, handled by dpad_area</text:p>
            <text:p>overlay1_desc41 = "up|right,0.1726,0.30844,radial,0.0075,0.01667"</text:p>
            <text:p>overlay1_desc41_overlay = p-btn-corner.png</text:p>
            <text:p>overlay1_desc41_reach_x = 0</text:p>
            <text:p>overlay1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18" calcext:value-type="float">
            <text:p>18</text:p>
          </table:table-cell>
          <table:table-cell table:formula="of:=[$source.E45]/2" office:value-type="float" office:value="18" calcext:value-type="float">
            <text:p>18</text:p>
          </table:table-cell>
          <table:table-cell table:formula="of:=[$source.F45]+[.E44]" office:value-type="float" office:value="414.25" calcext:value-type="float">
            <text:p>414.25</text:p>
          </table:table-cell>
          <table:table-cell table:formula="of:=[$source.G45]+[.F44]" office:value-type="float" office:value="333.113" calcext:value-type="float">
            <text:p>333.113</text:p>
          </table:table-cell>
          <table:table-cell table:formula="of:=ROUND([.E44]/[$source.$F$1];5)" office:value-type="float" office:value="0.0075" calcext:value-type="float">
            <text:p>0.0075</text:p>
          </table:table-cell>
          <table:table-cell table:formula="of:=ROUND([.F44]/[$source.$H$1];5)" office:value-type="float" office:value="0.01667" calcext:value-type="float">
            <text:p>0.01667</text:p>
          </table:table-cell>
          <table:table-cell table:formula="of:=ROUND([.G44]/[$source.$F$1];5)" office:value-type="float" office:value="0.1726" calcext:value-type="float">
            <text:p>0.1726</text:p>
          </table:table-cell>
          <table:table-cell table:formula="of:=ROUND([.H44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landscape' &gt; 41 &gt; button for 'up|right', disabled, handled by dpad_area" calcext:value-type="string">
            <text:p>### Overlay 'landscape' &gt; 41 &gt; button for 'up|right', disabled, handled by dpad_area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1_desc41 = &quot;up|right,0.1726,0.30844,radial,0.0075,0.01667&quot;" calcext:value-type="string">
            <text:p>overlay1_desc41 = "up|right,0.1726,0.30844,radial,0.0075,0.01667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1_desc41_overlay = p-btn-corner.png" calcext:value-type="string">
            <text:p>overlay1_desc41_overlay = p-btn-corner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1_desc41_reach_x = 0" calcext:value-type="string">
            <text:p>overlay1_desc41_reach_x = 0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1_desc41_alpha_mod = 2" calcext:value-type="string">
            <text:p>overlay1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landscape' &gt; 42 &gt; button for 'down|left', disabled, handled by dpad_area&#10;overlay1_desc42 = &quot;down|left,0.0524,0.57557,radial,0.0075,0.01667&quot;&#10;overlay1_desc42_overlay = p-btn-corner.png&#10;overlay1_desc42_reach_x = 0&#10;overlay1_desc42_alpha_mod = 2" calcext:value-type="string">
            <text:p>### Overlay 'landscape' &gt; 42 &gt; button for 'down|left', disabled, handled by dpad_area</text:p>
            <text:p>overlay1_desc42 = "down|left,0.0524,0.57557,radial,0.0075,0.01667"</text:p>
            <text:p>overlay1_desc42_overlay = p-btn-corner.png</text:p>
            <text:p>overlay1_desc42_reach_x = 0</text:p>
            <text:p>overlay1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18" calcext:value-type="float">
            <text:p>18</text:p>
          </table:table-cell>
          <table:table-cell table:formula="of:=[$source.E46]/2" office:value-type="float" office:value="18" calcext:value-type="float">
            <text:p>18</text:p>
          </table:table-cell>
          <table:table-cell table:formula="of:=[$source.F46]+[.E45]" office:value-type="float" office:value="125.75" calcext:value-type="float">
            <text:p>125.75</text:p>
          </table:table-cell>
          <table:table-cell table:formula="of:=[$source.G46]+[.F45]" office:value-type="float" office:value="621.613" calcext:value-type="float">
            <text:p>621.613</text:p>
          </table:table-cell>
          <table:table-cell table:formula="of:=ROUND([.E45]/[$source.$F$1];5)" office:value-type="float" office:value="0.0075" calcext:value-type="float">
            <text:p>0.0075</text:p>
          </table:table-cell>
          <table:table-cell table:formula="of:=ROUND([.F45]/[$source.$H$1];5)" office:value-type="float" office:value="0.01667" calcext:value-type="float">
            <text:p>0.01667</text:p>
          </table:table-cell>
          <table:table-cell table:formula="of:=ROUND([.G45]/[$source.$F$1];5)" office:value-type="float" office:value="0.0524" calcext:value-type="float">
            <text:p>0.0524</text:p>
          </table:table-cell>
          <table:table-cell table:formula="of:=ROUND([.H45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landscape' &gt; 42 &gt; button for 'down|left', disabled, handled by dpad_area" calcext:value-type="string">
            <text:p>### Overlay 'landscape' &gt; 42 &gt; button for 'down|left', disabled, handled by dpad_area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1_desc42 = &quot;down|left,0.0524,0.57557,radial,0.0075,0.01667&quot;" calcext:value-type="string">
            <text:p>overlay1_desc42 = "down|left,0.0524,0.57557,radial,0.0075,0.01667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1_desc42_overlay = p-btn-corner.png" calcext:value-type="string">
            <text:p>overlay1_desc42_overlay = p-btn-corner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1_desc42_reach_x = 0" calcext:value-type="string">
            <text:p>overlay1_desc42_reach_x = 0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1_desc42_alpha_mod = 2" calcext:value-type="string">
            <text:p>overlay1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landscape' &gt; 43 &gt; button for 'down|right', disabled, handled by dpad_area&#10;overlay1_desc43 = &quot;down|right,0.1726,0.57557,radial,0.0075,0.01667&quot;&#10;overlay1_desc43_overlay = p-btn-corner.png&#10;overlay1_desc43_reach_x = 0&#10;overlay1_desc43_alpha_mod = 2" calcext:value-type="string">
            <text:p>### Overlay 'landscape' &gt; 43 &gt; button for 'down|right', disabled, handled by dpad_area</text:p>
            <text:p>overlay1_desc43 = "down|right,0.1726,0.57557,radial,0.0075,0.01667"</text:p>
            <text:p>overlay1_desc43_overlay = p-btn-corner.png</text:p>
            <text:p>overlay1_desc43_reach_x = 0</text:p>
            <text:p>overlay1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18" calcext:value-type="float">
            <text:p>18</text:p>
          </table:table-cell>
          <table:table-cell table:formula="of:=[$source.E47]/2" office:value-type="float" office:value="18" calcext:value-type="float">
            <text:p>18</text:p>
          </table:table-cell>
          <table:table-cell table:formula="of:=[$source.F47]+[.E46]" office:value-type="float" office:value="414.25" calcext:value-type="float">
            <text:p>414.25</text:p>
          </table:table-cell>
          <table:table-cell table:formula="of:=[$source.G47]+[.F46]" office:value-type="float" office:value="621.613" calcext:value-type="float">
            <text:p>621.613</text:p>
          </table:table-cell>
          <table:table-cell table:formula="of:=ROUND([.E46]/[$source.$F$1];5)" office:value-type="float" office:value="0.0075" calcext:value-type="float">
            <text:p>0.0075</text:p>
          </table:table-cell>
          <table:table-cell table:formula="of:=ROUND([.F46]/[$source.$H$1];5)" office:value-type="float" office:value="0.01667" calcext:value-type="float">
            <text:p>0.01667</text:p>
          </table:table-cell>
          <table:table-cell table:formula="of:=ROUND([.G46]/[$source.$F$1];5)" office:value-type="float" office:value="0.1726" calcext:value-type="float">
            <text:p>0.1726</text:p>
          </table:table-cell>
          <table:table-cell table:formula="of:=ROUND([.H46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landscape' &gt; 43 &gt; button for 'down|right', disabled, handled by dpad_area" calcext:value-type="string">
            <text:p>### Overlay 'landscape' &gt; 43 &gt; button for 'down|right', disabled, handled by dpad_area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1_desc43 = &quot;down|right,0.1726,0.57557,radial,0.0075,0.01667&quot;" calcext:value-type="string">
            <text:p>overlay1_desc43 = "down|right,0.1726,0.57557,radial,0.0075,0.01667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1_desc43_overlay = p-btn-corner.png" calcext:value-type="string">
            <text:p>overlay1_desc43_overlay = p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1_desc43_reach_x = 0" calcext:value-type="string">
            <text:p>overlay1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1_desc43_alpha_mod = 2" calcext:value-type="string">
            <text:p>overlay1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landscape' &gt; 44 &gt; button for 'x', disabled, handled by abxy_area&#10;overlay1_desc44 = &quot;x,0.8875,0.31423,radial,0.035,0.07778&quot;&#10;overlay1_desc44_overlay = p-btn-act4-x-triangle.png&#10;overlay1_desc44_reach_x = 0&#10;overlay1_desc44_alpha_mod = 2" calcext:value-type="string">
            <text:p>### Overlay 'landscape' &gt; 44 &gt; button for 'x', disabled, handled by abxy_area</text:p>
            <text:p>overlay1_desc44 = "x,0.8875,0.31423,radial,0.035,0.07778"</text:p>
            <text:p>overlay1_desc44_overlay = p-btn-act4-x-triangle.png</text:p>
            <text:p>overlay1_desc44_reach_x = 0</text:p>
            <text:p>overlay1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84" calcext:value-type="float">
            <text:p>84</text:p>
          </table:table-cell>
          <table:table-cell table:formula="of:=[$source.E48]/2" office:value-type="float" office:value="84" calcext:value-type="float">
            <text:p>84</text:p>
          </table:table-cell>
          <table:table-cell table:formula="of:=[$source.F48]+[.E47]" office:value-type="float" office:value="2130" calcext:value-type="float">
            <text:p>2130</text:p>
          </table:table-cell>
          <table:table-cell table:formula="of:=[$source.G48]+[.F47]" office:value-type="float" office:value="339.363" calcext:value-type="float">
            <text:p>339.363</text:p>
          </table:table-cell>
          <table:table-cell table:formula="of:=ROUND([.E47]/[$source.$F$1];5)" office:value-type="float" office:value="0.035" calcext:value-type="float">
            <text:p>0.035</text:p>
          </table:table-cell>
          <table:table-cell table:formula="of:=ROUND([.F47]/[$source.$H$1];5)" office:value-type="float" office:value="0.07778" calcext:value-type="float">
            <text:p>0.07778</text:p>
          </table:table-cell>
          <table:table-cell table:formula="of:=ROUND([.G47]/[$source.$F$1];5)" office:value-type="float" office:value="0.8875" calcext:value-type="float">
            <text:p>0.8875</text:p>
          </table:table-cell>
          <table:table-cell table:formula="of:=ROUND([.H47]/[$source.$H$1];5)" office:value-type="float" office:value="0.31423" calcext:value-type="float">
            <text:p>0.31423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landscape' &gt; 44 &gt; button for 'x', disabled, handled by abxy_area" calcext:value-type="string">
            <text:p>### Overlay 'landscape' &gt; 44 &gt; button for 'x', disabled, handled by abxy_area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1_desc44 = &quot;x,0.8875,0.31423,radial,0.035,0.07778&quot;" calcext:value-type="string">
            <text:p>overlay1_desc44 = "x,0.8875,0.31423,radial,0.035,0.07778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1_desc44_overlay = p-btn-act4-x-triangle.png" calcext:value-type="string">
            <text:p>overlay1_desc44_overlay = p-btn-act4-x-triangle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1_desc44_reach_x = 0" calcext:value-type="string">
            <text:p>overlay1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1_desc44_alpha_mod = 2" calcext:value-type="string">
            <text:p>overlay1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landscape' &gt; 45 &gt; button for 'y', disabled, handled by abxy_area&#10;overlay1_desc45 = &quot;y,0.83,0.442,radial,0.035,0.07778&quot;&#10;overlay1_desc45_overlay = p-btn-act4-y-square.png&#10;overlay1_desc45_reach_x = 0&#10;overlay1_desc45_alpha_mod = 2" calcext:value-type="string">
            <text:p>### Overlay 'landscape' &gt; 45 &gt; button for 'y', disabled, handled by abxy_area</text:p>
            <text:p>overlay1_desc45 = "y,0.83,0.442,radial,0.035,0.07778"</text:p>
            <text:p>overlay1_desc45_overlay = p-btn-act4-y-square.png</text:p>
            <text:p>overlay1_desc45_reach_x = 0</text:p>
            <text:p>overlay1_desc45_alpha_mod = 2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84" calcext:value-type="float">
            <text:p>84</text:p>
          </table:table-cell>
          <table:table-cell table:formula="of:=[$source.E49]/2" office:value-type="float" office:value="84" calcext:value-type="float">
            <text:p>84</text:p>
          </table:table-cell>
          <table:table-cell table:formula="of:=[$source.F49]+[.E48]" office:value-type="float" office:value="1992" calcext:value-type="float">
            <text:p>1992</text:p>
          </table:table-cell>
          <table:table-cell table:formula="of:=[$source.G49]+[.F48]" office:value-type="float" office:value="477.363" calcext:value-type="float">
            <text:p>477.363</text:p>
          </table:table-cell>
          <table:table-cell table:formula="of:=ROUND([.E48]/[$source.$F$1];5)" office:value-type="float" office:value="0.035" calcext:value-type="float">
            <text:p>0.035</text:p>
          </table:table-cell>
          <table:table-cell table:formula="of:=ROUND([.F48]/[$source.$H$1];5)" office:value-type="float" office:value="0.07778" calcext:value-type="float">
            <text:p>0.07778</text:p>
          </table:table-cell>
          <table:table-cell table:formula="of:=ROUND([.G48]/[$source.$F$1];5)" office:value-type="float" office:value="0.83" calcext:value-type="float">
            <text:p>0.83</text:p>
          </table:table-cell>
          <table:table-cell table:formula="of:=ROUND([.H48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landscape' &gt; 45 &gt; button for 'y', disabled, handled by abxy_area" calcext:value-type="string">
            <text:p>### Overlay 'landscape' &gt; 45 &gt; button for 'y', disabled, handled by abxy_area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1_desc45 = &quot;y,0.83,0.442,radial,0.035,0.07778&quot;" calcext:value-type="string">
            <text:p>overlay1_desc45 = "y,0.83,0.442,radial,0.035,0.07778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1_desc45_overlay = p-btn-act4-y-square.png" calcext:value-type="string">
            <text:p>overlay1_desc45_overlay = p-btn-act4-y-square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1_desc45_reach_x = 0" calcext:value-type="string">
            <text:p>overlay1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1_desc45_alpha_mod = 2" calcext:value-type="string">
            <text:p>overlay1_desc45_alpha_mod = 2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landscape' &gt; 46 &gt; button for 'a', disabled, handled by abxy_area&#10;overlay1_desc46 = &quot;a,0.945,0.442,radial,0.035,0.07778&quot;&#10;overlay1_desc46_overlay = p-btn-act4-a-circle.png&#10;overlay1_desc46_reach_x = 0&#10;overlay1_desc46_alpha_mod = 2" calcext:value-type="string">
            <text:p>### Overlay 'landscape' &gt; 46 &gt; button for 'a', disabled, handled by abxy_area</text:p>
            <text:p>overlay1_desc46 = "a,0.945,0.442,radial,0.035,0.07778"</text:p>
            <text:p>overlay1_desc46_overlay = p-btn-act4-a-circle.png</text:p>
            <text:p>overlay1_desc46_reach_x = 0</text:p>
            <text:p>overlay1_desc46_alpha_mod = 2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84" calcext:value-type="float">
            <text:p>84</text:p>
          </table:table-cell>
          <table:table-cell table:formula="of:=[$source.E50]/2" office:value-type="float" office:value="84" calcext:value-type="float">
            <text:p>84</text:p>
          </table:table-cell>
          <table:table-cell table:formula="of:=[$source.F50]+[.E49]" office:value-type="float" office:value="2268" calcext:value-type="float">
            <text:p>2268</text:p>
          </table:table-cell>
          <table:table-cell table:formula="of:=[$source.G50]+[.F49]" office:value-type="float" office:value="477.363" calcext:value-type="float">
            <text:p>477.363</text:p>
          </table:table-cell>
          <table:table-cell table:formula="of:=ROUND([.E49]/[$source.$F$1];5)" office:value-type="float" office:value="0.035" calcext:value-type="float">
            <text:p>0.035</text:p>
          </table:table-cell>
          <table:table-cell table:formula="of:=ROUND([.F49]/[$source.$H$1];5)" office:value-type="float" office:value="0.07778" calcext:value-type="float">
            <text:p>0.07778</text:p>
          </table:table-cell>
          <table:table-cell table:formula="of:=ROUND([.G49]/[$source.$F$1];5)" office:value-type="float" office:value="0.945" calcext:value-type="float">
            <text:p>0.945</text:p>
          </table:table-cell>
          <table:table-cell table:formula="of:=ROUND([.H49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landscape' &gt; 46 &gt; button for 'a', disabled, handled by abxy_area" calcext:value-type="string">
            <text:p>### Overlay 'landscape' &gt; 46 &gt; button for 'a', disabled, handled by abxy_area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1_desc46 = &quot;a,0.945,0.442,radial,0.035,0.07778&quot;" calcext:value-type="string">
            <text:p>overlay1_desc46 = "a,0.945,0.442,radial,0.035,0.07778"</text:p>
          </table:table-cell>
          <table:table-cell table:formula="of:=IF([$source.C50]=&quot;&quot;;&quot;&quot;;&quot;overlay&quot;&amp;[$source.$D$1]&amp;&quot;_desc&quot;&amp;[.D49]&amp;&quot;_overlay = &quot;&amp;[$source.C50])" office:value-type="string" office:string-value="overlay1_desc46_overlay = p-btn-act4-a-circle.png" calcext:value-type="string">
            <text:p>overlay1_desc46_overlay = p-btn-act4-a-circle.png</text:p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1_desc46_reach_x = 0" calcext:value-type="string">
            <text:p>overlay1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1_desc46_alpha_mod = 2" calcext:value-type="string">
            <text:p>overlay1_desc46_alpha_mod = 2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0:.T50])" office:value-type="string" office:string-value="### Overlay 'landscape' &gt; 47 &gt; button for 'b', disabled, handled by abxy_area&#10;overlay1_desc47 = &quot;b,0.8875,0.56978,radial,0.035,0.07778&quot;&#10;overlay1_desc47_overlay = p-btn-act4-b-cross.png&#10;overlay1_desc47_reach_x = 0&#10;overlay1_desc47_alpha_mod = 2" calcext:value-type="string">
            <text:p>### Overlay 'landscape' &gt; 47 &gt; button for 'b', disabled, handled by abxy_area</text:p>
            <text:p>overlay1_desc47 = "b,0.8875,0.56978,radial,0.035,0.07778"</text:p>
            <text:p>overlay1_desc47_overlay = p-btn-act4-b-cross.png</text:p>
            <text:p>overlay1_desc47_reach_x = 0</text:p>
            <text:p>overlay1_desc47_alpha_mod = 2</text:p>
          </table:table-cell>
          <table:table-cell table:number-columns-repeated="2"/>
          <table:table-cell table:formula="of:=[$source.A51]" office:value-type="float" office:value="47" calcext:value-type="float">
            <text:p>47</text:p>
          </table:table-cell>
          <table:table-cell table:formula="of:=[$source.D51]/2" office:value-type="float" office:value="84" calcext:value-type="float">
            <text:p>84</text:p>
          </table:table-cell>
          <table:table-cell table:formula="of:=[$source.E51]/2" office:value-type="float" office:value="84" calcext:value-type="float">
            <text:p>84</text:p>
          </table:table-cell>
          <table:table-cell table:formula="of:=[$source.F51]+[.E50]" office:value-type="float" office:value="2130" calcext:value-type="float">
            <text:p>2130</text:p>
          </table:table-cell>
          <table:table-cell table:formula="of:=[$source.G51]+[.F50]" office:value-type="float" office:value="615.363" calcext:value-type="float">
            <text:p>615.363</text:p>
          </table:table-cell>
          <table:table-cell table:formula="of:=ROUND([.E50]/[$source.$F$1];5)" office:value-type="float" office:value="0.035" calcext:value-type="float">
            <text:p>0.035</text:p>
          </table:table-cell>
          <table:table-cell table:formula="of:=ROUND([.F50]/[$source.$H$1];5)" office:value-type="float" office:value="0.07778" calcext:value-type="float">
            <text:p>0.07778</text:p>
          </table:table-cell>
          <table:table-cell table:formula="of:=ROUND([.G50]/[$source.$F$1];5)" office:value-type="float" office:value="0.8875" calcext:value-type="float">
            <text:p>0.8875</text:p>
          </table:table-cell>
          <table:table-cell table:formula="of:=ROUND([.H50]/[$source.$H$1];5)" office:value-type="float" office:value="0.56978" calcext:value-type="float">
            <text:p>0.56978</text:p>
          </table:table-cell>
          <table:table-cell table:style-name="ce4" table:formula="of:=&quot;### Overlay '&quot;&amp;[$source.$B$1]&amp;&quot;' &gt; &quot;&amp;[.D50]&amp;&quot; &gt; &quot;&amp;[$source.N51]" office:value-type="string" office:string-value="### Overlay 'landscape' &gt; 47 &gt; button for 'b', disabled, handled by abxy_area" calcext:value-type="string">
            <text:p>### Overlay 'landscape' &gt; 47 &gt; button for 'b', disabled, handled by abxy_area</text:p>
          </table:table-cell>
          <table:table-cell table:style-name="ce4" table:formula="of:=&quot;overlay&quot;&amp;[$source.$D$1]&amp;&quot;_desc&quot;&amp;[.D50]&amp;&quot; = &quot;&quot;&quot;&amp;COM.MICROSOFT.TEXTJOIN(&quot;,&quot;;0;[$source.B51];[.K50];[.L50];[$source.H51];[.I50];[.J50])&amp;&quot;&quot;&quot;&quot;" office:value-type="string" office:string-value="overlay1_desc47 = &quot;b,0.8875,0.56978,radial,0.035,0.07778&quot;" calcext:value-type="string">
            <text:p>overlay1_desc47 = "b,0.8875,0.56978,radial,0.035,0.07778"</text:p>
          </table:table-cell>
          <table:table-cell table:formula="of:=IF([$source.C51]=&quot;&quot;;&quot;&quot;;&quot;overlay&quot;&amp;[$source.$D$1]&amp;&quot;_desc&quot;&amp;[.D50]&amp;&quot;_overlay = &quot;&amp;[$source.C51])" office:value-type="string" office:string-value="overlay1_desc47_overlay = p-btn-act4-b-cross.png" calcext:value-type="string">
            <text:p>overlay1_desc47_overlay = p-btn-act4-b-cross.png</text:p>
          </table:table-cell>
          <table:table-cell table:formula="of:=IF([$source.I51]=&quot;&quot;; &quot;overlay&quot;&amp;[$source.$D$1]&amp;&quot;_desc&quot;&amp;[.D50]&amp;&quot;_reach_x = 0&quot;; &quot;overlay&quot;&amp;[$source.$D$1]&amp;&quot;_desc&quot;&amp;[.D50]&amp;&quot;_reach_x = 1.25&quot;&amp;CHAR(10)&amp;&quot;overlay&quot;&amp;[$source.$D$1]&amp;&quot;_desc&quot;&amp;[.D50]&amp;&quot;_reach_y = 1.25&quot; )" office:value-type="string" office:string-value="overlay1_desc47_reach_x = 0" calcext:value-type="string">
            <text:p>overlay1_desc47_reach_x = 0</text:p>
          </table:table-cell>
          <table:table-cell table:style-name="ce4" table:formula="of:=IF([$source.J51]=&quot;&quot;;&quot;&quot;; &quot;overlay&quot;&amp;[$source.$D$1]&amp;&quot;_desc&quot;&amp;[.D50]&amp;&quot;_range_mod = 15&quot;&amp; CHAR(10)&amp; &quot;overlay&quot;&amp;[$source.$D$1]&amp;&quot;_desc&quot;&amp;[.D50]&amp;&quot;_range_mod_exclusive = true&quot; )">
            <text:p/>
          </table:table-cell>
          <table:table-cell table:style-name="ce4" table:formula="of:=IF([$source.K51]=&quot;&quot;;&quot;&quot;; &quot;overlay&quot;&amp;[$source.$D$1]&amp;&quot;_desc&quot;&amp;[.D50]&amp;&quot;_movable = true&quot;&amp; CHAR(10)&amp; &quot;overlay&quot;&amp;[$source.$D$1]&amp;&quot;_desc&quot;&amp;[.D50]&amp;&quot;_saturate_pct = 0.65&quot; )">
            <text:p/>
          </table:table-cell>
          <table:table-cell table:formula="of:=&quot;overlay&quot;&amp;[$source.$D$1]&amp;&quot;_desc&quot;&amp;[.D50]&amp;&quot;_alpha_mod = &quot;&amp;[$source.L51]" office:value-type="string" office:string-value="overlay1_desc47_alpha_mod = 2" calcext:value-type="string">
            <text:p>overlay1_desc47_alpha_mod = 2</text:p>
          </table:table-cell>
          <table:table-cell table:formula="of:=IF([$source.M51]=&quot;&quot;;&quot;&quot;; &quot;overlay&quot;&amp;[$source.$D$1]&amp;&quot;_desc&quot;&amp;[.D50]&amp;&quot;_next_target = &quot;&quot;&quot;&amp;[$source.M5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1:.T51])" office:value-type="string" office:string-value="### Overlay 'landscape' &gt; 48 &gt; button for 'x|y', disabled, handled by abxy_area&#10;overlay1_desc48 = &quot;x|y,0.8274,0.30844,radial,0.0075,0.01667&quot;&#10;overlay1_desc48_overlay = p-btn-corner.png&#10;overlay1_desc48_reach_x = 0&#10;overlay1_desc48_alpha_mod = 2" calcext:value-type="string">
            <text:p>### Overlay 'landscape' &gt; 48 &gt; button for 'x|y', disabled, handled by abxy_area</text:p>
            <text:p>overlay1_desc48 = "x|y,0.8274,0.30844,radial,0.0075,0.01667"</text:p>
            <text:p>overlay1_desc48_overlay = p-btn-corner.png</text:p>
            <text:p>overlay1_desc48_reach_x = 0</text:p>
            <text:p>overlay1_desc48_alpha_mod = 2</text:p>
          </table:table-cell>
          <table:table-cell table:number-columns-repeated="2"/>
          <table:table-cell table:formula="of:=[$source.A52]" office:value-type="float" office:value="48" calcext:value-type="float">
            <text:p>48</text:p>
          </table:table-cell>
          <table:table-cell table:formula="of:=[$source.D52]/2" office:value-type="float" office:value="18" calcext:value-type="float">
            <text:p>18</text:p>
          </table:table-cell>
          <table:table-cell table:formula="of:=[$source.E52]/2" office:value-type="float" office:value="18" calcext:value-type="float">
            <text:p>18</text:p>
          </table:table-cell>
          <table:table-cell table:formula="of:=[$source.F52]+[.E51]" office:value-type="float" office:value="1985.75" calcext:value-type="float">
            <text:p>1985.75</text:p>
          </table:table-cell>
          <table:table-cell table:formula="of:=[$source.G52]+[.F51]" office:value-type="float" office:value="333.113" calcext:value-type="float">
            <text:p>333.113</text:p>
          </table:table-cell>
          <table:table-cell table:formula="of:=ROUND([.E51]/[$source.$F$1];5)" office:value-type="float" office:value="0.0075" calcext:value-type="float">
            <text:p>0.0075</text:p>
          </table:table-cell>
          <table:table-cell table:formula="of:=ROUND([.F51]/[$source.$H$1];5)" office:value-type="float" office:value="0.01667" calcext:value-type="float">
            <text:p>0.01667</text:p>
          </table:table-cell>
          <table:table-cell table:formula="of:=ROUND([.G51]/[$source.$F$1];5)" office:value-type="float" office:value="0.8274" calcext:value-type="float">
            <text:p>0.8274</text:p>
          </table:table-cell>
          <table:table-cell table:formula="of:=ROUND([.H51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51]&amp;&quot; &gt; &quot;&amp;[$source.N52]" office:value-type="string" office:string-value="### Overlay 'landscape' &gt; 48 &gt; button for 'x|y', disabled, handled by abxy_area" calcext:value-type="string">
            <text:p>### Overlay 'landscape' &gt; 48 &gt; button for 'x|y', disabled, handled by abxy_area</text:p>
          </table:table-cell>
          <table:table-cell table:style-name="ce4" table:formula="of:=&quot;overlay&quot;&amp;[$source.$D$1]&amp;&quot;_desc&quot;&amp;[.D51]&amp;&quot; = &quot;&quot;&quot;&amp;COM.MICROSOFT.TEXTJOIN(&quot;,&quot;;0;[$source.B52];[.K51];[.L51];[$source.H52];[.I51];[.J51])&amp;&quot;&quot;&quot;&quot;" office:value-type="string" office:string-value="overlay1_desc48 = &quot;x|y,0.8274,0.30844,radial,0.0075,0.01667&quot;" calcext:value-type="string">
            <text:p>overlay1_desc48 = "x|y,0.8274,0.30844,radial,0.0075,0.01667"</text:p>
          </table:table-cell>
          <table:table-cell table:formula="of:=IF([$source.C52]=&quot;&quot;;&quot;&quot;;&quot;overlay&quot;&amp;[$source.$D$1]&amp;&quot;_desc&quot;&amp;[.D51]&amp;&quot;_overlay = &quot;&amp;[$source.C52])" office:value-type="string" office:string-value="overlay1_desc48_overlay = p-btn-corner.png" calcext:value-type="string">
            <text:p>overlay1_desc48_overlay = p-btn-corner.png</text:p>
          </table:table-cell>
          <table:table-cell table:formula="of:=IF([$source.I52]=&quot;&quot;; &quot;overlay&quot;&amp;[$source.$D$1]&amp;&quot;_desc&quot;&amp;[.D51]&amp;&quot;_reach_x = 0&quot;; &quot;overlay&quot;&amp;[$source.$D$1]&amp;&quot;_desc&quot;&amp;[.D51]&amp;&quot;_reach_x = 1.25&quot;&amp;CHAR(10)&amp;&quot;overlay&quot;&amp;[$source.$D$1]&amp;&quot;_desc&quot;&amp;[.D51]&amp;&quot;_reach_y = 1.25&quot; )" office:value-type="string" office:string-value="overlay1_desc48_reach_x = 0" calcext:value-type="string">
            <text:p>overlay1_desc48_reach_x = 0</text:p>
          </table:table-cell>
          <table:table-cell table:style-name="ce4" table:formula="of:=IF([$source.J52]=&quot;&quot;;&quot;&quot;; &quot;overlay&quot;&amp;[$source.$D$1]&amp;&quot;_desc&quot;&amp;[.D51]&amp;&quot;_range_mod = 15&quot;&amp; CHAR(10)&amp; &quot;overlay&quot;&amp;[$source.$D$1]&amp;&quot;_desc&quot;&amp;[.D51]&amp;&quot;_range_mod_exclusive = true&quot; )">
            <text:p/>
          </table:table-cell>
          <table:table-cell table:style-name="ce4" table:formula="of:=IF([$source.K52]=&quot;&quot;;&quot;&quot;; &quot;overlay&quot;&amp;[$source.$D$1]&amp;&quot;_desc&quot;&amp;[.D51]&amp;&quot;_movable = true&quot;&amp; CHAR(10)&amp; &quot;overlay&quot;&amp;[$source.$D$1]&amp;&quot;_desc&quot;&amp;[.D51]&amp;&quot;_saturate_pct = 0.65&quot; )">
            <text:p/>
          </table:table-cell>
          <table:table-cell table:formula="of:=&quot;overlay&quot;&amp;[$source.$D$1]&amp;&quot;_desc&quot;&amp;[.D51]&amp;&quot;_alpha_mod = &quot;&amp;[$source.L52]" office:value-type="string" office:string-value="overlay1_desc48_alpha_mod = 2" calcext:value-type="string">
            <text:p>overlay1_desc48_alpha_mod = 2</text:p>
          </table:table-cell>
          <table:table-cell table:formula="of:=IF([$source.M52]=&quot;&quot;;&quot;&quot;; &quot;overlay&quot;&amp;[$source.$D$1]&amp;&quot;_desc&quot;&amp;[.D51]&amp;&quot;_next_target = &quot;&quot;&quot;&amp;[$source.M5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2:.T52])" office:value-type="string" office:string-value="### Overlay 'landscape' &gt; 49 &gt; button for 'x|a', disabled, handled by abxy_area&#10;overlay1_desc49 = &quot;x|a,0.9476,0.30844,radial,0.0075,0.01667&quot;&#10;overlay1_desc49_overlay = p-btn-corner.png&#10;overlay1_desc49_reach_x = 0&#10;overlay1_desc49_alpha_mod = 2" calcext:value-type="string">
            <text:p>### Overlay 'landscape' &gt; 49 &gt; button for 'x|a', disabled, handled by abxy_area</text:p>
            <text:p>overlay1_desc49 = "x|a,0.9476,0.30844,radial,0.0075,0.01667"</text:p>
            <text:p>overlay1_desc49_overlay = p-btn-corner.png</text:p>
            <text:p>overlay1_desc49_reach_x = 0</text:p>
            <text:p>overlay1_desc49_alpha_mod = 2</text:p>
          </table:table-cell>
          <table:table-cell table:number-columns-repeated="2"/>
          <table:table-cell table:formula="of:=[$source.A53]" office:value-type="float" office:value="49" calcext:value-type="float">
            <text:p>49</text:p>
          </table:table-cell>
          <table:table-cell table:formula="of:=[$source.D53]/2" office:value-type="float" office:value="18" calcext:value-type="float">
            <text:p>18</text:p>
          </table:table-cell>
          <table:table-cell table:formula="of:=[$source.E53]/2" office:value-type="float" office:value="18" calcext:value-type="float">
            <text:p>18</text:p>
          </table:table-cell>
          <table:table-cell table:formula="of:=[$source.F53]+[.E52]" office:value-type="float" office:value="2274.25" calcext:value-type="float">
            <text:p>2274.25</text:p>
          </table:table-cell>
          <table:table-cell table:formula="of:=[$source.G53]+[.F52]" office:value-type="float" office:value="333.113" calcext:value-type="float">
            <text:p>333.113</text:p>
          </table:table-cell>
          <table:table-cell table:formula="of:=ROUND([.E52]/[$source.$F$1];5)" office:value-type="float" office:value="0.0075" calcext:value-type="float">
            <text:p>0.0075</text:p>
          </table:table-cell>
          <table:table-cell table:formula="of:=ROUND([.F52]/[$source.$H$1];5)" office:value-type="float" office:value="0.01667" calcext:value-type="float">
            <text:p>0.01667</text:p>
          </table:table-cell>
          <table:table-cell table:formula="of:=ROUND([.G52]/[$source.$F$1];5)" office:value-type="float" office:value="0.9476" calcext:value-type="float">
            <text:p>0.9476</text:p>
          </table:table-cell>
          <table:table-cell table:formula="of:=ROUND([.H52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52]&amp;&quot; &gt; &quot;&amp;[$source.N53]" office:value-type="string" office:string-value="### Overlay 'landscape' &gt; 49 &gt; button for 'x|a', disabled, handled by abxy_area" calcext:value-type="string">
            <text:p>### Overlay 'landscape' &gt; 49 &gt; button for 'x|a', disabled, handled by abxy_area</text:p>
          </table:table-cell>
          <table:table-cell table:style-name="ce4" table:formula="of:=&quot;overlay&quot;&amp;[$source.$D$1]&amp;&quot;_desc&quot;&amp;[.D52]&amp;&quot; = &quot;&quot;&quot;&amp;COM.MICROSOFT.TEXTJOIN(&quot;,&quot;;0;[$source.B53];[.K52];[.L52];[$source.H53];[.I52];[.J52])&amp;&quot;&quot;&quot;&quot;" office:value-type="string" office:string-value="overlay1_desc49 = &quot;x|a,0.9476,0.30844,radial,0.0075,0.01667&quot;" calcext:value-type="string">
            <text:p>overlay1_desc49 = "x|a,0.9476,0.30844,radial,0.0075,0.01667"</text:p>
          </table:table-cell>
          <table:table-cell table:formula="of:=IF([$source.C53]=&quot;&quot;;&quot;&quot;;&quot;overlay&quot;&amp;[$source.$D$1]&amp;&quot;_desc&quot;&amp;[.D52]&amp;&quot;_overlay = &quot;&amp;[$source.C53])" office:value-type="string" office:string-value="overlay1_desc49_overlay = p-btn-corner.png" calcext:value-type="string">
            <text:p>overlay1_desc49_overlay = p-btn-corner.png</text:p>
          </table:table-cell>
          <table:table-cell table:formula="of:=IF([$source.I53]=&quot;&quot;; &quot;overlay&quot;&amp;[$source.$D$1]&amp;&quot;_desc&quot;&amp;[.D52]&amp;&quot;_reach_x = 0&quot;; &quot;overlay&quot;&amp;[$source.$D$1]&amp;&quot;_desc&quot;&amp;[.D52]&amp;&quot;_reach_x = 1.25&quot;&amp;CHAR(10)&amp;&quot;overlay&quot;&amp;[$source.$D$1]&amp;&quot;_desc&quot;&amp;[.D52]&amp;&quot;_reach_y = 1.25&quot; )" office:value-type="string" office:string-value="overlay1_desc49_reach_x = 0" calcext:value-type="string">
            <text:p>overlay1_desc49_reach_x = 0</text:p>
          </table:table-cell>
          <table:table-cell table:style-name="ce4" table:formula="of:=IF([$source.J53]=&quot;&quot;;&quot;&quot;; &quot;overlay&quot;&amp;[$source.$D$1]&amp;&quot;_desc&quot;&amp;[.D52]&amp;&quot;_range_mod = 15&quot;&amp; CHAR(10)&amp; &quot;overlay&quot;&amp;[$source.$D$1]&amp;&quot;_desc&quot;&amp;[.D52]&amp;&quot;_range_mod_exclusive = true&quot; )">
            <text:p/>
          </table:table-cell>
          <table:table-cell table:style-name="ce4" table:formula="of:=IF([$source.K53]=&quot;&quot;;&quot;&quot;; &quot;overlay&quot;&amp;[$source.$D$1]&amp;&quot;_desc&quot;&amp;[.D52]&amp;&quot;_movable = true&quot;&amp; CHAR(10)&amp; &quot;overlay&quot;&amp;[$source.$D$1]&amp;&quot;_desc&quot;&amp;[.D52]&amp;&quot;_saturate_pct = 0.65&quot; )">
            <text:p/>
          </table:table-cell>
          <table:table-cell table:formula="of:=&quot;overlay&quot;&amp;[$source.$D$1]&amp;&quot;_desc&quot;&amp;[.D52]&amp;&quot;_alpha_mod = &quot;&amp;[$source.L53]" office:value-type="string" office:string-value="overlay1_desc49_alpha_mod = 2" calcext:value-type="string">
            <text:p>overlay1_desc49_alpha_mod = 2</text:p>
          </table:table-cell>
          <table:table-cell table:formula="of:=IF([$source.M53]=&quot;&quot;;&quot;&quot;; &quot;overlay&quot;&amp;[$source.$D$1]&amp;&quot;_desc&quot;&amp;[.D52]&amp;&quot;_next_target = &quot;&quot;&quot;&amp;[$source.M5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3:.T53])" office:value-type="string" office:string-value="### Overlay 'landscape' &gt; 50 &gt; button for 'b|y', disabled, handled by abxy_area&#10;overlay1_desc50 = &quot;b|y,0.8274,0.57557,radial,0.0075,0.01667&quot;&#10;overlay1_desc50_overlay = p-btn-corner.png&#10;overlay1_desc50_reach_x = 0&#10;overlay1_desc50_alpha_mod = 2" calcext:value-type="string">
            <text:p>### Overlay 'landscape' &gt; 50 &gt; button for 'b|y', disabled, handled by abxy_area</text:p>
            <text:p>overlay1_desc50 = "b|y,0.8274,0.57557,radial,0.0075,0.01667"</text:p>
            <text:p>overlay1_desc50_overlay = p-btn-corner.png</text:p>
            <text:p>overlay1_desc50_reach_x = 0</text:p>
            <text:p>overlay1_desc50_alpha_mod = 2</text:p>
          </table:table-cell>
          <table:table-cell table:number-columns-repeated="2"/>
          <table:table-cell table:formula="of:=[$source.A54]" office:value-type="float" office:value="50" calcext:value-type="float">
            <text:p>50</text:p>
          </table:table-cell>
          <table:table-cell table:formula="of:=[$source.D54]/2" office:value-type="float" office:value="18" calcext:value-type="float">
            <text:p>18</text:p>
          </table:table-cell>
          <table:table-cell table:formula="of:=[$source.E54]/2" office:value-type="float" office:value="18" calcext:value-type="float">
            <text:p>18</text:p>
          </table:table-cell>
          <table:table-cell table:formula="of:=[$source.F54]+[.E53]" office:value-type="float" office:value="1985.75" calcext:value-type="float">
            <text:p>1985.75</text:p>
          </table:table-cell>
          <table:table-cell table:formula="of:=[$source.G54]+[.F53]" office:value-type="float" office:value="621.613" calcext:value-type="float">
            <text:p>621.613</text:p>
          </table:table-cell>
          <table:table-cell table:formula="of:=ROUND([.E53]/[$source.$F$1];5)" office:value-type="float" office:value="0.0075" calcext:value-type="float">
            <text:p>0.0075</text:p>
          </table:table-cell>
          <table:table-cell table:formula="of:=ROUND([.F53]/[$source.$H$1];5)" office:value-type="float" office:value="0.01667" calcext:value-type="float">
            <text:p>0.01667</text:p>
          </table:table-cell>
          <table:table-cell table:formula="of:=ROUND([.G53]/[$source.$F$1];5)" office:value-type="float" office:value="0.8274" calcext:value-type="float">
            <text:p>0.8274</text:p>
          </table:table-cell>
          <table:table-cell table:formula="of:=ROUND([.H53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53]&amp;&quot; &gt; &quot;&amp;[$source.N54]" office:value-type="string" office:string-value="### Overlay 'landscape' &gt; 50 &gt; button for 'b|y', disabled, handled by abxy_area" calcext:value-type="string">
            <text:p>### Overlay 'landscape' &gt; 50 &gt; button for 'b|y', disabled, handled by abxy_area</text:p>
          </table:table-cell>
          <table:table-cell table:style-name="ce4" table:formula="of:=&quot;overlay&quot;&amp;[$source.$D$1]&amp;&quot;_desc&quot;&amp;[.D53]&amp;&quot; = &quot;&quot;&quot;&amp;COM.MICROSOFT.TEXTJOIN(&quot;,&quot;;0;[$source.B54];[.K53];[.L53];[$source.H54];[.I53];[.J53])&amp;&quot;&quot;&quot;&quot;" office:value-type="string" office:string-value="overlay1_desc50 = &quot;b|y,0.8274,0.57557,radial,0.0075,0.01667&quot;" calcext:value-type="string">
            <text:p>overlay1_desc50 = "b|y,0.8274,0.57557,radial,0.0075,0.01667"</text:p>
          </table:table-cell>
          <table:table-cell table:formula="of:=IF([$source.C54]=&quot;&quot;;&quot;&quot;;&quot;overlay&quot;&amp;[$source.$D$1]&amp;&quot;_desc&quot;&amp;[.D53]&amp;&quot;_overlay = &quot;&amp;[$source.C54])" office:value-type="string" office:string-value="overlay1_desc50_overlay = p-btn-corner.png" calcext:value-type="string">
            <text:p>overlay1_desc50_overlay = p-btn-corner.png</text:p>
          </table:table-cell>
          <table:table-cell table:formula="of:=IF([$source.I54]=&quot;&quot;; &quot;overlay&quot;&amp;[$source.$D$1]&amp;&quot;_desc&quot;&amp;[.D53]&amp;&quot;_reach_x = 0&quot;; &quot;overlay&quot;&amp;[$source.$D$1]&amp;&quot;_desc&quot;&amp;[.D53]&amp;&quot;_reach_x = 1.25&quot;&amp;CHAR(10)&amp;&quot;overlay&quot;&amp;[$source.$D$1]&amp;&quot;_desc&quot;&amp;[.D53]&amp;&quot;_reach_y = 1.25&quot; )" office:value-type="string" office:string-value="overlay1_desc50_reach_x = 0" calcext:value-type="string">
            <text:p>overlay1_desc50_reach_x = 0</text:p>
          </table:table-cell>
          <table:table-cell table:style-name="ce4" table:formula="of:=IF([$source.J54]=&quot;&quot;;&quot;&quot;; &quot;overlay&quot;&amp;[$source.$D$1]&amp;&quot;_desc&quot;&amp;[.D53]&amp;&quot;_range_mod = 15&quot;&amp; CHAR(10)&amp; &quot;overlay&quot;&amp;[$source.$D$1]&amp;&quot;_desc&quot;&amp;[.D53]&amp;&quot;_range_mod_exclusive = true&quot; )">
            <text:p/>
          </table:table-cell>
          <table:table-cell table:style-name="ce4" table:formula="of:=IF([$source.K54]=&quot;&quot;;&quot;&quot;; &quot;overlay&quot;&amp;[$source.$D$1]&amp;&quot;_desc&quot;&amp;[.D53]&amp;&quot;_movable = true&quot;&amp; CHAR(10)&amp; &quot;overlay&quot;&amp;[$source.$D$1]&amp;&quot;_desc&quot;&amp;[.D53]&amp;&quot;_saturate_pct = 0.65&quot; )">
            <text:p/>
          </table:table-cell>
          <table:table-cell table:formula="of:=&quot;overlay&quot;&amp;[$source.$D$1]&amp;&quot;_desc&quot;&amp;[.D53]&amp;&quot;_alpha_mod = &quot;&amp;[$source.L54]" office:value-type="string" office:string-value="overlay1_desc50_alpha_mod = 2" calcext:value-type="string">
            <text:p>overlay1_desc50_alpha_mod = 2</text:p>
          </table:table-cell>
          <table:table-cell table:formula="of:=IF([$source.M54]=&quot;&quot;;&quot;&quot;; &quot;overlay&quot;&amp;[$source.$D$1]&amp;&quot;_desc&quot;&amp;[.D53]&amp;&quot;_next_target = &quot;&quot;&quot;&amp;[$source.M5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4:.T54])" office:value-type="string" office:string-value="### Overlay 'landscape' &gt; 51 &gt; button for 'b|a', disabled, handled by abxy_area&#10;overlay1_desc51 = &quot;b|a,0.9476,0.57557,radial,0.0075,0.01667&quot;&#10;overlay1_desc51_overlay = p-btn-corner.png&#10;overlay1_desc51_reach_x = 0&#10;overlay1_desc51_alpha_mod = 2" calcext:value-type="string">
            <text:p>### Overlay 'landscape' &gt; 51 &gt; button for 'b|a', disabled, handled by abxy_area</text:p>
            <text:p>overlay1_desc51 = "b|a,0.9476,0.57557,radial,0.0075,0.01667"</text:p>
            <text:p>overlay1_desc51_overlay = p-btn-corner.png</text:p>
            <text:p>overlay1_desc51_reach_x = 0</text:p>
            <text:p>overlay1_desc51_alpha_mod = 2</text:p>
          </table:table-cell>
          <table:table-cell table:number-columns-repeated="2"/>
          <table:table-cell table:formula="of:=[$source.A55]" office:value-type="float" office:value="51" calcext:value-type="float">
            <text:p>51</text:p>
          </table:table-cell>
          <table:table-cell table:formula="of:=[$source.D55]/2" office:value-type="float" office:value="18" calcext:value-type="float">
            <text:p>18</text:p>
          </table:table-cell>
          <table:table-cell table:formula="of:=[$source.E55]/2" office:value-type="float" office:value="18" calcext:value-type="float">
            <text:p>18</text:p>
          </table:table-cell>
          <table:table-cell table:formula="of:=[$source.F55]+[.E54]" office:value-type="float" office:value="2274.25" calcext:value-type="float">
            <text:p>2274.25</text:p>
          </table:table-cell>
          <table:table-cell table:formula="of:=[$source.G55]+[.F54]" office:value-type="float" office:value="621.613" calcext:value-type="float">
            <text:p>621.613</text:p>
          </table:table-cell>
          <table:table-cell table:formula="of:=ROUND([.E54]/[$source.$F$1];5)" office:value-type="float" office:value="0.0075" calcext:value-type="float">
            <text:p>0.0075</text:p>
          </table:table-cell>
          <table:table-cell table:formula="of:=ROUND([.F54]/[$source.$H$1];5)" office:value-type="float" office:value="0.01667" calcext:value-type="float">
            <text:p>0.01667</text:p>
          </table:table-cell>
          <table:table-cell table:formula="of:=ROUND([.G54]/[$source.$F$1];5)" office:value-type="float" office:value="0.9476" calcext:value-type="float">
            <text:p>0.9476</text:p>
          </table:table-cell>
          <table:table-cell table:formula="of:=ROUND([.H54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54]&amp;&quot; &gt; &quot;&amp;[$source.N55]" office:value-type="string" office:string-value="### Overlay 'landscape' &gt; 51 &gt; button for 'b|a', disabled, handled by abxy_area" calcext:value-type="string">
            <text:p>### Overlay 'landscape' &gt; 51 &gt; button for 'b|a', disabled, handled by abxy_area</text:p>
          </table:table-cell>
          <table:table-cell table:style-name="ce4" table:formula="of:=&quot;overlay&quot;&amp;[$source.$D$1]&amp;&quot;_desc&quot;&amp;[.D54]&amp;&quot; = &quot;&quot;&quot;&amp;COM.MICROSOFT.TEXTJOIN(&quot;,&quot;;0;[$source.B55];[.K54];[.L54];[$source.H55];[.I54];[.J54])&amp;&quot;&quot;&quot;&quot;" office:value-type="string" office:string-value="overlay1_desc51 = &quot;b|a,0.9476,0.57557,radial,0.0075,0.01667&quot;" calcext:value-type="string">
            <text:p>overlay1_desc51 = "b|a,0.9476,0.57557,radial,0.0075,0.01667"</text:p>
          </table:table-cell>
          <table:table-cell table:formula="of:=IF([$source.C55]=&quot;&quot;;&quot;&quot;;&quot;overlay&quot;&amp;[$source.$D$1]&amp;&quot;_desc&quot;&amp;[.D54]&amp;&quot;_overlay = &quot;&amp;[$source.C55])" office:value-type="string" office:string-value="overlay1_desc51_overlay = p-btn-corner.png" calcext:value-type="string">
            <text:p>overlay1_desc51_overlay = p-btn-corner.png</text:p>
          </table:table-cell>
          <table:table-cell table:formula="of:=IF([$source.I55]=&quot;&quot;; &quot;overlay&quot;&amp;[$source.$D$1]&amp;&quot;_desc&quot;&amp;[.D54]&amp;&quot;_reach_x = 0&quot;; &quot;overlay&quot;&amp;[$source.$D$1]&amp;&quot;_desc&quot;&amp;[.D54]&amp;&quot;_reach_x = 1.25&quot;&amp;CHAR(10)&amp;&quot;overlay&quot;&amp;[$source.$D$1]&amp;&quot;_desc&quot;&amp;[.D54]&amp;&quot;_reach_y = 1.25&quot; )" office:value-type="string" office:string-value="overlay1_desc51_reach_x = 0" calcext:value-type="string">
            <text:p>overlay1_desc51_reach_x = 0</text:p>
          </table:table-cell>
          <table:table-cell table:style-name="ce4" table:formula="of:=IF([$source.J55]=&quot;&quot;;&quot;&quot;; &quot;overlay&quot;&amp;[$source.$D$1]&amp;&quot;_desc&quot;&amp;[.D54]&amp;&quot;_range_mod = 15&quot;&amp; CHAR(10)&amp; &quot;overlay&quot;&amp;[$source.$D$1]&amp;&quot;_desc&quot;&amp;[.D54]&amp;&quot;_range_mod_exclusive = true&quot; )">
            <text:p/>
          </table:table-cell>
          <table:table-cell table:style-name="ce4" table:formula="of:=IF([$source.K55]=&quot;&quot;;&quot;&quot;; &quot;overlay&quot;&amp;[$source.$D$1]&amp;&quot;_desc&quot;&amp;[.D54]&amp;&quot;_movable = true&quot;&amp; CHAR(10)&amp; &quot;overlay&quot;&amp;[$source.$D$1]&amp;&quot;_desc&quot;&amp;[.D54]&amp;&quot;_saturate_pct = 0.65&quot; )">
            <text:p/>
          </table:table-cell>
          <table:table-cell table:formula="of:=&quot;overlay&quot;&amp;[$source.$D$1]&amp;&quot;_desc&quot;&amp;[.D54]&amp;&quot;_alpha_mod = &quot;&amp;[$source.L55]" office:value-type="string" office:string-value="overlay1_desc51_alpha_mod = 2" calcext:value-type="string">
            <text:p>overlay1_desc51_alpha_mod = 2</text:p>
          </table:table-cell>
          <table:table-cell table:formula="of:=IF([$source.M55]=&quot;&quot;;&quot;&quot;; &quot;overlay&quot;&amp;[$source.$D$1]&amp;&quot;_desc&quot;&amp;[.D54]&amp;&quot;_next_target = &quot;&quot;&quot;&amp;[$source.M5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5:.T55])" office:value-type="string" office:string-value="### Overlay 'landscape' &gt; 52 &gt; handler for 'dpad_area'&#10;overlay1_desc52 = &quot;dpad_area,0.1125,0.442,radial,0.1025,0.22778&quot;&#10;overlay1_desc52_overlay = p-area-dpad.png&#10;overlay1_desc52_reach_x = 1.25&#10;overlay1_desc52_reach_y = 1.25&#10;overlay1_desc52_alpha_mod = 1" calcext:value-type="string">
            <text:p>### Overlay 'landscape' &gt; 52 &gt; handler for 'dpad_area'</text:p>
            <text:p>overlay1_desc52 = "dpad_area,0.1125,0.442,radial,0.1025,0.22778"</text:p>
            <text:p>overlay1_desc52_overlay = p-area-dpad.png</text:p>
            <text:p>overlay1_desc52_reach_x = 1.25</text:p>
            <text:p>overlay1_desc52_reach_y = 1.25</text:p>
            <text:p>overlay1_desc52_alpha_mod = 1</text:p>
          </table:table-cell>
          <table:table-cell table:number-columns-repeated="2"/>
          <table:table-cell table:formula="of:=[$source.A56]" office:value-type="float" office:value="52" calcext:value-type="float">
            <text:p>52</text:p>
          </table:table-cell>
          <table:table-cell table:formula="of:=[$source.D56]/2" office:value-type="float" office:value="246" calcext:value-type="float">
            <text:p>246</text:p>
          </table:table-cell>
          <table:table-cell table:formula="of:=[$source.E56]/2" office:value-type="float" office:value="246" calcext:value-type="float">
            <text:p>246</text:p>
          </table:table-cell>
          <table:table-cell table:formula="of:=[$source.F56]+[.E55]" office:value-type="float" office:value="270" calcext:value-type="float">
            <text:p>270</text:p>
          </table:table-cell>
          <table:table-cell table:formula="of:=[$source.G56]+[.F55]" office:value-type="float" office:value="477.363" calcext:value-type="float">
            <text:p>477.363</text:p>
          </table:table-cell>
          <table:table-cell table:formula="of:=ROUND([.E55]/[$source.$F$1];5)" office:value-type="float" office:value="0.1025" calcext:value-type="float">
            <text:p>0.1025</text:p>
          </table:table-cell>
          <table:table-cell table:formula="of:=ROUND([.F55]/[$source.$H$1];5)" office:value-type="float" office:value="0.22778" calcext:value-type="float">
            <text:p>0.22778</text:p>
          </table:table-cell>
          <table:table-cell table:formula="of:=ROUND([.G55]/[$source.$F$1];5)" office:value-type="float" office:value="0.1125" calcext:value-type="float">
            <text:p>0.1125</text:p>
          </table:table-cell>
          <table:table-cell table:formula="of:=ROUND([.H55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55]&amp;&quot; &gt; &quot;&amp;[$source.N56]" office:value-type="string" office:string-value="### Overlay 'landscape' &gt; 52 &gt; handler for 'dpad_area'" calcext:value-type="string">
            <text:p>### Overlay 'landscape' &gt; 52 &gt; handler for 'dpad_area'</text:p>
          </table:table-cell>
          <table:table-cell table:style-name="ce4" table:formula="of:=&quot;overlay&quot;&amp;[$source.$D$1]&amp;&quot;_desc&quot;&amp;[.D55]&amp;&quot; = &quot;&quot;&quot;&amp;COM.MICROSOFT.TEXTJOIN(&quot;,&quot;;0;[$source.B56];[.K55];[.L55];[$source.H56];[.I55];[.J55])&amp;&quot;&quot;&quot;&quot;" office:value-type="string" office:string-value="overlay1_desc52 = &quot;dpad_area,0.1125,0.442,radial,0.1025,0.22778&quot;" calcext:value-type="string">
            <text:p>overlay1_desc52 = "dpad_area,0.1125,0.442,radial,0.1025,0.22778"</text:p>
          </table:table-cell>
          <table:table-cell table:formula="of:=IF([$source.C56]=&quot;&quot;;&quot;&quot;;&quot;overlay&quot;&amp;[$source.$D$1]&amp;&quot;_desc&quot;&amp;[.D55]&amp;&quot;_overlay = &quot;&amp;[$source.C56])" office:value-type="string" office:string-value="overlay1_desc52_overlay = p-area-dpad.png" calcext:value-type="string">
            <text:p>overlay1_desc52_overlay = p-area-dpad.png</text:p>
          </table:table-cell>
          <table:table-cell table:formula="of:=IF([$source.I56]=&quot;&quot;; &quot;overlay&quot;&amp;[$source.$D$1]&amp;&quot;_desc&quot;&amp;[.D55]&amp;&quot;_reach_x = 0&quot;; &quot;overlay&quot;&amp;[$source.$D$1]&amp;&quot;_desc&quot;&amp;[.D55]&amp;&quot;_reach_x = 1.25&quot;&amp;CHAR(10)&amp;&quot;overlay&quot;&amp;[$source.$D$1]&amp;&quot;_desc&quot;&amp;[.D55]&amp;&quot;_reach_y = 1.25&quot; )" office:value-type="string" office:string-value="overlay1_desc52_reach_x = 1.25&#10;overlay1_desc52_reach_y = 1.25" calcext:value-type="string">
            <text:p>overlay1_desc52_reach_x = 1.25</text:p>
            <text:p>overlay1_desc52_reach_y = 1.25</text:p>
          </table:table-cell>
          <table:table-cell table:style-name="ce4" table:formula="of:=IF([$source.J56]=&quot;&quot;;&quot;&quot;; &quot;overlay&quot;&amp;[$source.$D$1]&amp;&quot;_desc&quot;&amp;[.D55]&amp;&quot;_range_mod = 15&quot;&amp; CHAR(10)&amp; &quot;overlay&quot;&amp;[$source.$D$1]&amp;&quot;_desc&quot;&amp;[.D55]&amp;&quot;_range_mod_exclusive = true&quot; )">
            <text:p/>
          </table:table-cell>
          <table:table-cell table:style-name="ce4" table:formula="of:=IF([$source.K56]=&quot;&quot;;&quot;&quot;; &quot;overlay&quot;&amp;[$source.$D$1]&amp;&quot;_desc&quot;&amp;[.D55]&amp;&quot;_movable = true&quot;&amp; CHAR(10)&amp; &quot;overlay&quot;&amp;[$source.$D$1]&amp;&quot;_desc&quot;&amp;[.D55]&amp;&quot;_saturate_pct = 0.65&quot; )">
            <text:p/>
          </table:table-cell>
          <table:table-cell table:formula="of:=&quot;overlay&quot;&amp;[$source.$D$1]&amp;&quot;_desc&quot;&amp;[.D55]&amp;&quot;_alpha_mod = &quot;&amp;[$source.L56]" office:value-type="string" office:string-value="overlay1_desc52_alpha_mod = 1" calcext:value-type="string">
            <text:p>overlay1_desc52_alpha_mod = 1</text:p>
          </table:table-cell>
          <table:table-cell table:formula="of:=IF([$source.M56]=&quot;&quot;;&quot;&quot;; &quot;overlay&quot;&amp;[$source.$D$1]&amp;&quot;_desc&quot;&amp;[.D55]&amp;&quot;_next_target = &quot;&quot;&quot;&amp;[$source.M5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6:.T56])" office:value-type="string" office:string-value="### Overlay 'landscape' &gt; 53 &gt; handler for 'abxy_area'&#10;overlay1_desc53 = &quot;abxy_area,0.8875,0.442,radial,0.1025,0.22778&quot;&#10;overlay1_desc53_overlay = p-area-act.png&#10;overlay1_desc53_reach_x = 1.25&#10;overlay1_desc53_reach_y = 1.25&#10;overlay1_desc53_alpha_mod = 1" calcext:value-type="string">
            <text:p>### Overlay 'landscape' &gt; 53 &gt; handler for 'abxy_area'</text:p>
            <text:p>overlay1_desc53 = "abxy_area,0.8875,0.442,radial,0.1025,0.22778"</text:p>
            <text:p>overlay1_desc53_overlay = p-area-act.png</text:p>
            <text:p>overlay1_desc53_reach_x = 1.25</text:p>
            <text:p>overlay1_desc53_reach_y = 1.25</text:p>
            <text:p>overlay1_desc53_alpha_mod = 1</text:p>
          </table:table-cell>
          <table:table-cell table:number-columns-repeated="2"/>
          <table:table-cell table:formula="of:=[$source.A57]" office:value-type="float" office:value="53" calcext:value-type="float">
            <text:p>53</text:p>
          </table:table-cell>
          <table:table-cell table:formula="of:=[$source.D57]/2" office:value-type="float" office:value="246" calcext:value-type="float">
            <text:p>246</text:p>
          </table:table-cell>
          <table:table-cell table:formula="of:=[$source.E57]/2" office:value-type="float" office:value="246" calcext:value-type="float">
            <text:p>246</text:p>
          </table:table-cell>
          <table:table-cell table:formula="of:=[$source.F57]+[.E56]" office:value-type="float" office:value="2130" calcext:value-type="float">
            <text:p>2130</text:p>
          </table:table-cell>
          <table:table-cell table:formula="of:=[$source.G57]+[.F56]" office:value-type="float" office:value="477.363" calcext:value-type="float">
            <text:p>477.363</text:p>
          </table:table-cell>
          <table:table-cell table:formula="of:=ROUND([.E56]/[$source.$F$1];5)" office:value-type="float" office:value="0.1025" calcext:value-type="float">
            <text:p>0.1025</text:p>
          </table:table-cell>
          <table:table-cell table:formula="of:=ROUND([.F56]/[$source.$H$1];5)" office:value-type="float" office:value="0.22778" calcext:value-type="float">
            <text:p>0.22778</text:p>
          </table:table-cell>
          <table:table-cell table:formula="of:=ROUND([.G56]/[$source.$F$1];5)" office:value-type="float" office:value="0.8875" calcext:value-type="float">
            <text:p>0.8875</text:p>
          </table:table-cell>
          <table:table-cell table:formula="of:=ROUND([.H56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56]&amp;&quot; &gt; &quot;&amp;[$source.N57]" office:value-type="string" office:string-value="### Overlay 'landscape' &gt; 53 &gt; handler for 'abxy_area'" calcext:value-type="string">
            <text:p>### Overlay 'landscape' &gt; 53 &gt; handler for 'abxy_area'</text:p>
          </table:table-cell>
          <table:table-cell table:style-name="ce4" table:formula="of:=&quot;overlay&quot;&amp;[$source.$D$1]&amp;&quot;_desc&quot;&amp;[.D56]&amp;&quot; = &quot;&quot;&quot;&amp;COM.MICROSOFT.TEXTJOIN(&quot;,&quot;;0;[$source.B57];[.K56];[.L56];[$source.H57];[.I56];[.J56])&amp;&quot;&quot;&quot;&quot;" office:value-type="string" office:string-value="overlay1_desc53 = &quot;abxy_area,0.8875,0.442,radial,0.1025,0.22778&quot;" calcext:value-type="string">
            <text:p>overlay1_desc53 = "abxy_area,0.8875,0.442,radial,0.1025,0.22778"</text:p>
          </table:table-cell>
          <table:table-cell table:formula="of:=IF([$source.C57]=&quot;&quot;;&quot;&quot;;&quot;overlay&quot;&amp;[$source.$D$1]&amp;&quot;_desc&quot;&amp;[.D56]&amp;&quot;_overlay = &quot;&amp;[$source.C57])" office:value-type="string" office:string-value="overlay1_desc53_overlay = p-area-act.png" calcext:value-type="string">
            <text:p>overlay1_desc53_overlay = p-area-act.png</text:p>
          </table:table-cell>
          <table:table-cell table:formula="of:=IF([$source.I57]=&quot;&quot;; &quot;overlay&quot;&amp;[$source.$D$1]&amp;&quot;_desc&quot;&amp;[.D56]&amp;&quot;_reach_x = 0&quot;; &quot;overlay&quot;&amp;[$source.$D$1]&amp;&quot;_desc&quot;&amp;[.D56]&amp;&quot;_reach_x = 1.25&quot;&amp;CHAR(10)&amp;&quot;overlay&quot;&amp;[$source.$D$1]&amp;&quot;_desc&quot;&amp;[.D56]&amp;&quot;_reach_y = 1.25&quot; )" office:value-type="string" office:string-value="overlay1_desc53_reach_x = 1.25&#10;overlay1_desc53_reach_y = 1.25" calcext:value-type="string">
            <text:p>overlay1_desc53_reach_x = 1.25</text:p>
            <text:p>overlay1_desc53_reach_y = 1.25</text:p>
          </table:table-cell>
          <table:table-cell table:style-name="ce4" table:formula="of:=IF([$source.J57]=&quot;&quot;;&quot;&quot;; &quot;overlay&quot;&amp;[$source.$D$1]&amp;&quot;_desc&quot;&amp;[.D56]&amp;&quot;_range_mod = 15&quot;&amp; CHAR(10)&amp; &quot;overlay&quot;&amp;[$source.$D$1]&amp;&quot;_desc&quot;&amp;[.D56]&amp;&quot;_range_mod_exclusive = true&quot; )">
            <text:p/>
          </table:table-cell>
          <table:table-cell table:style-name="ce4" table:formula="of:=IF([$source.K57]=&quot;&quot;;&quot;&quot;; &quot;overlay&quot;&amp;[$source.$D$1]&amp;&quot;_desc&quot;&amp;[.D56]&amp;&quot;_movable = true&quot;&amp; CHAR(10)&amp; &quot;overlay&quot;&amp;[$source.$D$1]&amp;&quot;_desc&quot;&amp;[.D56]&amp;&quot;_saturate_pct = 0.65&quot; )">
            <text:p/>
          </table:table-cell>
          <table:table-cell table:formula="of:=&quot;overlay&quot;&amp;[$source.$D$1]&amp;&quot;_desc&quot;&amp;[.D56]&amp;&quot;_alpha_mod = &quot;&amp;[$source.L57]" office:value-type="string" office:string-value="overlay1_desc53_alpha_mod = 1" calcext:value-type="string">
            <text:p>overlay1_desc53_alpha_mod = 1</text:p>
          </table:table-cell>
          <table:table-cell table:formula="of:=IF([$source.M57]=&quot;&quot;;&quot;&quot;; &quot;overlay&quot;&amp;[$source.$D$1]&amp;&quot;_desc&quot;&amp;[.D56]&amp;&quot;_next_target = &quot;&quot;&quot;&amp;[$source.M5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7:.T57])" office:value-type="string" office:string-value="### Overlay 'landscape' &gt; 54 &gt; border for left analog&#10;overlay1_desc54 = &quot;nul,0.14414,0.83578,radial,0.0575,0.12778&quot;&#10;overlay1_desc54_overlay = p-analog-border.png&#10;overlay1_desc54_reach_x = 0&#10;overlay1_desc54_alpha_mod = 1" calcext:value-type="string">
            <text:p>### Overlay 'landscape' &gt; 54 &gt; border for left analog</text:p>
            <text:p>overlay1_desc54 = "nul,0.14414,0.83578,radial,0.0575,0.12778"</text:p>
            <text:p>overlay1_desc54_overlay = p-analog-border.png</text:p>
            <text:p>overlay1_desc54_reach_x = 0</text:p>
            <text:p>overlay1_desc54_alpha_mod = 1</text:p>
          </table:table-cell>
          <table:table-cell table:number-columns-repeated="2"/>
          <table:table-cell table:formula="of:=[$source.A58]" office:value-type="float" office:value="54" calcext:value-type="float">
            <text:p>54</text:p>
          </table:table-cell>
          <table:table-cell table:formula="of:=[$source.D58]/2" office:value-type="float" office:value="138" calcext:value-type="float">
            <text:p>138</text:p>
          </table:table-cell>
          <table:table-cell table:formula="of:=[$source.E58]/2" office:value-type="float" office:value="138" calcext:value-type="float">
            <text:p>138</text:p>
          </table:table-cell>
          <table:table-cell table:formula="of:=[$source.F58]+[.E57]" office:value-type="float" office:value="345.934" calcext:value-type="float">
            <text:p>345.934</text:p>
          </table:table-cell>
          <table:table-cell table:formula="of:=[$source.G58]+[.F57]" office:value-type="float" office:value="902.637" calcext:value-type="float">
            <text:p>902.637</text:p>
          </table:table-cell>
          <table:table-cell table:formula="of:=ROUND([.E57]/[$source.$F$1];5)" office:value-type="float" office:value="0.0575" calcext:value-type="float">
            <text:p>0.0575</text:p>
          </table:table-cell>
          <table:table-cell table:formula="of:=ROUND([.F57]/[$source.$H$1];5)" office:value-type="float" office:value="0.12778" calcext:value-type="float">
            <text:p>0.12778</text:p>
          </table:table-cell>
          <table:table-cell table:formula="of:=ROUND([.G57]/[$source.$F$1];5)" office:value-type="float" office:value="0.14414" calcext:value-type="float">
            <text:p>0.14414</text:p>
          </table:table-cell>
          <table:table-cell table:formula="of:=ROUND([.H57]/[$source.$H$1];5)" office:value-type="float" office:value="0.83578" calcext:value-type="float">
            <text:p>0.83578</text:p>
          </table:table-cell>
          <table:table-cell table:style-name="ce4" table:formula="of:=&quot;### Overlay '&quot;&amp;[$source.$B$1]&amp;&quot;' &gt; &quot;&amp;[.D57]&amp;&quot; &gt; &quot;&amp;[$source.N58]" office:value-type="string" office:string-value="### Overlay 'landscape' &gt; 54 &gt; border for left analog" calcext:value-type="string">
            <text:p>### Overlay 'landscape' &gt; 54 &gt; border for left analog</text:p>
          </table:table-cell>
          <table:table-cell table:style-name="ce4" table:formula="of:=&quot;overlay&quot;&amp;[$source.$D$1]&amp;&quot;_desc&quot;&amp;[.D57]&amp;&quot; = &quot;&quot;&quot;&amp;COM.MICROSOFT.TEXTJOIN(&quot;,&quot;;0;[$source.B58];[.K57];[.L57];[$source.H58];[.I57];[.J57])&amp;&quot;&quot;&quot;&quot;" office:value-type="string" office:string-value="overlay1_desc54 = &quot;nul,0.14414,0.83578,radial,0.0575,0.12778&quot;" calcext:value-type="string">
            <text:p>overlay1_desc54 = "nul,0.14414,0.83578,radial,0.0575,0.12778"</text:p>
          </table:table-cell>
          <table:table-cell table:formula="of:=IF([$source.C58]=&quot;&quot;;&quot;&quot;;&quot;overlay&quot;&amp;[$source.$D$1]&amp;&quot;_desc&quot;&amp;[.D57]&amp;&quot;_overlay = &quot;&amp;[$source.C58])" office:value-type="string" office:string-value="overlay1_desc54_overlay = p-analog-border.png" calcext:value-type="string">
            <text:p>overlay1_desc54_overlay = p-analog-border.png</text:p>
          </table:table-cell>
          <table:table-cell table:formula="of:=IF([$source.I58]=&quot;&quot;; &quot;overlay&quot;&amp;[$source.$D$1]&amp;&quot;_desc&quot;&amp;[.D57]&amp;&quot;_reach_x = 0&quot;; &quot;overlay&quot;&amp;[$source.$D$1]&amp;&quot;_desc&quot;&amp;[.D57]&amp;&quot;_reach_x = 1.25&quot;&amp;CHAR(10)&amp;&quot;overlay&quot;&amp;[$source.$D$1]&amp;&quot;_desc&quot;&amp;[.D57]&amp;&quot;_reach_y = 1.25&quot; )" office:value-type="string" office:string-value="overlay1_desc54_reach_x = 0" calcext:value-type="string">
            <text:p>overlay1_desc54_reach_x = 0</text:p>
          </table:table-cell>
          <table:table-cell table:style-name="ce4" table:formula="of:=IF([$source.J58]=&quot;&quot;;&quot;&quot;; &quot;overlay&quot;&amp;[$source.$D$1]&amp;&quot;_desc&quot;&amp;[.D57]&amp;&quot;_range_mod = 15&quot;&amp; CHAR(10)&amp; &quot;overlay&quot;&amp;[$source.$D$1]&amp;&quot;_desc&quot;&amp;[.D57]&amp;&quot;_range_mod_exclusive = true&quot; )">
            <text:p/>
          </table:table-cell>
          <table:table-cell table:style-name="ce4" table:formula="of:=IF([$source.K58]=&quot;&quot;;&quot;&quot;; &quot;overlay&quot;&amp;[$source.$D$1]&amp;&quot;_desc&quot;&amp;[.D57]&amp;&quot;_movable = true&quot;&amp; CHAR(10)&amp; &quot;overlay&quot;&amp;[$source.$D$1]&amp;&quot;_desc&quot;&amp;[.D57]&amp;&quot;_saturate_pct = 0.65&quot; )">
            <text:p/>
          </table:table-cell>
          <table:table-cell table:formula="of:=&quot;overlay&quot;&amp;[$source.$D$1]&amp;&quot;_desc&quot;&amp;[.D57]&amp;&quot;_alpha_mod = &quot;&amp;[$source.L58]" office:value-type="string" office:string-value="overlay1_desc54_alpha_mod = 1" calcext:value-type="string">
            <text:p>overlay1_desc54_alpha_mod = 1</text:p>
          </table:table-cell>
          <table:table-cell table:formula="of:=IF([$source.M58]=&quot;&quot;;&quot;&quot;; &quot;overlay&quot;&amp;[$source.$D$1]&amp;&quot;_desc&quot;&amp;[.D57]&amp;&quot;_next_target = &quot;&quot;&quot;&amp;[$source.M5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8:.T58])" office:value-type="string" office:string-value="### Overlay 'landscape' &gt; 55 &gt; border for right analog&#10;overlay1_desc55 = &quot;nul,0.85586,0.83578,radial,0.0575,0.12778&quot;&#10;overlay1_desc55_overlay = p-analog-border.png&#10;overlay1_desc55_reach_x = 0&#10;overlay1_desc55_alpha_mod = 1" calcext:value-type="string">
            <text:p>### Overlay 'landscape' &gt; 55 &gt; border for right analog</text:p>
            <text:p>overlay1_desc55 = "nul,0.85586,0.83578,radial,0.0575,0.12778"</text:p>
            <text:p>overlay1_desc55_overlay = p-analog-border.png</text:p>
            <text:p>overlay1_desc55_reach_x = 0</text:p>
            <text:p>overlay1_desc55_alpha_mod = 1</text:p>
          </table:table-cell>
          <table:table-cell table:number-columns-repeated="2"/>
          <table:table-cell table:formula="of:=[$source.A59]" office:value-type="float" office:value="55" calcext:value-type="float">
            <text:p>55</text:p>
          </table:table-cell>
          <table:table-cell table:formula="of:=[$source.D59]/2" office:value-type="float" office:value="138" calcext:value-type="float">
            <text:p>138</text:p>
          </table:table-cell>
          <table:table-cell table:formula="of:=[$source.E59]/2" office:value-type="float" office:value="138" calcext:value-type="float">
            <text:p>138</text:p>
          </table:table-cell>
          <table:table-cell table:formula="of:=[$source.F59]+[.E58]" office:value-type="float" office:value="2054.066" calcext:value-type="float">
            <text:p>2054.066</text:p>
          </table:table-cell>
          <table:table-cell table:formula="of:=[$source.G59]+[.F58]" office:value-type="float" office:value="902.637" calcext:value-type="float">
            <text:p>902.637</text:p>
          </table:table-cell>
          <table:table-cell table:formula="of:=ROUND([.E58]/[$source.$F$1];5)" office:value-type="float" office:value="0.0575" calcext:value-type="float">
            <text:p>0.0575</text:p>
          </table:table-cell>
          <table:table-cell table:formula="of:=ROUND([.F58]/[$source.$H$1];5)" office:value-type="float" office:value="0.12778" calcext:value-type="float">
            <text:p>0.12778</text:p>
          </table:table-cell>
          <table:table-cell table:formula="of:=ROUND([.G58]/[$source.$F$1];5)" office:value-type="float" office:value="0.85586" calcext:value-type="float">
            <text:p>0.85586</text:p>
          </table:table-cell>
          <table:table-cell table:formula="of:=ROUND([.H58]/[$source.$H$1];5)" office:value-type="float" office:value="0.83578" calcext:value-type="float">
            <text:p>0.83578</text:p>
          </table:table-cell>
          <table:table-cell table:style-name="ce4" table:formula="of:=&quot;### Overlay '&quot;&amp;[$source.$B$1]&amp;&quot;' &gt; &quot;&amp;[.D58]&amp;&quot; &gt; &quot;&amp;[$source.N59]" office:value-type="string" office:string-value="### Overlay 'landscape' &gt; 55 &gt; border for right analog" calcext:value-type="string">
            <text:p>### Overlay 'landscape' &gt; 55 &gt; border for right analog</text:p>
          </table:table-cell>
          <table:table-cell table:style-name="ce4" table:formula="of:=&quot;overlay&quot;&amp;[$source.$D$1]&amp;&quot;_desc&quot;&amp;[.D58]&amp;&quot; = &quot;&quot;&quot;&amp;COM.MICROSOFT.TEXTJOIN(&quot;,&quot;;0;[$source.B59];[.K58];[.L58];[$source.H59];[.I58];[.J58])&amp;&quot;&quot;&quot;&quot;" office:value-type="string" office:string-value="overlay1_desc55 = &quot;nul,0.85586,0.83578,radial,0.0575,0.12778&quot;" calcext:value-type="string">
            <text:p>overlay1_desc55 = "nul,0.85586,0.83578,radial,0.0575,0.12778"</text:p>
          </table:table-cell>
          <table:table-cell table:formula="of:=IF([$source.C59]=&quot;&quot;;&quot;&quot;;&quot;overlay&quot;&amp;[$source.$D$1]&amp;&quot;_desc&quot;&amp;[.D58]&amp;&quot;_overlay = &quot;&amp;[$source.C59])" office:value-type="string" office:string-value="overlay1_desc55_overlay = p-analog-border.png" calcext:value-type="string">
            <text:p>overlay1_desc55_overlay = p-analog-border.png</text:p>
          </table:table-cell>
          <table:table-cell table:formula="of:=IF([$source.I59]=&quot;&quot;; &quot;overlay&quot;&amp;[$source.$D$1]&amp;&quot;_desc&quot;&amp;[.D58]&amp;&quot;_reach_x = 0&quot;; &quot;overlay&quot;&amp;[$source.$D$1]&amp;&quot;_desc&quot;&amp;[.D58]&amp;&quot;_reach_x = 1.25&quot;&amp;CHAR(10)&amp;&quot;overlay&quot;&amp;[$source.$D$1]&amp;&quot;_desc&quot;&amp;[.D58]&amp;&quot;_reach_y = 1.25&quot; )" office:value-type="string" office:string-value="overlay1_desc55_reach_x = 0" calcext:value-type="string">
            <text:p>overlay1_desc55_reach_x = 0</text:p>
          </table:table-cell>
          <table:table-cell table:style-name="ce4" table:formula="of:=IF([$source.J59]=&quot;&quot;;&quot;&quot;; &quot;overlay&quot;&amp;[$source.$D$1]&amp;&quot;_desc&quot;&amp;[.D58]&amp;&quot;_range_mod = 15&quot;&amp; CHAR(10)&amp; &quot;overlay&quot;&amp;[$source.$D$1]&amp;&quot;_desc&quot;&amp;[.D58]&amp;&quot;_range_mod_exclusive = true&quot; )">
            <text:p/>
          </table:table-cell>
          <table:table-cell table:style-name="ce4" table:formula="of:=IF([$source.K59]=&quot;&quot;;&quot;&quot;; &quot;overlay&quot;&amp;[$source.$D$1]&amp;&quot;_desc&quot;&amp;[.D58]&amp;&quot;_movable = true&quot;&amp; CHAR(10)&amp; &quot;overlay&quot;&amp;[$source.$D$1]&amp;&quot;_desc&quot;&amp;[.D58]&amp;&quot;_saturate_pct = 0.65&quot; )">
            <text:p/>
          </table:table-cell>
          <table:table-cell table:formula="of:=&quot;overlay&quot;&amp;[$source.$D$1]&amp;&quot;_desc&quot;&amp;[.D58]&amp;&quot;_alpha_mod = &quot;&amp;[$source.L59]" office:value-type="string" office:string-value="overlay1_desc55_alpha_mod = 1" calcext:value-type="string">
            <text:p>overlay1_desc55_alpha_mod = 1</text:p>
          </table:table-cell>
          <table:table-cell table:formula="of:=IF([$source.M59]=&quot;&quot;;&quot;&quot;; &quot;overlay&quot;&amp;[$source.$D$1]&amp;&quot;_desc&quot;&amp;[.D58]&amp;&quot;_next_target = &quot;&quot;&quot;&amp;[$source.M5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9:.T59])" office:value-type="string" office:string-value="### Overlay 'landscape' &gt; 56 &gt; inactive state for 'analog_left'&#10;overlay1_desc56 = &quot;analog_left,0.14414,0.83578,radial,0.04,0.08889&quot;&#10;overlay1_desc56_overlay = p-analog-inactive.png&#10;overlay1_desc56_reach_x = 0&#10;overlay1_desc56_alpha_mod = 0" calcext:value-type="string">
            <text:p>### Overlay 'landscape' &gt; 56 &gt; inactive state for 'analog_left'</text:p>
            <text:p>overlay1_desc56 = "analog_left,0.14414,0.83578,radial,0.04,0.08889"</text:p>
            <text:p>overlay1_desc56_overlay = p-analog-inactive.png</text:p>
            <text:p>overlay1_desc56_reach_x = 0</text:p>
            <text:p>overlay1_desc56_alpha_mod = 0</text:p>
          </table:table-cell>
          <table:table-cell table:number-columns-repeated="2"/>
          <table:table-cell table:formula="of:=[$source.A60]" office:value-type="float" office:value="56" calcext:value-type="float">
            <text:p>56</text:p>
          </table:table-cell>
          <table:table-cell table:formula="of:=[$source.D60]/2" office:value-type="float" office:value="96" calcext:value-type="float">
            <text:p>96</text:p>
          </table:table-cell>
          <table:table-cell table:formula="of:=[$source.E60]/2" office:value-type="float" office:value="96" calcext:value-type="float">
            <text:p>96</text:p>
          </table:table-cell>
          <table:table-cell table:formula="of:=[$source.F60]+[.E59]" office:value-type="float" office:value="345.934" calcext:value-type="float">
            <text:p>345.934</text:p>
          </table:table-cell>
          <table:table-cell table:formula="of:=[$source.G60]+[.F59]" office:value-type="float" office:value="902.637" calcext:value-type="float">
            <text:p>902.637</text:p>
          </table:table-cell>
          <table:table-cell table:formula="of:=ROUND([.E59]/[$source.$F$1];5)" office:value-type="float" office:value="0.04" calcext:value-type="float">
            <text:p>0.04</text:p>
          </table:table-cell>
          <table:table-cell table:formula="of:=ROUND([.F59]/[$source.$H$1];5)" office:value-type="float" office:value="0.08889" calcext:value-type="float">
            <text:p>0.08889</text:p>
          </table:table-cell>
          <table:table-cell table:formula="of:=ROUND([.G59]/[$source.$F$1];5)" office:value-type="float" office:value="0.14414" calcext:value-type="float">
            <text:p>0.14414</text:p>
          </table:table-cell>
          <table:table-cell table:formula="of:=ROUND([.H59]/[$source.$H$1];5)" office:value-type="float" office:value="0.83578" calcext:value-type="float">
            <text:p>0.83578</text:p>
          </table:table-cell>
          <table:table-cell table:style-name="ce4" table:formula="of:=&quot;### Overlay '&quot;&amp;[$source.$B$1]&amp;&quot;' &gt; &quot;&amp;[.D59]&amp;&quot; &gt; &quot;&amp;[$source.N60]" office:value-type="string" office:string-value="### Overlay 'landscape' &gt; 56 &gt; inactive state for 'analog_left'" calcext:value-type="string">
            <text:p>### Overlay 'landscape' &gt; 56 &gt; inactive state for 'analog_left'</text:p>
          </table:table-cell>
          <table:table-cell table:style-name="ce4" table:formula="of:=&quot;overlay&quot;&amp;[$source.$D$1]&amp;&quot;_desc&quot;&amp;[.D59]&amp;&quot; = &quot;&quot;&quot;&amp;COM.MICROSOFT.TEXTJOIN(&quot;,&quot;;0;[$source.B60];[.K59];[.L59];[$source.H60];[.I59];[.J59])&amp;&quot;&quot;&quot;&quot;" office:value-type="string" office:string-value="overlay1_desc56 = &quot;analog_left,0.14414,0.83578,radial,0.04,0.08889&quot;" calcext:value-type="string">
            <text:p>overlay1_desc56 = "analog_left,0.14414,0.83578,radial,0.04,0.08889"</text:p>
          </table:table-cell>
          <table:table-cell table:formula="of:=IF([$source.C60]=&quot;&quot;;&quot;&quot;;&quot;overlay&quot;&amp;[$source.$D$1]&amp;&quot;_desc&quot;&amp;[.D59]&amp;&quot;_overlay = &quot;&amp;[$source.C60])" office:value-type="string" office:string-value="overlay1_desc56_overlay = p-analog-inactive.png" calcext:value-type="string">
            <text:p>overlay1_desc56_overlay = p-analog-inactive.png</text:p>
          </table:table-cell>
          <table:table-cell table:formula="of:=IF([$source.I60]=&quot;&quot;; &quot;overlay&quot;&amp;[$source.$D$1]&amp;&quot;_desc&quot;&amp;[.D59]&amp;&quot;_reach_x = 0&quot;; &quot;overlay&quot;&amp;[$source.$D$1]&amp;&quot;_desc&quot;&amp;[.D59]&amp;&quot;_reach_x = 1.25&quot;&amp;CHAR(10)&amp;&quot;overlay&quot;&amp;[$source.$D$1]&amp;&quot;_desc&quot;&amp;[.D59]&amp;&quot;_reach_y = 1.25&quot; )" office:value-type="string" office:string-value="overlay1_desc56_reach_x = 0" calcext:value-type="string">
            <text:p>overlay1_desc56_reach_x = 0</text:p>
          </table:table-cell>
          <table:table-cell table:style-name="ce4" table:formula="of:=IF([$source.J60]=&quot;&quot;;&quot;&quot;; &quot;overlay&quot;&amp;[$source.$D$1]&amp;&quot;_desc&quot;&amp;[.D59]&amp;&quot;_range_mod = 15&quot;&amp; CHAR(10)&amp; &quot;overlay&quot;&amp;[$source.$D$1]&amp;&quot;_desc&quot;&amp;[.D59]&amp;&quot;_range_mod_exclusive = true&quot; )">
            <text:p/>
          </table:table-cell>
          <table:table-cell table:style-name="ce4" table:formula="of:=IF([$source.K60]=&quot;&quot;;&quot;&quot;; &quot;overlay&quot;&amp;[$source.$D$1]&amp;&quot;_desc&quot;&amp;[.D59]&amp;&quot;_movable = true&quot;&amp; CHAR(10)&amp; &quot;overlay&quot;&amp;[$source.$D$1]&amp;&quot;_desc&quot;&amp;[.D59]&amp;&quot;_saturate_pct = 0.65&quot; )">
            <text:p/>
          </table:table-cell>
          <table:table-cell table:formula="of:=&quot;overlay&quot;&amp;[$source.$D$1]&amp;&quot;_desc&quot;&amp;[.D59]&amp;&quot;_alpha_mod = &quot;&amp;[$source.L60]" office:value-type="string" office:string-value="overlay1_desc56_alpha_mod = 0" calcext:value-type="string">
            <text:p>overlay1_desc56_alpha_mod = 0</text:p>
          </table:table-cell>
          <table:table-cell table:formula="of:=IF([$source.M60]=&quot;&quot;;&quot;&quot;; &quot;overlay&quot;&amp;[$source.$D$1]&amp;&quot;_desc&quot;&amp;[.D59]&amp;&quot;_next_target = &quot;&quot;&quot;&amp;[$source.M6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0:.T60])" office:value-type="string" office:string-value="### Overlay 'landscape' &gt; 57 &gt; inactive state for 'analog_right'&#10;overlay1_desc57 = &quot;analog_right,0.85586,0.83578,radial,0.04,0.08889&quot;&#10;overlay1_desc57_overlay = p-analog-inactive.png&#10;overlay1_desc57_reach_x = 0&#10;overlay1_desc57_alpha_mod = 0" calcext:value-type="string">
            <text:p>### Overlay 'landscape' &gt; 57 &gt; inactive state for 'analog_right'</text:p>
            <text:p>overlay1_desc57 = "analog_right,0.85586,0.83578,radial,0.04,0.08889"</text:p>
            <text:p>overlay1_desc57_overlay = p-analog-inactive.png</text:p>
            <text:p>overlay1_desc57_reach_x = 0</text:p>
            <text:p>overlay1_desc57_alpha_mod = 0</text:p>
          </table:table-cell>
          <table:table-cell table:number-columns-repeated="2"/>
          <table:table-cell table:formula="of:=[$source.A61]" office:value-type="float" office:value="57" calcext:value-type="float">
            <text:p>57</text:p>
          </table:table-cell>
          <table:table-cell table:formula="of:=[$source.D61]/2" office:value-type="float" office:value="96" calcext:value-type="float">
            <text:p>96</text:p>
          </table:table-cell>
          <table:table-cell table:formula="of:=[$source.E61]/2" office:value-type="float" office:value="96" calcext:value-type="float">
            <text:p>96</text:p>
          </table:table-cell>
          <table:table-cell table:formula="of:=[$source.F61]+[.E60]" office:value-type="float" office:value="2054.066" calcext:value-type="float">
            <text:p>2054.066</text:p>
          </table:table-cell>
          <table:table-cell table:formula="of:=[$source.G61]+[.F60]" office:value-type="float" office:value="902.637" calcext:value-type="float">
            <text:p>902.637</text:p>
          </table:table-cell>
          <table:table-cell table:formula="of:=ROUND([.E60]/[$source.$F$1];5)" office:value-type="float" office:value="0.04" calcext:value-type="float">
            <text:p>0.04</text:p>
          </table:table-cell>
          <table:table-cell table:formula="of:=ROUND([.F60]/[$source.$H$1];5)" office:value-type="float" office:value="0.08889" calcext:value-type="float">
            <text:p>0.08889</text:p>
          </table:table-cell>
          <table:table-cell table:formula="of:=ROUND([.G60]/[$source.$F$1];5)" office:value-type="float" office:value="0.85586" calcext:value-type="float">
            <text:p>0.85586</text:p>
          </table:table-cell>
          <table:table-cell table:formula="of:=ROUND([.H60]/[$source.$H$1];5)" office:value-type="float" office:value="0.83578" calcext:value-type="float">
            <text:p>0.83578</text:p>
          </table:table-cell>
          <table:table-cell table:style-name="ce4" table:formula="of:=&quot;### Overlay '&quot;&amp;[$source.$B$1]&amp;&quot;' &gt; &quot;&amp;[.D60]&amp;&quot; &gt; &quot;&amp;[$source.N61]" office:value-type="string" office:string-value="### Overlay 'landscape' &gt; 57 &gt; inactive state for 'analog_right'" calcext:value-type="string">
            <text:p>### Overlay 'landscape' &gt; 57 &gt; inactive state for 'analog_right'</text:p>
          </table:table-cell>
          <table:table-cell table:style-name="ce4" table:formula="of:=&quot;overlay&quot;&amp;[$source.$D$1]&amp;&quot;_desc&quot;&amp;[.D60]&amp;&quot; = &quot;&quot;&quot;&amp;COM.MICROSOFT.TEXTJOIN(&quot;,&quot;;0;[$source.B61];[.K60];[.L60];[$source.H61];[.I60];[.J60])&amp;&quot;&quot;&quot;&quot;" office:value-type="string" office:string-value="overlay1_desc57 = &quot;analog_right,0.85586,0.83578,radial,0.04,0.08889&quot;" calcext:value-type="string">
            <text:p>overlay1_desc57 = "analog_right,0.85586,0.83578,radial,0.04,0.08889"</text:p>
          </table:table-cell>
          <table:table-cell table:formula="of:=IF([$source.C61]=&quot;&quot;;&quot;&quot;;&quot;overlay&quot;&amp;[$source.$D$1]&amp;&quot;_desc&quot;&amp;[.D60]&amp;&quot;_overlay = &quot;&amp;[$source.C61])" office:value-type="string" office:string-value="overlay1_desc57_overlay = p-analog-inactive.png" calcext:value-type="string">
            <text:p>overlay1_desc57_overlay = p-analog-inactive.png</text:p>
          </table:table-cell>
          <table:table-cell table:formula="of:=IF([$source.I61]=&quot;&quot;; &quot;overlay&quot;&amp;[$source.$D$1]&amp;&quot;_desc&quot;&amp;[.D60]&amp;&quot;_reach_x = 0&quot;; &quot;overlay&quot;&amp;[$source.$D$1]&amp;&quot;_desc&quot;&amp;[.D60]&amp;&quot;_reach_x = 1.25&quot;&amp;CHAR(10)&amp;&quot;overlay&quot;&amp;[$source.$D$1]&amp;&quot;_desc&quot;&amp;[.D60]&amp;&quot;_reach_y = 1.25&quot; )" office:value-type="string" office:string-value="overlay1_desc57_reach_x = 0" calcext:value-type="string">
            <text:p>overlay1_desc57_reach_x = 0</text:p>
          </table:table-cell>
          <table:table-cell table:style-name="ce4" table:formula="of:=IF([$source.J61]=&quot;&quot;;&quot;&quot;; &quot;overlay&quot;&amp;[$source.$D$1]&amp;&quot;_desc&quot;&amp;[.D60]&amp;&quot;_range_mod = 15&quot;&amp; CHAR(10)&amp; &quot;overlay&quot;&amp;[$source.$D$1]&amp;&quot;_desc&quot;&amp;[.D60]&amp;&quot;_range_mod_exclusive = true&quot; )">
            <text:p/>
          </table:table-cell>
          <table:table-cell table:style-name="ce4" table:formula="of:=IF([$source.K61]=&quot;&quot;;&quot;&quot;; &quot;overlay&quot;&amp;[$source.$D$1]&amp;&quot;_desc&quot;&amp;[.D60]&amp;&quot;_movable = true&quot;&amp; CHAR(10)&amp; &quot;overlay&quot;&amp;[$source.$D$1]&amp;&quot;_desc&quot;&amp;[.D60]&amp;&quot;_saturate_pct = 0.65&quot; )">
            <text:p/>
          </table:table-cell>
          <table:table-cell table:formula="of:=&quot;overlay&quot;&amp;[$source.$D$1]&amp;&quot;_desc&quot;&amp;[.D60]&amp;&quot;_alpha_mod = &quot;&amp;[$source.L61]" office:value-type="string" office:string-value="overlay1_desc57_alpha_mod = 0" calcext:value-type="string">
            <text:p>overlay1_desc57_alpha_mod = 0</text:p>
          </table:table-cell>
          <table:table-cell table:formula="of:=IF([$source.M61]=&quot;&quot;;&quot;&quot;; &quot;overlay&quot;&amp;[$source.$D$1]&amp;&quot;_desc&quot;&amp;[.D60]&amp;&quot;_next_target = &quot;&quot;&quot;&amp;[$source.M6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1:.T61])" office:value-type="string" office:string-value="### Overlay 'landscape' &gt; 58 &gt; active state for 'analog_left'&#10;overlay1_desc58 = &quot;analog_left,0.14414,0.83578,radial,0.04,0.08889&quot;&#10;overlay1_desc58_overlay = p-analog-active.png&#10;overlay1_desc58_reach_x = 1.25&#10;overlay1_desc58_reach_y = 1.25&#10;overlay1_desc58_range_mod = 15&#10;overlay1_desc58_range_mod_exclusive = true&#10;overlay1_desc58_movable = true&#10;overlay1_desc58_saturate_pct = 0.65&#10;overlay1_desc58_alpha_mod = 20" calcext:value-type="string">
            <text:p>### Overlay 'landscape' &gt; 58 &gt; active state for 'analog_left'</text:p>
            <text:p>overlay1_desc58 = "analog_left,0.14414,0.83578,radial,0.04,0.08889"</text:p>
            <text:p>overlay1_desc58_overlay = p-analog-active.png</text:p>
            <text:p>overlay1_desc58_reach_x = 1.25</text:p>
            <text:p>overlay1_desc58_reach_y = 1.25</text:p>
            <text:p>overlay1_desc58_range_mod = 15</text:p>
            <text:p>overlay1_desc58_range_mod_exclusive = true</text:p>
            <text:p>overlay1_desc58_movable = true</text:p>
            <text:p>overlay1_desc58_saturate_pct = 0.65</text:p>
            <text:p>overlay1_desc58_alpha_mod = 20</text:p>
          </table:table-cell>
          <table:table-cell table:number-columns-repeated="2"/>
          <table:table-cell table:formula="of:=[$source.A62]" office:value-type="float" office:value="58" calcext:value-type="float">
            <text:p>58</text:p>
          </table:table-cell>
          <table:table-cell table:formula="of:=[$source.D62]/2" office:value-type="float" office:value="96" calcext:value-type="float">
            <text:p>96</text:p>
          </table:table-cell>
          <table:table-cell table:formula="of:=[$source.E62]/2" office:value-type="float" office:value="96" calcext:value-type="float">
            <text:p>96</text:p>
          </table:table-cell>
          <table:table-cell table:formula="of:=[$source.F62]+[.E61]" office:value-type="float" office:value="345.934" calcext:value-type="float">
            <text:p>345.934</text:p>
          </table:table-cell>
          <table:table-cell table:formula="of:=[$source.G62]+[.F61]" office:value-type="float" office:value="902.637" calcext:value-type="float">
            <text:p>902.637</text:p>
          </table:table-cell>
          <table:table-cell table:formula="of:=ROUND([.E61]/[$source.$F$1];5)" office:value-type="float" office:value="0.04" calcext:value-type="float">
            <text:p>0.04</text:p>
          </table:table-cell>
          <table:table-cell table:formula="of:=ROUND([.F61]/[$source.$H$1];5)" office:value-type="float" office:value="0.08889" calcext:value-type="float">
            <text:p>0.08889</text:p>
          </table:table-cell>
          <table:table-cell table:formula="of:=ROUND([.G61]/[$source.$F$1];5)" office:value-type="float" office:value="0.14414" calcext:value-type="float">
            <text:p>0.14414</text:p>
          </table:table-cell>
          <table:table-cell table:formula="of:=ROUND([.H61]/[$source.$H$1];5)" office:value-type="float" office:value="0.83578" calcext:value-type="float">
            <text:p>0.83578</text:p>
          </table:table-cell>
          <table:table-cell table:style-name="ce4" table:formula="of:=&quot;### Overlay '&quot;&amp;[$source.$B$1]&amp;&quot;' &gt; &quot;&amp;[.D61]&amp;&quot; &gt; &quot;&amp;[$source.N62]" office:value-type="string" office:string-value="### Overlay 'landscape' &gt; 58 &gt; active state for 'analog_left'" calcext:value-type="string">
            <text:p>### Overlay 'landscape' &gt; 58 &gt; active state for 'analog_left'</text:p>
          </table:table-cell>
          <table:table-cell table:style-name="ce4" table:formula="of:=&quot;overlay&quot;&amp;[$source.$D$1]&amp;&quot;_desc&quot;&amp;[.D61]&amp;&quot; = &quot;&quot;&quot;&amp;COM.MICROSOFT.TEXTJOIN(&quot;,&quot;;0;[$source.B62];[.K61];[.L61];[$source.H62];[.I61];[.J61])&amp;&quot;&quot;&quot;&quot;" office:value-type="string" office:string-value="overlay1_desc58 = &quot;analog_left,0.14414,0.83578,radial,0.04,0.08889&quot;" calcext:value-type="string">
            <text:p>overlay1_desc58 = "analog_left,0.14414,0.83578,radial,0.04,0.08889"</text:p>
          </table:table-cell>
          <table:table-cell table:formula="of:=IF([$source.C62]=&quot;&quot;;&quot;&quot;;&quot;overlay&quot;&amp;[$source.$D$1]&amp;&quot;_desc&quot;&amp;[.D61]&amp;&quot;_overlay = &quot;&amp;[$source.C62])" office:value-type="string" office:string-value="overlay1_desc58_overlay = p-analog-active.png" calcext:value-type="string">
            <text:p>overlay1_desc58_overlay = p-analog-active.png</text:p>
          </table:table-cell>
          <table:table-cell table:formula="of:=IF([$source.I62]=&quot;&quot;; &quot;overlay&quot;&amp;[$source.$D$1]&amp;&quot;_desc&quot;&amp;[.D61]&amp;&quot;_reach_x = 0&quot;; &quot;overlay&quot;&amp;[$source.$D$1]&amp;&quot;_desc&quot;&amp;[.D61]&amp;&quot;_reach_x = 1.25&quot;&amp;CHAR(10)&amp;&quot;overlay&quot;&amp;[$source.$D$1]&amp;&quot;_desc&quot;&amp;[.D61]&amp;&quot;_reach_y = 1.25&quot; )" office:value-type="string" office:string-value="overlay1_desc58_reach_x = 1.25&#10;overlay1_desc58_reach_y = 1.25" calcext:value-type="string">
            <text:p>overlay1_desc58_reach_x = 1.25</text:p>
            <text:p>overlay1_desc58_reach_y = 1.25</text:p>
          </table:table-cell>
          <table:table-cell table:style-name="ce4" table:formula="of:=IF([$source.J62]=&quot;&quot;;&quot;&quot;; &quot;overlay&quot;&amp;[$source.$D$1]&amp;&quot;_desc&quot;&amp;[.D61]&amp;&quot;_range_mod = 15&quot;&amp; CHAR(10)&amp; &quot;overlay&quot;&amp;[$source.$D$1]&amp;&quot;_desc&quot;&amp;[.D61]&amp;&quot;_range_mod_exclusive = true&quot; )" office:value-type="string" office:string-value="overlay1_desc58_range_mod = 15&#10;overlay1_desc58_range_mod_exclusive = true" calcext:value-type="string">
            <text:p>overlay1_desc58_range_mod = 15</text:p>
            <text:p>overlay1_desc58_range_mod_exclusive = true</text:p>
          </table:table-cell>
          <table:table-cell table:style-name="ce4" table:formula="of:=IF([$source.K62]=&quot;&quot;;&quot;&quot;; &quot;overlay&quot;&amp;[$source.$D$1]&amp;&quot;_desc&quot;&amp;[.D61]&amp;&quot;_movable = true&quot;&amp; CHAR(10)&amp; &quot;overlay&quot;&amp;[$source.$D$1]&amp;&quot;_desc&quot;&amp;[.D61]&amp;&quot;_saturate_pct = 0.65&quot; )" office:value-type="string" office:string-value="overlay1_desc58_movable = true&#10;overlay1_desc58_saturate_pct = 0.65" calcext:value-type="string">
            <text:p>overlay1_desc58_movable = true</text:p>
            <text:p>overlay1_desc58_saturate_pct = 0.65</text:p>
          </table:table-cell>
          <table:table-cell table:formula="of:=&quot;overlay&quot;&amp;[$source.$D$1]&amp;&quot;_desc&quot;&amp;[.D61]&amp;&quot;_alpha_mod = &quot;&amp;[$source.L62]" office:value-type="string" office:string-value="overlay1_desc58_alpha_mod = 20" calcext:value-type="string">
            <text:p>overlay1_desc58_alpha_mod = 20</text:p>
          </table:table-cell>
          <table:table-cell table:formula="of:=IF([$source.M62]=&quot;&quot;;&quot;&quot;; &quot;overlay&quot;&amp;[$source.$D$1]&amp;&quot;_desc&quot;&amp;[.D61]&amp;&quot;_next_target = &quot;&quot;&quot;&amp;[$source.M6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2:.T62])" office:value-type="string" office:string-value="### Overlay 'landscape' &gt; 59 &gt; active state for 'analog_right'&#10;overlay1_desc59 = &quot;analog_right,0.85586,0.83578,radial,0.04,0.08889&quot;&#10;overlay1_desc59_overlay = p-analog-active.png&#10;overlay1_desc59_reach_x = 1.25&#10;overlay1_desc59_reach_y = 1.25&#10;overlay1_desc59_range_mod = 15&#10;overlay1_desc59_range_mod_exclusive = true&#10;overlay1_desc59_movable = true&#10;overlay1_desc59_saturate_pct = 0.65&#10;overlay1_desc59_alpha_mod = 20" calcext:value-type="string">
            <text:p>### Overlay 'landscape' &gt; 59 &gt; active state for 'analog_right'</text:p>
            <text:p>overlay1_desc59 = "analog_right,0.85586,0.83578,radial,0.04,0.08889"</text:p>
            <text:p>overlay1_desc59_overlay = p-analog-active.png</text:p>
            <text:p>overlay1_desc59_reach_x = 1.25</text:p>
            <text:p>overlay1_desc59_reach_y = 1.25</text:p>
            <text:p>overlay1_desc59_range_mod = 15</text:p>
            <text:p>overlay1_desc59_range_mod_exclusive = true</text:p>
            <text:p>overlay1_desc59_movable = true</text:p>
            <text:p>overlay1_desc59_saturate_pct = 0.65</text:p>
            <text:p>overlay1_desc59_alpha_mod = 20</text:p>
          </table:table-cell>
          <table:table-cell table:number-columns-repeated="2"/>
          <table:table-cell table:formula="of:=[$source.A63]" office:value-type="float" office:value="59" calcext:value-type="float">
            <text:p>59</text:p>
          </table:table-cell>
          <table:table-cell table:formula="of:=[$source.D63]/2" office:value-type="float" office:value="96" calcext:value-type="float">
            <text:p>96</text:p>
          </table:table-cell>
          <table:table-cell table:formula="of:=[$source.E63]/2" office:value-type="float" office:value="96" calcext:value-type="float">
            <text:p>96</text:p>
          </table:table-cell>
          <table:table-cell table:formula="of:=[$source.F63]+[.E62]" office:value-type="float" office:value="2054.066" calcext:value-type="float">
            <text:p>2054.066</text:p>
          </table:table-cell>
          <table:table-cell table:formula="of:=[$source.G63]+[.F62]" office:value-type="float" office:value="902.637" calcext:value-type="float">
            <text:p>902.637</text:p>
          </table:table-cell>
          <table:table-cell table:formula="of:=ROUND([.E62]/[$source.$F$1];5)" office:value-type="float" office:value="0.04" calcext:value-type="float">
            <text:p>0.04</text:p>
          </table:table-cell>
          <table:table-cell table:formula="of:=ROUND([.F62]/[$source.$H$1];5)" office:value-type="float" office:value="0.08889" calcext:value-type="float">
            <text:p>0.08889</text:p>
          </table:table-cell>
          <table:table-cell table:formula="of:=ROUND([.G62]/[$source.$F$1];5)" office:value-type="float" office:value="0.85586" calcext:value-type="float">
            <text:p>0.85586</text:p>
          </table:table-cell>
          <table:table-cell table:formula="of:=ROUND([.H62]/[$source.$H$1];5)" office:value-type="float" office:value="0.83578" calcext:value-type="float">
            <text:p>0.83578</text:p>
          </table:table-cell>
          <table:table-cell table:style-name="ce4" table:formula="of:=&quot;### Overlay '&quot;&amp;[$source.$B$1]&amp;&quot;' &gt; &quot;&amp;[.D62]&amp;&quot; &gt; &quot;&amp;[$source.N63]" office:value-type="string" office:string-value="### Overlay 'landscape' &gt; 59 &gt; active state for 'analog_right'" calcext:value-type="string">
            <text:p>### Overlay 'landscape' &gt; 59 &gt; active state for 'analog_right'</text:p>
          </table:table-cell>
          <table:table-cell table:style-name="ce4" table:formula="of:=&quot;overlay&quot;&amp;[$source.$D$1]&amp;&quot;_desc&quot;&amp;[.D62]&amp;&quot; = &quot;&quot;&quot;&amp;COM.MICROSOFT.TEXTJOIN(&quot;,&quot;;0;[$source.B63];[.K62];[.L62];[$source.H63];[.I62];[.J62])&amp;&quot;&quot;&quot;&quot;" office:value-type="string" office:string-value="overlay1_desc59 = &quot;analog_right,0.85586,0.83578,radial,0.04,0.08889&quot;" calcext:value-type="string">
            <text:p>overlay1_desc59 = "analog_right,0.85586,0.83578,radial,0.04,0.08889"</text:p>
          </table:table-cell>
          <table:table-cell table:formula="of:=IF([$source.C63]=&quot;&quot;;&quot;&quot;;&quot;overlay&quot;&amp;[$source.$D$1]&amp;&quot;_desc&quot;&amp;[.D62]&amp;&quot;_overlay = &quot;&amp;[$source.C63])" office:value-type="string" office:string-value="overlay1_desc59_overlay = p-analog-active.png" calcext:value-type="string">
            <text:p>overlay1_desc59_overlay = p-analog-active.png</text:p>
          </table:table-cell>
          <table:table-cell table:formula="of:=IF([$source.I63]=&quot;&quot;; &quot;overlay&quot;&amp;[$source.$D$1]&amp;&quot;_desc&quot;&amp;[.D62]&amp;&quot;_reach_x = 0&quot;; &quot;overlay&quot;&amp;[$source.$D$1]&amp;&quot;_desc&quot;&amp;[.D62]&amp;&quot;_reach_x = 1.25&quot;&amp;CHAR(10)&amp;&quot;overlay&quot;&amp;[$source.$D$1]&amp;&quot;_desc&quot;&amp;[.D62]&amp;&quot;_reach_y = 1.25&quot; )" office:value-type="string" office:string-value="overlay1_desc59_reach_x = 1.25&#10;overlay1_desc59_reach_y = 1.25" calcext:value-type="string">
            <text:p>overlay1_desc59_reach_x = 1.25</text:p>
            <text:p>overlay1_desc59_reach_y = 1.25</text:p>
          </table:table-cell>
          <table:table-cell table:style-name="ce4" table:formula="of:=IF([$source.J63]=&quot;&quot;;&quot;&quot;; &quot;overlay&quot;&amp;[$source.$D$1]&amp;&quot;_desc&quot;&amp;[.D62]&amp;&quot;_range_mod = 15&quot;&amp; CHAR(10)&amp; &quot;overlay&quot;&amp;[$source.$D$1]&amp;&quot;_desc&quot;&amp;[.D62]&amp;&quot;_range_mod_exclusive = true&quot; )" office:value-type="string" office:string-value="overlay1_desc59_range_mod = 15&#10;overlay1_desc59_range_mod_exclusive = true" calcext:value-type="string">
            <text:p>overlay1_desc59_range_mod = 15</text:p>
            <text:p>overlay1_desc59_range_mod_exclusive = true</text:p>
          </table:table-cell>
          <table:table-cell table:style-name="ce4" table:formula="of:=IF([$source.K63]=&quot;&quot;;&quot;&quot;; &quot;overlay&quot;&amp;[$source.$D$1]&amp;&quot;_desc&quot;&amp;[.D62]&amp;&quot;_movable = true&quot;&amp; CHAR(10)&amp; &quot;overlay&quot;&amp;[$source.$D$1]&amp;&quot;_desc&quot;&amp;[.D62]&amp;&quot;_saturate_pct = 0.65&quot; )" office:value-type="string" office:string-value="overlay1_desc59_movable = true&#10;overlay1_desc59_saturate_pct = 0.65" calcext:value-type="string">
            <text:p>overlay1_desc59_movable = true</text:p>
            <text:p>overlay1_desc59_saturate_pct = 0.65</text:p>
          </table:table-cell>
          <table:table-cell table:formula="of:=&quot;overlay&quot;&amp;[$source.$D$1]&amp;&quot;_desc&quot;&amp;[.D62]&amp;&quot;_alpha_mod = &quot;&amp;[$source.L63]" office:value-type="string" office:string-value="overlay1_desc59_alpha_mod = 20" calcext:value-type="string">
            <text:p>overlay1_desc59_alpha_mod = 20</text:p>
          </table:table-cell>
          <table:table-cell table:formula="of:=IF([$source.M63]=&quot;&quot;;&quot;&quot;; &quot;overlay&quot;&amp;[$source.$D$1]&amp;&quot;_desc&quot;&amp;[.D62]&amp;&quot;_next_target = &quot;&quot;&quot;&amp;[$source.M6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3:.T63])" office:value-type="string" office:string-value="### Overlay 'landscape' &gt; 60 &gt; link to portrait overlay&#10;overlay1_desc60 = &quot;overlay_next,0,0,radial,0,0&quot;&#10;overlay1_desc60_reach_x = 0&#10;overlay1_desc60_alpha_mod = 0&#10;overlay1_desc60_next_target = &quot;portrait&quot;" calcext:value-type="string">
            <text:p>### Overlay 'landscape' &gt; 60 &gt; link to portrait overlay</text:p>
            <text:p>overlay1_desc60 = "overlay_next,0,0,radial,0,0"</text:p>
            <text:p>overlay1_desc60_reach_x = 0</text:p>
            <text:p>overlay1_desc60_alpha_mod = 0</text:p>
            <text:p>overlay1_desc60_next_target = "portrait"</text:p>
          </table:table-cell>
          <table:table-cell table:number-columns-repeated="2"/>
          <table:table-cell table:formula="of:=[$source.A64]" office:value-type="float" office:value="60" calcext:value-type="float">
            <text:p>60</text:p>
          </table:table-cell>
          <table:table-cell table:formula="of:=[$source.D64]/2" office:value-type="float" office:value="0" calcext:value-type="float">
            <text:p>0</text:p>
          </table:table-cell>
          <table:table-cell table:formula="of:=[$source.E64]/2" office:value-type="float" office:value="0" calcext:value-type="float">
            <text:p>0</text:p>
          </table:table-cell>
          <table:table-cell table:formula="of:=[$source.F64]+[.E63]" office:value-type="float" office:value="0" calcext:value-type="float">
            <text:p>0</text:p>
          </table:table-cell>
          <table:table-cell table:formula="of:=[$source.G64]+[.F63]" office:value-type="float" office:value="0" calcext:value-type="float">
            <text:p>0</text:p>
          </table:table-cell>
          <table:table-cell table:formula="of:=ROUND([.E63]/[$source.$F$1];5)" office:value-type="float" office:value="0" calcext:value-type="float">
            <text:p>0</text:p>
          </table:table-cell>
          <table:table-cell table:formula="of:=ROUND([.F63]/[$source.$H$1];5)" office:value-type="float" office:value="0" calcext:value-type="float">
            <text:p>0</text:p>
          </table:table-cell>
          <table:table-cell table:formula="of:=ROUND([.G63]/[$source.$F$1];5)" office:value-type="float" office:value="0" calcext:value-type="float">
            <text:p>0</text:p>
          </table:table-cell>
          <table:table-cell table:formula="of:=ROUND([.H63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63]&amp;&quot; &gt; &quot;&amp;[$source.N64]" office:value-type="string" office:string-value="### Overlay 'landscape' &gt; 60 &gt; link to portrait overlay" calcext:value-type="string">
            <text:p>### Overlay 'landscape' &gt; 60 &gt; link to portrait overlay</text:p>
          </table:table-cell>
          <table:table-cell table:style-name="ce4" table:formula="of:=&quot;overlay&quot;&amp;[$source.$D$1]&amp;&quot;_desc&quot;&amp;[.D63]&amp;&quot; = &quot;&quot;&quot;&amp;COM.MICROSOFT.TEXTJOIN(&quot;,&quot;;0;[$source.B64];[.K63];[.L63];[$source.H64];[.I63];[.J63])&amp;&quot;&quot;&quot;&quot;" office:value-type="string" office:string-value="overlay1_desc60 = &quot;overlay_next,0,0,radial,0,0&quot;" calcext:value-type="string">
            <text:p>overlay1_desc60 = "overlay_next,0,0,radial,0,0"</text:p>
          </table:table-cell>
          <table:table-cell table:formula="of:=IF([$source.C64]=&quot;&quot;;&quot;&quot;;&quot;overlay&quot;&amp;[$source.$D$1]&amp;&quot;_desc&quot;&amp;[.D63]&amp;&quot;_overlay = &quot;&amp;[$source.C64])">
            <text:p/>
          </table:table-cell>
          <table:table-cell table:formula="of:=IF([$source.I64]=&quot;&quot;; &quot;overlay&quot;&amp;[$source.$D$1]&amp;&quot;_desc&quot;&amp;[.D63]&amp;&quot;_reach_x = 0&quot;; &quot;overlay&quot;&amp;[$source.$D$1]&amp;&quot;_desc&quot;&amp;[.D63]&amp;&quot;_reach_x = 1.25&quot;&amp;CHAR(10)&amp;&quot;overlay&quot;&amp;[$source.$D$1]&amp;&quot;_desc&quot;&amp;[.D63]&amp;&quot;_reach_y = 1.25&quot; )" office:value-type="string" office:string-value="overlay1_desc60_reach_x = 0" calcext:value-type="string">
            <text:p>overlay1_desc60_reach_x = 0</text:p>
          </table:table-cell>
          <table:table-cell table:style-name="ce4" table:formula="of:=IF([$source.J64]=&quot;&quot;;&quot;&quot;; &quot;overlay&quot;&amp;[$source.$D$1]&amp;&quot;_desc&quot;&amp;[.D63]&amp;&quot;_range_mod = 15&quot;&amp; CHAR(10)&amp; &quot;overlay&quot;&amp;[$source.$D$1]&amp;&quot;_desc&quot;&amp;[.D63]&amp;&quot;_range_mod_exclusive = true&quot; )">
            <text:p/>
          </table:table-cell>
          <table:table-cell table:style-name="ce4" table:formula="of:=IF([$source.K64]=&quot;&quot;;&quot;&quot;; &quot;overlay&quot;&amp;[$source.$D$1]&amp;&quot;_desc&quot;&amp;[.D63]&amp;&quot;_movable = true&quot;&amp; CHAR(10)&amp; &quot;overlay&quot;&amp;[$source.$D$1]&amp;&quot;_desc&quot;&amp;[.D63]&amp;&quot;_saturate_pct = 0.65&quot; )">
            <text:p/>
          </table:table-cell>
          <table:table-cell table:formula="of:=&quot;overlay&quot;&amp;[$source.$D$1]&amp;&quot;_desc&quot;&amp;[.D63]&amp;&quot;_alpha_mod = &quot;&amp;[$source.L64]" office:value-type="string" office:string-value="overlay1_desc60_alpha_mod = 0" calcext:value-type="string">
            <text:p>overlay1_desc60_alpha_mod = 0</text:p>
          </table:table-cell>
          <table:table-cell table:formula="of:=IF([$source.M64]=&quot;&quot;;&quot;&quot;; &quot;overlay&quot;&amp;[$source.$D$1]&amp;&quot;_desc&quot;&amp;[.D63]&amp;&quot;_next_target = &quot;&quot;&quot;&amp;[$source.M64]&amp;&quot;&quot;&quot;&quot;)" office:value-type="string" office:string-value="overlay1_desc60_next_target = &quot;portrait&quot;" calcext:value-type="string">
            <text:p>overlay1_desc60_next_target = "portrait"</text:p>
          </table:table-cell>
          <table:table-cell table:number-columns-repeated="16364"/>
        </table:table-row>
        <table:table-row table:style-name="ro2" table:number-rows-repeated="17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office:forms form:automatic-focus="false" form:apply-design-mode="false"/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61&#10;&#10;### Overlay 'landscape' &gt; 0 &gt; light for 'toggle_fast_forward'&#10;overlay1_desc0 = &quot;toggle_fast_forward,0.0325,0.92778,radial,0.0175,0.03889&quot;&#10;overlay1_desc0_overlay = p-light-hotkey.png&#10;overlay1_desc0_reach_x = 0&#10;overlay1_desc0_alpha_mod = 20&#10;&#10;### Overlay 'landscape' &gt; 1 &gt; light for 'load_state'&#10;overlay1_desc1 = &quot;load_state,0.34417,0.92778,radial,0.0175,0.03889&quot;&#10;overlay1_desc1_overlay = p-light-hotkey.png&#10;overlay1_desc1_reach_x = 0&#10;overlay1_desc1_alpha_mod = 20&#10;&#10;### Overlay 'landscape' &gt; 2 &gt; light for 'save_state'&#10;overlay1_desc2 = &quot;save_state,0.65583,0.92778,radial,0.0175,0.03889&quot;&#10;overlay1_desc2_overlay = p-light-hotkey.png&#10;overlay1_desc2_reach_x = 0&#10;overlay1_desc2_alpha_mod = 20&#10;&#10;### Overlay 'landscape' &gt; 3 &gt; light for 'menu_toggle'&#10;overlay1_desc3 = &quot;menu_toggle,0.9675,0.92778,radial,0.0175,0.03889&quot;&#10;overlay1_desc3_overlay = p-light-hotkey.png&#10;overlay1_desc3_reach_x = 0&#10;overlay1_desc3_alpha_mod = 20&#10;&#10;### Overlay 'landscape' &gt; 4 &gt; light for 'l2'&#10;overlay1_desc4 = &quot;l2,0.03625,0.14852,radial,0.025,0.05556&quot;&#10;overlay1_desc4_overlay = p-light-shoulder.png&#10;overlay1_desc4_reach_x = 0&#10;overlay1_desc4_alpha_mod = 20&#10;&#10;### Overlay 'landscape' &gt; 5 &gt; light for 'l1'&#10;overlay1_desc5 = &quot;l,0.1125,0.10311,radial,0.025,0.05556&quot;&#10;overlay1_desc5_overlay = p-light-shoulder.png&#10;overlay1_desc5_reach_x = 0&#10;overlay1_desc5_alpha_mod = 20&#10;&#10;### Overlay 'landscape' &gt; 6 &gt; light for 'select'&#10;overlay1_desc6 = &quot;select,0.18875,0.14852,radial,0.025,0.05556&quot;&#10;overlay1_desc6_overlay = p-light-shoulder.png&#10;overlay1_desc6_reach_x = 0&#10;overlay1_desc6_alpha_mod = 20&#10;&#10;### Overlay 'landscape' &gt; 7 &gt; light for 'start'&#10;overlay1_desc7 = &quot;start,0.81125,0.14852,radial,0.025,0.05556&quot;&#10;overlay1_desc7_overlay = p-light-shoulder.png&#10;overlay1_desc7_reach_x = 0&#10;overlay1_desc7_alpha_mod = 20&#10;&#10;### Overlay 'landscape' &gt; 8 &gt; light for 'r1'&#10;overlay1_desc8 = &quot;r,0.8875,0.10311,radial,0.025,0.05556&quot;&#10;overlay1_desc8_overlay = p-light-shoulder.png&#10;overlay1_desc8_reach_x = 0&#10;overlay1_desc8_alpha_mod = 20&#10;&#10;### Overlay 'landscape' &gt; 9 &gt; light for 'r2'&#10;overlay1_desc9 = &quot;r2,0.96375,0.14852,radial,0.025,0.05556&quot;&#10;overlay1_desc9_overlay = p-light-shoulder.png&#10;overlay1_desc9_reach_x = 0&#10;overlay1_desc9_alpha_mod = 20&#10;&#10;### Overlay 'landscape' &gt; 10 &gt; light for 'up'&#10;overlay1_desc10 = &quot;up,0.1125,0.31423,radial,0.035,0.07778&quot;&#10;overlay1_desc10_overlay = p-light-act4.png&#10;overlay1_desc10_reach_x = 0&#10;overlay1_desc10_alpha_mod = 20&#10;&#10;### Overlay 'landscape' &gt; 11 &gt; light for 'left'&#10;overlay1_desc11 = &quot;left,0.055,0.442,radial,0.035,0.07778&quot;&#10;overlay1_desc11_overlay = p-light-act4.png&#10;overlay1_desc11_reach_x = 0&#10;overlay1_desc11_alpha_mod = 20&#10;&#10;### Overlay 'landscape' &gt; 12 &gt; light for 'right'&#10;overlay1_desc12 = &quot;right,0.17,0.442,radial,0.035,0.07778&quot;&#10;overlay1_desc12_overlay = p-light-act4.png&#10;overlay1_desc12_reach_x = 0&#10;overlay1_desc12_alpha_mod = 20&#10;&#10;### Overlay 'landscape' &gt; 13 &gt; light for 'down'&#10;overlay1_desc13 = &quot;down,0.1125,0.56978,radial,0.035,0.07778&quot;&#10;overlay1_desc13_overlay = p-light-act4.png&#10;overlay1_desc13_reach_x = 0&#10;overlay1_desc13_alpha_mod = 20&#10;&#10;### Overlay 'landscape' &gt; 14 &gt; light for 'up|left'&#10;overlay1_desc14 = &quot;up|left,0.0524,0.30844,radial,0.0075,0.01667&quot;&#10;overlay1_desc14_overlay = p-light-corner.png&#10;overlay1_desc14_reach_x = 0&#10;overlay1_desc14_alpha_mod = 20&#10;&#10;### Overlay 'landscape' &gt; 15 &gt; light for 'up|right'&#10;overlay1_desc15 = &quot;up|right,0.1726,0.30844,radial,0.0075,0.01667&quot;&#10;overlay1_desc15_overlay = p-light-corner.png&#10;overlay1_desc15_reach_x = 0&#10;overlay1_desc15_alpha_mod = 20&#10;&#10;### Overlay 'landscape' &gt; 16 &gt; light for 'down|left'&#10;overlay1_desc16 = &quot;down|left,0.0524,0.57557,radial,0.0075,0.01667&quot;&#10;overlay1_desc16_overlay = p-light-corner.png&#10;overlay1_desc16_reach_x = 0&#10;overlay1_desc16_alpha_mod = 20&#10;&#10;### Overlay 'landscape' &gt; 17 &gt; light for 'down|right'&#10;overlay1_desc17 = &quot;down|right,0.1726,0.57557,radial,0.0075,0.01667&quot;&#10;overlay1_desc17_overlay = p-light-corner.png&#10;overlay1_desc17_reach_x = 0&#10;overlay1_desc17_alpha_mod = 20&#10;&#10;### Overlay 'landscape' &gt; 18 &gt; light for 'x'&#10;overlay1_desc18 = &quot;x,0.8875,0.31423,radial,0.035,0.07778&quot;&#10;overlay1_desc18_overlay = p-light-act4.png&#10;overlay1_desc18_reach_x = 0&#10;overlay1_desc18_alpha_mod = 20&#10;&#10;### Overlay 'landscape' &gt; 19 &gt; light for 'y'&#10;overlay1_desc19 = &quot;y,0.83,0.442,radial,0.035,0.07778&quot;&#10;overlay1_desc19_overlay = p-light-act4.png&#10;overlay1_desc19_reach_x = 0&#10;overlay1_desc19_alpha_mod = 20&#10;&#10;### Overlay 'landscape' &gt; 20 &gt; light for 'a'&#10;overlay1_desc20 = &quot;a,0.945,0.442,radial,0.035,0.07778&quot;&#10;overlay1_desc20_overlay = p-light-act4.png&#10;overlay1_desc20_reach_x = 0&#10;overlay1_desc20_alpha_mod = 20&#10;&#10;### Overlay 'landscape' &gt; 21 &gt; light for 'b'&#10;overlay1_desc21 = &quot;b,0.8875,0.56978,radial,0.035,0.07778&quot;&#10;overlay1_desc21_overlay = p-light-act4.png&#10;overlay1_desc21_reach_x = 0&#10;overlay1_desc21_alpha_mod = 20&#10;&#10;### Overlay 'landscape' &gt; 22 &gt; light for 'x|y'&#10;overlay1_desc22 = &quot;x|y,0.8274,0.30844,radial,0.0075,0.01667&quot;&#10;overlay1_desc22_overlay = p-light-corner.png&#10;overlay1_desc22_reach_x = 0&#10;overlay1_desc22_alpha_mod = 20&#10;&#10;### Overlay 'landscape' &gt; 23 &gt; light for 'x|a'&#10;overlay1_desc23 = &quot;x|a,0.9476,0.30844,radial,0.0075,0.01667&quot;&#10;overlay1_desc23_overlay = p-light-corner.png&#10;overlay1_desc23_reach_x = 0&#10;overlay1_desc23_alpha_mod = 20&#10;&#10;### Overlay 'landscape' &gt; 24 &gt; light for 'b|y'&#10;overlay1_desc24 = &quot;b|y,0.8274,0.57557,radial,0.0075,0.01667&quot;&#10;overlay1_desc24_overlay = p-light-corner.png&#10;overlay1_desc24_reach_x = 0&#10;overlay1_desc24_alpha_mod = 20&#10;&#10;### Overlay 'landscape' &gt; 25 &gt; light for 'b|a'&#10;overlay1_desc25 = &quot;b|a,0.9476,0.57557,radial,0.0075,0.01667&quot;&#10;overlay1_desc25_overlay = p-light-corner.png&#10;overlay1_desc25_reach_x = 0&#10;overlay1_desc25_alpha_mod = 20&#10;&#10;### Overlay 'landscape' &gt; 26 &gt; button for 'toggle_fast_forward'&#10;overlay1_desc26 = &quot;toggle_fast_forward,0.0325,0.92778,radial,0.0225,0.05&quot;&#10;overlay1_desc26_overlay = p-btn-fast-forward.png&#10;overlay1_desc26_reach_x = 1.25&#10;overlay1_desc26_reach_y = 1.25&#10;overlay1_desc26_alpha_mod = 2&#10;&#10;### Overlay 'landscape' &gt; 27 &gt; button for 'load_state'&#10;overlay1_desc27 = &quot;load_state,0.34417,0.92778,radial,0.0225,0.05&quot;&#10;overlay1_desc27_overlay = p-btn-load.png&#10;overlay1_desc27_reach_x = 1.25&#10;overlay1_desc27_reach_y = 1.25&#10;overlay1_desc27_alpha_mod = 2&#10;&#10;### Overlay 'landscape' &gt; 28 &gt; button for 'save_state'&#10;overlay1_desc28 = &quot;save_state,0.65583,0.92778,radial,0.0225,0.05&quot;&#10;overlay1_desc28_overlay = p-btn-save.png&#10;overlay1_desc28_reach_x = 1.25&#10;overlay1_desc28_reach_y = 1.25&#10;overlay1_desc28_alpha_mod = 2&#10;&#10;### Overlay 'landscape' &gt; 29 &gt; button for 'menu_toggle'&#10;overlay1_desc29 = &quot;menu_toggle,0.9675,0.92778,radial,0.0225,0.05&quot;&#10;overlay1_desc29_overlay = p-btn-menu.png&#10;overlay1_desc29_reach_x = 1.25&#10;overlay1_desc29_reach_y = 1.25&#10;overlay1_desc29_alpha_mod = 2&#10;&#10;### Overlay 'landscape' &gt; 30 &gt; button for 'l2'&#10;overlay1_desc30 = &quot;l2,0.03625,0.14852,radial,0.03,0.06667&quot;&#10;overlay1_desc30_overlay = p-btn-l2.png&#10;overlay1_desc30_reach_x = 1.25&#10;overlay1_desc30_reach_y = 1.25&#10;overlay1_desc30_alpha_mod = 2&#10;&#10;### Overlay 'landscape' &gt; 31 &gt; button for 'l1'&#10;overlay1_desc31 = &quot;l,0.1125,0.10311,radial,0.03,0.06667&quot;&#10;overlay1_desc31_overlay = p-btn-l1.png&#10;overlay1_desc31_reach_x = 1.25&#10;overlay1_desc31_reach_y = 1.25&#10;overlay1_desc31_alpha_mod = 2&#10;&#10;### Overlay 'landscape' &gt; 32 &gt; button for 'select'&#10;overlay1_desc32 = &quot;select,0.18875,0.14852,radial,0.03,0.06667&quot;&#10;overlay1_desc32_overlay = p-btn-select.png&#10;overlay1_desc32_reach_x = 1.25&#10;overlay1_desc32_reach_y = 1.25&#10;overlay1_desc32_alpha_mod = 2&#10;&#10;### Overlay 'landscape' &gt; 33 &gt; button for 'start'&#10;overlay1_desc33 = &quot;start,0.81125,0.14852,radial,0.03,0.06667&quot;&#10;overlay1_desc33_overlay = p-btn-start.png&#10;overlay1_desc33_reach_x = 1.25&#10;overlay1_desc33_reach_y = 1.25&#10;overlay1_desc33_alpha_mod = 2&#10;&#10;### Overlay 'landscape' &gt; 34 &gt; button for 'r1'&#10;overlay1_desc34 = &quot;r,0.8875,0.10311,radial,0.03,0.06667&quot;&#10;overlay1_desc34_overlay = p-btn-r1.png&#10;overlay1_desc34_reach_x = 1.25&#10;overlay1_desc34_reach_y = 1.25&#10;overlay1_desc34_alpha_mod = 2&#10;&#10;### Overlay 'landscape' &gt; 35 &gt; button for 'r2'&#10;overlay1_desc35 = &quot;r2,0.96375,0.14852,radial,0.03,0.06667&quot;&#10;overlay1_desc35_overlay = p-btn-r2.png&#10;overlay1_desc35_reach_x = 1.25&#10;overlay1_desc35_reach_y = 1.25&#10;overlay1_desc35_alpha_mod = 2&#10;&#10;### Overlay 'landscape' &gt; 36 &gt; button for 'up', disabled, handled by dpad_area&#10;overlay1_desc36 = &quot;up,0.1125,0.31423,radial,0.035,0.07778&quot;&#10;overlay1_desc36_overlay = p-btn-dpad-up.png&#10;overlay1_desc36_reach_x = 0&#10;overlay1_desc36_alpha_mod = 2&#10;&#10;### Overlay 'landscape' &gt; 37 &gt; button for 'left', disabled, handled by dpad_area&#10;overlay1_desc37 = &quot;left,0.055,0.442,radial,0.035,0.07778&quot;&#10;overlay1_desc37_overlay = p-btn-dpad-left.png&#10;overlay1_desc37_reach_x = 0&#10;overlay1_desc37_alpha_mod = 2&#10;&#10;### Overlay 'landscape' &gt; 38 &gt; button for 'right', disabled, handled by dpad_area&#10;overlay1_desc38 = &quot;right,0.17,0.442,radial,0.035,0.07778&quot;&#10;overlay1_desc38_overlay = p-btn-dpad-right.png&#10;overlay1_desc38_reach_x = 0&#10;overlay1_desc38_alpha_mod = 2&#10;&#10;### Overlay 'landscape' &gt; 39 &gt; button for 'down', disabled, handled by dpad_area&#10;overlay1_desc39 = &quot;down,0.1125,0.56978,radial,0.035,0.07778&quot;&#10;overlay1_desc39_overlay = p-btn-dpad-down.png&#10;overlay1_desc39_reach_x = 0&#10;overlay1_desc39_alpha_mod = 2&#10;&#10;### Overlay 'landscape' &gt; 40 &gt; button for 'up|left', disabled, handled by dpad_area&#10;overlay1_desc40 = &quot;up|left,0.0524,0.30844,radial,0.0075,0.01667&quot;&#10;overlay1_desc40_overlay = p-btn-corner.png&#10;overlay1_desc40_reach_x = 0&#10;overlay1_desc40_alpha_mod = 2&#10;&#10;### Overlay 'landscape' &gt; 41 &gt; button for 'up|right', disabled, handled by dpad_area&#10;overlay1_desc41 = &quot;up|right,0.1726,0.30844,radial,0.0075,0.01667&quot;&#10;overlay1_desc41_overlay = p-btn-corner.png&#10;overlay1_desc41_reach_x = 0&#10;overlay1_desc41_alpha_mod = 2&#10;&#10;### Overlay 'landscape' &gt; 42 &gt; button for 'down|left', disabled, handled by dpad_area&#10;overlay1_desc42 = &quot;down|left,0.0524,0.57557,radial,0.0075,0.01667&quot;&#10;overlay1_desc42_overlay = p-btn-corner.png&#10;overlay1_desc42_reach_x = 0&#10;overlay1_desc42_alpha_mod = 2&#10;&#10;### Overlay 'landscape' &gt; 43 &gt; button for 'down|right', disabled, handled by dpad_area&#10;overlay1_desc43 = &quot;down|right,0.1726,0.57557,radial,0.0075,0.01667&quot;&#10;overlay1_desc43_overlay = p-btn-corner.png&#10;overlay1_desc43_reach_x = 0&#10;overlay1_desc43_alpha_mod = 2&#10;&#10;### Overlay 'landscape' &gt; 44 &gt; button for 'x', disabled, handled by abxy_area&#10;overlay1_desc44 = &quot;x,0.8875,0.31423,radial,0.035,0.07778&quot;&#10;overlay1_desc44_overlay = p-btn-act4-x-triangle.png&#10;overlay1_desc44_reach_x = 0&#10;overlay1_desc44_alpha_mod = 2&#10;&#10;### Overlay 'landscape' &gt; 45 &gt; button for 'y', disabled, handled by abxy_area&#10;overlay1_desc45 = &quot;y,0.83,0.442,radial,0.035,0.07778&quot;&#10;overlay1_desc45_overlay = p-btn-act4-y-square.png&#10;overlay1_desc45_reach_x = 0&#10;overlay1_desc45_alpha_mod = 2&#10;&#10;### Overlay 'landscape' &gt; 46 &gt; button for 'a', disabled, handled by abxy_area&#10;overlay1_desc46 = &quot;a,0.945,0.442,radial,0.035,0.07778&quot;&#10;overlay1_desc46_overlay = p-btn-act4-a-circle.png&#10;overlay1_desc46_reach_x = 0&#10;overlay1_desc46_alpha_mod = 2&#10;&#10;### Overlay 'landscape' &gt; 47 &gt; button for 'b', disabled, handled by abxy_area&#10;overlay1_desc47 = &quot;b,0.8875,0.56978,radial,0.035,0.07778&quot;&#10;overlay1_desc47_overlay = p-btn-act4-b-cross.png&#10;overlay1_desc47_reach_x = 0&#10;overlay1_desc47_alpha_mod = 2&#10;&#10;### Overlay 'landscape' &gt; 48 &gt; button for 'x|y', disabled, handled by abxy_area&#10;overlay1_desc48 = &quot;x|y,0.8274,0.30844,radial,0.0075,0.01667&quot;&#10;overlay1_desc48_overlay = p-btn-corner.png&#10;overlay1_desc48_reach_x = 0&#10;overlay1_desc48_alpha_mod = 2&#10;&#10;### Overlay 'landscape' &gt; 49 &gt; button for 'x|a', disabled, handled by abxy_area&#10;overlay1_desc49 = &quot;x|a,0.9476,0.30844,radial,0.0075,0.01667&quot;&#10;overlay1_desc49_overlay = p-btn-corner.png&#10;overlay1_desc49_reach_x = 0&#10;overlay1_desc49_alpha_mod = 2&#10;&#10;### Overlay 'landscape' &gt; 50 &gt; button for 'b|y', disabled, handled by abxy_area&#10;overlay1_desc50 = &quot;b|y,0.8274,0.57557,radial,0.0075,0.01667&quot;&#10;overlay1_desc50_overlay = p-btn-corner.png&#10;overlay1_desc50_reach_x = 0&#10;overlay1_desc50_alpha_mod = 2&#10;&#10;### Overlay 'landscape' &gt; 51 &gt; button for 'b|a', disabled, handled by abxy_area&#10;overlay1_desc51 = &quot;b|a,0.9476,0.57557,radial,0.0075,0.01667&quot;&#10;overlay1_desc51_overlay = p-btn-corner.png&#10;overlay1_desc51_reach_x = 0&#10;overlay1_desc51_alpha_mod = 2&#10;&#10;### Overlay 'landscape' &gt; 52 &gt; handler for 'dpad_area'&#10;overlay1_desc52 = &quot;dpad_area,0.1125,0.442,radial,0.1025,0.22778&quot;&#10;overlay1_desc52_overlay = p-area-dpad.png&#10;overlay1_desc52_reach_x = 1.25&#10;overlay1_desc52_reach_y = 1.25&#10;overlay1_desc52_alpha_mod = 1&#10;&#10;### Overlay 'landscape' &gt; 53 &gt; handler for 'abxy_area'&#10;overlay1_desc53 = &quot;abxy_area,0.8875,0.442,radial,0.1025,0.22778&quot;&#10;overlay1_desc53_overlay = p-area-act.png&#10;overlay1_desc53_reach_x = 1.25&#10;overlay1_desc53_reach_y = 1.25&#10;overlay1_desc53_alpha_mod = 1&#10;&#10;### Overlay 'landscape' &gt; 54 &gt; border for left analog&#10;overlay1_desc54 = &quot;nul,0.14414,0.83578,radial,0.0575,0.12778&quot;&#10;overlay1_desc54_overlay = p-analog-border.png&#10;overlay1_desc54_reach_x = 0&#10;overlay1_desc54_alpha_mod = 1&#10;&#10;### Overlay 'landscape' &gt; 55 &gt; border for right analog&#10;overlay1_desc55 = &quot;nul,0.85586,0.83578,radial,0.0575,0.12778&quot;&#10;overlay1_desc55_overlay = p-analog-border.png&#10;overlay1_desc55_reach_x = 0&#10;overlay1_desc55_alpha_mod = 1&#10;&#10;### Overlay 'landscape' &gt; 56 &gt; inactive state for 'analog_left'&#10;overlay1_desc56 = &quot;analog_left,0.14414,0.83578,radial,0.04,0.08889&quot;&#10;overlay1_desc56_overlay = p-analog-inactive.png&#10;overlay1_desc56_reach_x = 0&#10;overlay1_desc56_alpha_mod = 0&#10;&#10;### Overlay 'landscape' &gt; 57 &gt; inactive state for 'analog_right'&#10;overlay1_desc57 = &quot;analog_right,0.85586,0.83578,radial,0.04,0.08889&quot;&#10;overlay1_desc57_overlay = p-analog-inactive.png&#10;overlay1_desc57_reach_x = 0&#10;overlay1_desc57_alpha_mod = 0&#10;&#10;### Overlay 'landscape' &gt; 58 &gt; active state for 'analog_left'&#10;overlay1_desc58 = &quot;analog_left,0.14414,0.83578,radial,0.04,0.08889&quot;&#10;overlay1_desc58_overlay = p-analog-active.png&#10;overlay1_desc58_reach_x = 1.25&#10;overlay1_desc58_reach_y = 1.25&#10;overlay1_desc58_range_mod = 15&#10;overlay1_desc58_range_mod_exclusive = true&#10;overlay1_desc58_movable = true&#10;overlay1_desc58_saturate_pct = 0.65&#10;overlay1_desc58_alpha_mod = 20&#10;&#10;### Overlay 'landscape' &gt; 59 &gt; active state for 'analog_right'&#10;overlay1_desc59 = &quot;analog_right,0.85586,0.83578,radial,0.04,0.08889&quot;&#10;overlay1_desc59_overlay = p-analog-active.png&#10;overlay1_desc59_reach_x = 1.25&#10;overlay1_desc59_reach_y = 1.25&#10;overlay1_desc59_range_mod = 15&#10;overlay1_desc59_range_mod_exclusive = true&#10;overlay1_desc59_movable = true&#10;overlay1_desc59_saturate_pct = 0.65&#10;overlay1_desc59_alpha_mod = 20&#10;&#10;### Overlay 'landscape' &gt; 60 &gt; link to portrait overlay&#10;overlay1_desc60 = &quot;overlay_next,0,0,radial,0,0&quot;&#10;overlay1_desc60_reach_x = 0&#10;overlay1_desc60_alpha_mod = 0&#10;overlay1_desc60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61</text:p>
            <text:p/>
            <text:p>### Overlay 'landscape' &gt; 0 &gt; light for 'toggle_fast_forward'</text:p>
            <text:p>overlay1_desc0 = "toggle_fast_forward,0.0325,0.92778,radial,0.0175,0.03889"</text:p>
            <text:p>overlay1_desc0_overlay = p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4417,0.92778,radial,0.0175,0.03889"</text:p>
            <text:p>overlay1_desc1_overlay = p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5583,0.92778,radial,0.0175,0.03889"</text:p>
            <text:p>overlay1_desc2_overlay = p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675,0.92778,radial,0.0175,0.03889"</text:p>
            <text:p>overlay1_desc3_overlay = p-light-hotkey.png</text:p>
            <text:p>overlay1_desc3_reach_x = 0</text:p>
            <text:p>overlay1_desc3_alpha_mod = 20</text:p>
            <text:p/>
            <text:p>### Overlay 'landscape' &gt; 4 &gt; light for 'l2'</text:p>
            <text:p>overlay1_desc4 = "l2,0.03625,0.14852,radial,0.025,0.05556"</text:p>
            <text:p>overlay1_desc4_overlay = p-light-shoulder.png</text:p>
            <text:p>overlay1_desc4_reach_x = 0</text:p>
            <text:p>overlay1_desc4_alpha_mod = 20</text:p>
            <text:p/>
            <text:p>### Overlay 'landscape' &gt; 5 &gt; light for 'l1'</text:p>
            <text:p>overlay1_desc5 = "l,0.1125,0.10311,radial,0.025,0.05556"</text:p>
            <text:p>overlay1_desc5_overlay = p-light-shoulder.png</text:p>
            <text:p>overlay1_desc5_reach_x = 0</text:p>
            <text:p>overlay1_desc5_alpha_mod = 20</text:p>
            <text:p/>
            <text:p>### Overlay 'landscape' &gt; 6 &gt; light for 'select'</text:p>
            <text:p>overlay1_desc6 = "select,0.18875,0.14852,radial,0.025,0.05556"</text:p>
            <text:p>overlay1_desc6_overlay = p-light-shoulder.png</text:p>
            <text:p>overlay1_desc6_reach_x = 0</text:p>
            <text:p>overlay1_desc6_alpha_mod = 20</text:p>
            <text:p/>
            <text:p>### Overlay 'landscape' &gt; 7 &gt; light for 'start'</text:p>
            <text:p>overlay1_desc7 = "start,0.81125,0.14852,radial,0.025,0.05556"</text:p>
            <text:p>overlay1_desc7_overlay = p-light-shoulder.png</text:p>
            <text:p>overlay1_desc7_reach_x = 0</text:p>
            <text:p>overlay1_desc7_alpha_mod = 20</text:p>
            <text:p/>
            <text:p>### Overlay 'landscape' &gt; 8 &gt; light for 'r1'</text:p>
            <text:p>overlay1_desc8 = "r,0.8875,0.10311,radial,0.025,0.05556"</text:p>
            <text:p>overlay1_desc8_overlay = p-light-shoulder.png</text:p>
            <text:p>overlay1_desc8_reach_x = 0</text:p>
            <text:p>overlay1_desc8_alpha_mod = 20</text:p>
            <text:p/>
            <text:p>### Overlay 'landscape' &gt; 9 &gt; light for 'r2'</text:p>
            <text:p>overlay1_desc9 = "r2,0.96375,0.14852,radial,0.025,0.05556"</text:p>
            <text:p>overlay1_desc9_overlay = p-light-shoulder.png</text:p>
            <text:p>overlay1_desc9_reach_x = 0</text:p>
            <text:p>overlay1_desc9_alpha_mod = 20</text:p>
            <text:p/>
            <text:p>### Overlay 'landscape' &gt; 10 &gt; light for 'up'</text:p>
            <text:p>overlay1_desc10 = "up,0.1125,0.31423,radial,0.035,0.07778"</text:p>
            <text:p>overlay1_desc10_overlay = p-light-act4.png</text:p>
            <text:p>overlay1_desc10_reach_x = 0</text:p>
            <text:p>overlay1_desc10_alpha_mod = 20</text:p>
            <text:p/>
            <text:p>### Overlay 'landscape' &gt; 11 &gt; light for 'left'</text:p>
            <text:p>overlay1_desc11 = "left,0.055,0.442,radial,0.035,0.07778"</text:p>
            <text:p>overlay1_desc11_overlay = p-light-act4.png</text:p>
            <text:p>overlay1_desc11_reach_x = 0</text:p>
            <text:p>overlay1_desc11_alpha_mod = 20</text:p>
            <text:p/>
            <text:p>### Overlay 'landscape' &gt; 12 &gt; light for 'right'</text:p>
            <text:p>overlay1_desc12 = "right,0.17,0.442,radial,0.035,0.07778"</text:p>
            <text:p>overlay1_desc12_overlay = p-light-act4.png</text:p>
            <text:p>overlay1_desc12_reach_x = 0</text:p>
            <text:p>overlay1_desc12_alpha_mod = 20</text:p>
            <text:p/>
            <text:p>### Overlay 'landscape' &gt; 13 &gt; light for 'down'</text:p>
            <text:p>overlay1_desc13 = "down,0.1125,0.56978,radial,0.035,0.07778"</text:p>
            <text:p>overlay1_desc13_overlay = p-light-act4.png</text:p>
            <text:p>overlay1_desc13_reach_x = 0</text:p>
            <text:p>overlay1_desc13_alpha_mod = 20</text:p>
            <text:p/>
            <text:p>### Overlay 'landscape' &gt; 14 &gt; light for 'up|left'</text:p>
            <text:p>overlay1_desc14 = "up|left,0.0524,0.30844,radial,0.0075,0.01667"</text:p>
            <text:p>overlay1_desc14_overlay = p-light-corner.png</text:p>
            <text:p>overlay1_desc14_reach_x = 0</text:p>
            <text:p>overlay1_desc14_alpha_mod = 20</text:p>
            <text:p/>
            <text:p>### Overlay 'landscape' &gt; 15 &gt; light for 'up|right'</text:p>
            <text:p>overlay1_desc15 = "up|right,0.1726,0.30844,radial,0.0075,0.01667"</text:p>
            <text:p>overlay1_desc15_overlay = p-light-corner.png</text:p>
            <text:p>overlay1_desc15_reach_x = 0</text:p>
            <text:p>overlay1_desc15_alpha_mod = 20</text:p>
            <text:p/>
            <text:p>### Overlay 'landscape' &gt; 16 &gt; light for 'down|left'</text:p>
            <text:p>overlay1_desc16 = "down|left,0.0524,0.57557,radial,0.0075,0.01667"</text:p>
            <text:p>overlay1_desc16_overlay = p-light-corner.png</text:p>
            <text:p>overlay1_desc16_reach_x = 0</text:p>
            <text:p>overlay1_desc16_alpha_mod = 20</text:p>
            <text:p/>
            <text:p>### Overlay 'landscape' &gt; 17 &gt; light for 'down|right'</text:p>
            <text:p>overlay1_desc17 = "down|right,0.1726,0.57557,radial,0.0075,0.01667"</text:p>
            <text:p>overlay1_desc17_overlay = p-light-corner.png</text:p>
            <text:p>overlay1_desc17_reach_x = 0</text:p>
            <text:p>overlay1_desc17_alpha_mod = 20</text:p>
            <text:p/>
            <text:p>### Overlay 'landscape' &gt; 18 &gt; light for 'x'</text:p>
            <text:p>overlay1_desc18 = "x,0.8875,0.31423,radial,0.035,0.07778"</text:p>
            <text:p>overlay1_desc18_overlay = p-light-act4.png</text:p>
            <text:p>overlay1_desc18_reach_x = 0</text:p>
            <text:p>overlay1_desc18_alpha_mod = 20</text:p>
            <text:p/>
            <text:p>### Overlay 'landscape' &gt; 19 &gt; light for 'y'</text:p>
            <text:p>overlay1_desc19 = "y,0.83,0.442,radial,0.035,0.07778"</text:p>
            <text:p>overlay1_desc19_overlay = p-light-act4.png</text:p>
            <text:p>overlay1_desc19_reach_x = 0</text:p>
            <text:p>overlay1_desc19_alpha_mod = 20</text:p>
            <text:p/>
            <text:p>### Overlay 'landscape' &gt; 20 &gt; light for 'a'</text:p>
            <text:p>overlay1_desc20 = "a,0.945,0.442,radial,0.035,0.07778"</text:p>
            <text:p>overlay1_desc20_overlay = p-light-act4.png</text:p>
            <text:p>overlay1_desc20_reach_x = 0</text:p>
            <text:p>overlay1_desc20_alpha_mod = 20</text:p>
            <text:p/>
            <text:p>### Overlay 'landscape' &gt; 21 &gt; light for 'b'</text:p>
            <text:p>overlay1_desc21 = "b,0.8875,0.56978,radial,0.035,0.07778"</text:p>
            <text:p>overlay1_desc21_overlay = p-light-act4.png</text:p>
            <text:p>overlay1_desc21_reach_x = 0</text:p>
            <text:p>overlay1_desc21_alpha_mod = 20</text:p>
            <text:p/>
            <text:p>### Overlay 'landscape' &gt; 22 &gt; light for 'x|y'</text:p>
            <text:p>overlay1_desc22 = "x|y,0.8274,0.30844,radial,0.0075,0.01667"</text:p>
            <text:p>overlay1_desc22_overlay = p-light-corner.png</text:p>
            <text:p>overlay1_desc22_reach_x = 0</text:p>
            <text:p>overlay1_desc22_alpha_mod = 20</text:p>
            <text:p/>
            <text:p>### Overlay 'landscape' &gt; 23 &gt; light for 'x|a'</text:p>
            <text:p>overlay1_desc23 = "x|a,0.9476,0.30844,radial,0.0075,0.01667"</text:p>
            <text:p>overlay1_desc23_overlay = p-light-corner.png</text:p>
            <text:p>overlay1_desc23_reach_x = 0</text:p>
            <text:p>overlay1_desc23_alpha_mod = 20</text:p>
            <text:p/>
            <text:p>### Overlay 'landscape' &gt; 24 &gt; light for 'b|y'</text:p>
            <text:p>overlay1_desc24 = "b|y,0.8274,0.57557,radial,0.0075,0.01667"</text:p>
            <text:p>overlay1_desc24_overlay = p-light-corner.png</text:p>
            <text:p>overlay1_desc24_reach_x = 0</text:p>
            <text:p>overlay1_desc24_alpha_mod = 20</text:p>
            <text:p/>
            <text:p>### Overlay 'landscape' &gt; 25 &gt; light for 'b|a'</text:p>
            <text:p>overlay1_desc25 = "b|a,0.9476,0.57557,radial,0.0075,0.01667"</text:p>
            <text:p>overlay1_desc25_overlay = p-light-corner.png</text:p>
            <text:p>overlay1_desc25_reach_x = 0</text:p>
            <text:p>overlay1_desc25_alpha_mod = 20</text:p>
            <text:p/>
            <text:p>### Overlay 'landscape' &gt; 26 &gt; button for 'toggle_fast_forward'</text:p>
            <text:p>overlay1_desc26 = "toggle_fast_forward,0.0325,0.92778,radial,0.0225,0.05"</text:p>
            <text:p>overlay1_desc26_overlay = p-btn-fast-forward.png</text:p>
            <text:p>overlay1_desc26_reach_x = 1.25</text:p>
            <text:p>overlay1_desc26_reach_y = 1.25</text:p>
            <text:p>overlay1_desc26_alpha_mod = 2</text:p>
            <text:p/>
            <text:p>### Overlay 'landscape' &gt; 27 &gt; button for 'load_state'</text:p>
            <text:p>overlay1_desc27 = "load_state,0.34417,0.92778,radial,0.0225,0.05"</text:p>
            <text:p>overlay1_desc27_overlay = p-btn-load.png</text:p>
            <text:p>overlay1_desc27_reach_x = 1.25</text:p>
            <text:p>overlay1_desc27_reach_y = 1.25</text:p>
            <text:p>overlay1_desc27_alpha_mod = 2</text:p>
            <text:p/>
            <text:p>### Overlay 'landscape' &gt; 28 &gt; button for 'save_state'</text:p>
            <text:p>overlay1_desc28 = "save_state,0.65583,0.92778,radial,0.0225,0.05"</text:p>
            <text:p>overlay1_desc28_overlay = p-btn-save.png</text:p>
            <text:p>overlay1_desc28_reach_x = 1.25</text:p>
            <text:p>overlay1_desc28_reach_y = 1.25</text:p>
            <text:p>overlay1_desc28_alpha_mod = 2</text:p>
            <text:p/>
            <text:p>### Overlay 'landscape' &gt; 29 &gt; button for 'menu_toggle'</text:p>
            <text:p>overlay1_desc29 = "menu_toggle,0.9675,0.92778,radial,0.0225,0.05"</text:p>
            <text:p>overlay1_desc29_overlay = p-btn-menu.png</text:p>
            <text:p>overlay1_desc29_reach_x = 1.25</text:p>
            <text:p>overlay1_desc29_reach_y = 1.25</text:p>
            <text:p>overlay1_desc29_alpha_mod = 2</text:p>
            <text:p/>
            <text:p>### Overlay 'landscape' &gt; 30 &gt; button for 'l2'</text:p>
            <text:p>overlay1_desc30 = "l2,0.03625,0.14852,radial,0.03,0.06667"</text:p>
            <text:p>overlay1_desc30_overlay = p-btn-l2.png</text:p>
            <text:p>overlay1_desc30_reach_x = 1.25</text:p>
            <text:p>overlay1_desc30_reach_y = 1.25</text:p>
            <text:p>overlay1_desc30_alpha_mod = 2</text:p>
            <text:p/>
            <text:p>### Overlay 'landscape' &gt; 31 &gt; button for 'l1'</text:p>
            <text:p>overlay1_desc31 = "l,0.1125,0.10311,radial,0.03,0.06667"</text:p>
            <text:p>overlay1_desc31_overlay = p-btn-l1.png</text:p>
            <text:p>overlay1_desc31_reach_x = 1.25</text:p>
            <text:p>overlay1_desc31_reach_y = 1.25</text:p>
            <text:p>overlay1_desc31_alpha_mod = 2</text:p>
            <text:p/>
            <text:p>### Overlay 'landscape' &gt; 32 &gt; button for 'select'</text:p>
            <text:p>overlay1_desc32 = "select,0.18875,0.14852,radial,0.03,0.06667"</text:p>
            <text:p>overlay1_desc32_overlay = p-btn-select.png</text:p>
            <text:p>overlay1_desc32_reach_x = 1.25</text:p>
            <text:p>overlay1_desc32_reach_y = 1.25</text:p>
            <text:p>overlay1_desc32_alpha_mod = 2</text:p>
            <text:p/>
            <text:p>### Overlay 'landscape' &gt; 33 &gt; button for 'start'</text:p>
            <text:p>overlay1_desc33 = "start,0.81125,0.14852,radial,0.03,0.06667"</text:p>
            <text:p>overlay1_desc33_overlay = p-btn-start.png</text:p>
            <text:p>overlay1_desc33_reach_x = 1.25</text:p>
            <text:p>overlay1_desc33_reach_y = 1.25</text:p>
            <text:p>overlay1_desc33_alpha_mod = 2</text:p>
            <text:p/>
            <text:p>### Overlay 'landscape' &gt; 34 &gt; button for 'r1'</text:p>
            <text:p>overlay1_desc34 = "r,0.8875,0.10311,radial,0.03,0.06667"</text:p>
            <text:p>overlay1_desc34_overlay = p-btn-r1.png</text:p>
            <text:p>overlay1_desc34_reach_x = 1.25</text:p>
            <text:p>overlay1_desc34_reach_y = 1.25</text:p>
            <text:p>overlay1_desc34_alpha_mod = 2</text:p>
            <text:p/>
            <text:p>### Overlay 'landscape' &gt; 35 &gt; button for 'r2'</text:p>
            <text:p>overlay1_desc35 = "r2,0.96375,0.14852,radial,0.03,0.06667"</text:p>
            <text:p>overlay1_desc35_overlay = p-btn-r2.png</text:p>
            <text:p>overlay1_desc35_reach_x = 1.25</text:p>
            <text:p>overlay1_desc35_reach_y = 1.25</text:p>
            <text:p>overlay1_desc35_alpha_mod = 2</text:p>
            <text:p/>
            <text:p>### Overlay 'landscape' &gt; 36 &gt; button for 'up', disabled, handled by dpad_area</text:p>
            <text:p>overlay1_desc36 = "up,0.1125,0.31423,radial,0.035,0.07778"</text:p>
            <text:p>overlay1_desc36_overlay = p-btn-dpad-up.png</text:p>
            <text:p>overlay1_desc36_reach_x = 0</text:p>
            <text:p>overlay1_desc36_alpha_mod = 2</text:p>
            <text:p/>
            <text:p>### Overlay 'landscape' &gt; 37 &gt; button for 'left', disabled, handled by dpad_area</text:p>
            <text:p>overlay1_desc37 = "left,0.055,0.442,radial,0.035,0.07778"</text:p>
            <text:p>overlay1_desc37_overlay = p-btn-dpad-left.png</text:p>
            <text:p>overlay1_desc37_reach_x = 0</text:p>
            <text:p>overlay1_desc37_alpha_mod = 2</text:p>
            <text:p/>
            <text:p>### Overlay 'landscape' &gt; 38 &gt; button for 'right', disabled, handled by dpad_area</text:p>
            <text:p>overlay1_desc38 = "right,0.17,0.442,radial,0.035,0.07778"</text:p>
            <text:p>overlay1_desc38_overlay = p-btn-dpad-right.png</text:p>
            <text:p>overlay1_desc38_reach_x = 0</text:p>
            <text:p>overlay1_desc38_alpha_mod = 2</text:p>
            <text:p/>
            <text:p>### Overlay 'landscape' &gt; 39 &gt; button for 'down', disabled, handled by dpad_area</text:p>
            <text:p>overlay1_desc39 = "down,0.1125,0.56978,radial,0.035,0.07778"</text:p>
            <text:p>overlay1_desc39_overlay = p-btn-dpad-down.png</text:p>
            <text:p>overlay1_desc39_reach_x = 0</text:p>
            <text:p>overlay1_desc39_alpha_mod = 2</text:p>
            <text:p/>
            <text:p>### Overlay 'landscape' &gt; 40 &gt; button for 'up|left', disabled, handled by dpad_area</text:p>
            <text:p>overlay1_desc40 = "up|left,0.0524,0.30844,radial,0.0075,0.01667"</text:p>
            <text:p>overlay1_desc40_overlay = p-btn-corner.png</text:p>
            <text:p>overlay1_desc40_reach_x = 0</text:p>
            <text:p>overlay1_desc40_alpha_mod = 2</text:p>
            <text:p/>
            <text:p>### Overlay 'landscape' &gt; 41 &gt; button for 'up|right', disabled, handled by dpad_area</text:p>
            <text:p>overlay1_desc41 = "up|right,0.1726,0.30844,radial,0.0075,0.01667"</text:p>
            <text:p>overlay1_desc41_overlay = p-btn-corner.png</text:p>
            <text:p>overlay1_desc41_reach_x = 0</text:p>
            <text:p>overlay1_desc41_alpha_mod = 2</text:p>
            <text:p/>
            <text:p>### Overlay 'landscape' &gt; 42 &gt; button for 'down|left', disabled, handled by dpad_area</text:p>
            <text:p>overlay1_desc42 = "down|left,0.0524,0.57557,radial,0.0075,0.01667"</text:p>
            <text:p>overlay1_desc42_overlay = p-btn-corner.png</text:p>
            <text:p>overlay1_desc42_reach_x = 0</text:p>
            <text:p>overlay1_desc42_alpha_mod = 2</text:p>
            <text:p/>
            <text:p>### Overlay 'landscape' &gt; 43 &gt; button for 'down|right', disabled, handled by dpad_area</text:p>
            <text:p>overlay1_desc43 = "down|right,0.1726,0.57557,radial,0.0075,0.01667"</text:p>
            <text:p>overlay1_desc43_overlay = p-btn-corner.png</text:p>
            <text:p>overlay1_desc43_reach_x = 0</text:p>
            <text:p>overlay1_desc43_alpha_mod = 2</text:p>
            <text:p/>
            <text:p>### Overlay 'landscape' &gt; 44 &gt; button for 'x', disabled, handled by abxy_area</text:p>
            <text:p>overlay1_desc44 = "x,0.8875,0.31423,radial,0.035,0.07778"</text:p>
            <text:p>overlay1_desc44_overlay = p-btn-act4-x-triangle.png</text:p>
            <text:p>overlay1_desc44_reach_x = 0</text:p>
            <text:p>overlay1_desc44_alpha_mod = 2</text:p>
            <text:p/>
            <text:p>### Overlay 'landscape' &gt; 45 &gt; button for 'y', disabled, handled by abxy_area</text:p>
            <text:p>overlay1_desc45 = "y,0.83,0.442,radial,0.035,0.07778"</text:p>
            <text:p>overlay1_desc45_overlay = p-btn-act4-y-square.png</text:p>
            <text:p>overlay1_desc45_reach_x = 0</text:p>
            <text:p>overlay1_desc45_alpha_mod = 2</text:p>
            <text:p/>
            <text:p>### Overlay 'landscape' &gt; 46 &gt; button for 'a', disabled, handled by abxy_area</text:p>
            <text:p>overlay1_desc46 = "a,0.945,0.442,radial,0.035,0.07778"</text:p>
            <text:p>overlay1_desc46_overlay = p-btn-act4-a-circle.png</text:p>
            <text:p>overlay1_desc46_reach_x = 0</text:p>
            <text:p>overlay1_desc46_alpha_mod = 2</text:p>
            <text:p/>
            <text:p>### Overlay 'landscape' &gt; 47 &gt; button for 'b', disabled, handled by abxy_area</text:p>
            <text:p>overlay1_desc47 = "b,0.8875,0.56978,radial,0.035,0.07778"</text:p>
            <text:p>overlay1_desc47_overlay = p-btn-act4-b-cross.png</text:p>
            <text:p>overlay1_desc47_reach_x = 0</text:p>
            <text:p>overlay1_desc47_alpha_mod = 2</text:p>
            <text:p/>
            <text:p>### Overlay 'landscape' &gt; 48 &gt; button for 'x|y', disabled, handled by abxy_area</text:p>
            <text:p>overlay1_desc48 = "x|y,0.8274,0.30844,radial,0.0075,0.01667"</text:p>
            <text:p>overlay1_desc48_overlay = p-btn-corner.png</text:p>
            <text:p>overlay1_desc48_reach_x = 0</text:p>
            <text:p>overlay1_desc48_alpha_mod = 2</text:p>
            <text:p/>
            <text:p>### Overlay 'landscape' &gt; 49 &gt; button for 'x|a', disabled, handled by abxy_area</text:p>
            <text:p>overlay1_desc49 = "x|a,0.9476,0.30844,radial,0.0075,0.01667"</text:p>
            <text:p>overlay1_desc49_overlay = p-btn-corner.png</text:p>
            <text:p>overlay1_desc49_reach_x = 0</text:p>
            <text:p>overlay1_desc49_alpha_mod = 2</text:p>
            <text:p/>
            <text:p>### Overlay 'landscape' &gt; 50 &gt; button for 'b|y', disabled, handled by abxy_area</text:p>
            <text:p>overlay1_desc50 = "b|y,0.8274,0.57557,radial,0.0075,0.01667"</text:p>
            <text:p>overlay1_desc50_overlay = p-btn-corner.png</text:p>
            <text:p>overlay1_desc50_reach_x = 0</text:p>
            <text:p>overlay1_desc50_alpha_mod = 2</text:p>
            <text:p/>
            <text:p>### Overlay 'landscape' &gt; 51 &gt; button for 'b|a', disabled, handled by abxy_area</text:p>
            <text:p>overlay1_desc51 = "b|a,0.9476,0.57557,radial,0.0075,0.01667"</text:p>
            <text:p>overlay1_desc51_overlay = p-btn-corner.png</text:p>
            <text:p>overlay1_desc51_reach_x = 0</text:p>
            <text:p>overlay1_desc51_alpha_mod = 2</text:p>
            <text:p/>
            <text:p>### Overlay 'landscape' &gt; 52 &gt; handler for 'dpad_area'</text:p>
            <text:p>overlay1_desc52 = "dpad_area,0.1125,0.442,radial,0.1025,0.22778"</text:p>
            <text:p>overlay1_desc52_overlay = p-area-dpad.png</text:p>
            <text:p>overlay1_desc52_reach_x = 1.25</text:p>
            <text:p>overlay1_desc52_reach_y = 1.25</text:p>
            <text:p>overlay1_desc52_alpha_mod = 1</text:p>
            <text:p/>
            <text:p>### Overlay 'landscape' &gt; 53 &gt; handler for 'abxy_area'</text:p>
            <text:p>overlay1_desc53 = "abxy_area,0.8875,0.442,radial,0.1025,0.22778"</text:p>
            <text:p>overlay1_desc53_overlay = p-area-act.png</text:p>
            <text:p>overlay1_desc53_reach_x = 1.25</text:p>
            <text:p>overlay1_desc53_reach_y = 1.25</text:p>
            <text:p>overlay1_desc53_alpha_mod = 1</text:p>
            <text:p/>
            <text:p>### Overlay 'landscape' &gt; 54 &gt; border for left analog</text:p>
            <text:p>overlay1_desc54 = "nul,0.14414,0.83578,radial,0.0575,0.12778"</text:p>
            <text:p>overlay1_desc54_overlay = p-analog-border.png</text:p>
            <text:p>overlay1_desc54_reach_x = 0</text:p>
            <text:p>overlay1_desc54_alpha_mod = 1</text:p>
            <text:p/>
            <text:p>### Overlay 'landscape' &gt; 55 &gt; border for right analog</text:p>
            <text:p>overlay1_desc55 = "nul,0.85586,0.83578,radial,0.0575,0.12778"</text:p>
            <text:p>overlay1_desc55_overlay = p-analog-border.png</text:p>
            <text:p>overlay1_desc55_reach_x = 0</text:p>
            <text:p>overlay1_desc55_alpha_mod = 1</text:p>
            <text:p/>
            <text:p>### Overlay 'landscape' &gt; 56 &gt; inactive state for 'analog_left'</text:p>
            <text:p>overlay1_desc56 = "analog_left,0.14414,0.83578,radial,0.04,0.08889"</text:p>
            <text:p>overlay1_desc56_overlay = p-analog-inactive.png</text:p>
            <text:p>overlay1_desc56_reach_x = 0</text:p>
            <text:p>overlay1_desc56_alpha_mod = 0</text:p>
            <text:p/>
            <text:p>### Overlay 'landscape' &gt; 57 &gt; inactive state for 'analog_right'</text:p>
            <text:p>overlay1_desc57 = "analog_right,0.85586,0.83578,radial,0.04,0.08889"</text:p>
            <text:p>overlay1_desc57_overlay = p-analog-inactive.png</text:p>
            <text:p>overlay1_desc57_reach_x = 0</text:p>
            <text:p>overlay1_desc57_alpha_mod = 0</text:p>
            <text:p/>
            <text:p>### Overlay 'landscape' &gt; 58 &gt; active state for 'analog_left'</text:p>
            <text:p>overlay1_desc58 = "analog_left,0.14414,0.83578,radial,0.04,0.08889"</text:p>
            <text:p>overlay1_desc58_overlay = p-analog-active.png</text:p>
            <text:p>overlay1_desc58_reach_x = 1.25</text:p>
            <text:p>overlay1_desc58_reach_y = 1.25</text:p>
            <text:p>overlay1_desc58_range_mod = 15</text:p>
            <text:p>overlay1_desc58_range_mod_exclusive = true</text:p>
            <text:p>overlay1_desc58_movable = true</text:p>
            <text:p>overlay1_desc58_saturate_pct = 0.65</text:p>
            <text:p>overlay1_desc58_alpha_mod = 20</text:p>
            <text:p/>
            <text:p>### Overlay 'landscape' &gt; 59 &gt; active state for 'analog_right'</text:p>
            <text:p>overlay1_desc59 = "analog_right,0.85586,0.83578,radial,0.04,0.08889"</text:p>
            <text:p>overlay1_desc59_overlay = p-analog-active.png</text:p>
            <text:p>overlay1_desc59_reach_x = 1.25</text:p>
            <text:p>overlay1_desc59_reach_y = 1.25</text:p>
            <text:p>overlay1_desc59_range_mod = 15</text:p>
            <text:p>overlay1_desc59_range_mod_exclusive = true</text:p>
            <text:p>overlay1_desc59_movable = true</text:p>
            <text:p>overlay1_desc59_saturate_pct = 0.65</text:p>
            <text:p>overlay1_desc59_alpha_mod = 20</text:p>
            <text:p/>
            <text:p>### Overlay 'landscape' &gt; 60 &gt; link to portrait overlay</text:p>
            <text:p>overlay1_desc60 = "overlay_next,0,0,radial,0,0"</text:p>
            <text:p>overlay1_desc60_reach_x = 0</text:p>
            <text:p>overlay1_desc60_alpha_mod = 0</text:p>
            <text:p>overlay1_desc60_next_target = "portrai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8:16:24.9670137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08T18:33:19.455685704</dc:date>
    <meta:editing-duration>PT21H42M19S</meta:editing-duration>
    <meta:editing-cycles>44</meta:editing-cycles>
    <meta:generator>LibreOffice/24.2.2.2$Linux_X86_64 LibreOffice_project/420$Build-2</meta:generator>
    <meta:document-statistic meta:table-count="3" meta:cell-count="1767" meta:object-count="0"/>
  </office:meta>
</office:document-meta>
</file>